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1" svg:font-family="Consolas"/>
    <style:font-face style:name="Times,1" svg:font-family="'Times,'" style:font-family-generic="roman"/>
    <style:font-face style:name="Consolas" svg:font-family="Consolas" style:font-pitch="variable"/>
    <style:font-face style:name="Noto Sans CJK SC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," svg:font-family="'Times,'" style:font-family-generic="roman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-color="#bbe33d" draw:textarea-horizontal-align="justify" draw:textarea-vertical-align="middle" draw:auto-grow-height="false" fo:min-height="2.15cm" fo:min-width="3.5cm"/>
      <style:paragraph-properties style:writing-mode="lr-tb"/>
    </style:style>
    <style:style style:name="gr2" style:family="graphic" style:parent-style-name="standard">
      <style:graphic-properties draw:stroke="none" draw:fill="none" fo:min-height="2.117cm"/>
      <style:paragraph-properties style:writing-mode="lr-tb"/>
    </style:style>
    <style:style style:name="gr3" style:family="graphic" style:parent-style-name="standard">
      <style:graphic-properties draw:stroke="none" draw:fill="none" fo:min-height="1.119cm"/>
      <style:paragraph-properties style:writing-mode="lr-tb"/>
    </style:style>
    <style:style style:name="gr4" style:family="graphic" style:parent-style-name="standard">
      <style:graphic-properties svg:stroke-color="#ffffff" draw:fill-color="#e8f2a1" draw:textarea-horizontal-align="justify" draw:textarea-vertical-align="middle" draw:auto-grow-height="false" fo:min-height="2.15cm" fo:min-width="3.5cm"/>
      <style:paragraph-properties style:writing-mode="lr-tb"/>
    </style:style>
    <style:style style:name="gr5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6" style:family="graphic" style:parent-style-name="standard">
      <style:graphic-properties svg:stroke-color="#ffffff" draw:fill-color="#ffffd7" draw:textarea-horizontal-align="justify" draw:textarea-vertical-align="middle" draw:auto-grow-height="false" fo:min-height="0.35cm" fo:min-width="1.9cm"/>
      <style:paragraph-properties style:writing-mode="lr-tb"/>
    </style:style>
    <style:style style:name="gr7" style:family="graphic" style:parent-style-name="standard">
      <style:graphic-properties draw:stroke="none" svg:stroke-color="#3465a4" draw:fill="none" draw:fill-color="#729fcf" fo:min-height="0.788cm"/>
      <style:paragraph-properties style:writing-mode="lr-tb"/>
    </style:style>
    <style:style style:name="gr8" style:family="graphic" style:parent-style-name="standard">
      <style:graphic-properties draw:stroke="none" svg:stroke-color="#3465a4" draw:fill="none" draw:fill-color="#729fcf" fo:min-height="0.59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objectwithoutfill">
      <style:graphic-properties svg:stroke-color="#000000" draw:marker-end="Arrow" draw:marker-end-width="0.3cm" draw:fill="solid" draw:fill-color="#729fcf" draw:textarea-vertical-align="middle"/>
    </style:style>
    <style:style style:name="gr13" style:family="graphic" style:parent-style-name="standard">
      <style:graphic-properties draw:stroke="none" svg:stroke-color="#3465a4" draw:fill="none" draw:fill-color="#729fcf" fo:min-height="1.06cm"/>
      <style:paragraph-properties style:writing-mode="lr-tb"/>
    </style:style>
    <style:style style:name="gr1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objectwithoutfill">
      <style:graphic-properties svg:stroke-color="#1c1c1c" draw:marker-end="Arrow" draw:marker-end-width="0.3cm" draw:fill="solid" draw:fill-color="#729fcf" draw:textarea-vertical-align="middle"/>
    </style:style>
    <style:style style:name="gr2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>
      <style:graphic-properties draw:stroke="none" draw:fill="none" fo:min-height="3.156cm"/>
      <style:paragraph-properties style:writing-mode="lr-tb"/>
    </style:style>
    <style:style style:name="gr28" style:family="graphic" style:parent-style-name="standard">
      <style:graphic-properties draw:stroke="none" svg:stroke-color="#3465a4" draw:fill="none" draw:fill-color="#729fcf" fo:min-height="1.177cm"/>
      <style:paragraph-properties style:writing-mode="lr-tb"/>
    </style:style>
    <style:style style:name="gr2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>
      <style:graphic-properties draw:stroke="none" svg:stroke-color="#3465a4" draw:fill="none" draw:fill-color="#729fcf" fo:min-height="3.156cm"/>
      <style:paragraph-properties style:writing-mode="lr-tb"/>
    </style:style>
    <style:style style:name="gr3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1" style:family="graphic" style:parent-style-name="objectwithoutfill">
      <style:graphic-properties svg:stroke-color="#111111" draw:marker-end="Arrow" draw:marker-end-width="0.3cm" draw:fill="solid" draw:textarea-vertical-align="middle"/>
    </style:style>
    <style:style style:name="gr72" style:family="graphic" style:parent-style-name="standard">
      <style:graphic-properties draw:stroke="none" draw:fill="none" fo:min-height="3.506cm"/>
      <style:paragraph-properties style:writing-mode="lr-tb"/>
    </style:style>
    <style:style style:name="gr73" style:family="graphic" style:parent-style-name="standard">
      <style:graphic-properties draw:stroke="none" draw:fill="none" fo:min-height="0.59cm"/>
      <style:paragraph-properties style:writing-mode="lr-tb"/>
    </style:style>
    <style:style style:name="gr74" style:family="graphic" style:parent-style-name="standard">
      <style:graphic-properties draw:stroke="none" draw:fill="none" fo:min-height="1.35cm"/>
      <style:paragraph-properties style:writing-mode="lr-tb"/>
    </style:style>
    <style:style style:name="pr1" style:family="presentation" style:parent-style-name="Padrão-title">
      <style:graphic-properties fo:min-height="2.629cm"/>
      <style:paragraph-properties style:writing-mode="lr-tb"/>
    </style:style>
    <style:style style:name="pr2" style:family="presentation" style:parent-style-name="Padrão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 style:writing-mode="lr-tb"/>
      <style:text-properties fo:font-size="15pt" style:font-size-asian="15pt" style:font-size-complex="15pt"/>
    </style:style>
    <style:style style:name="P3" style:family="paragraph">
      <loext:graphic-properties draw:fill-color="#bbe33d"/>
      <style:paragraph-properties fo:text-align="start" style:writing-mode="lr-tb"/>
      <style:text-properties fo:font-size="15pt" style:font-size-asian="15pt" style:font-size-complex="15pt"/>
    </style:style>
    <style:style style:name="P4" style:family="paragraph">
      <loext:graphic-properties draw:fill="none"/>
      <style:paragraph-properties style:writing-mode="lr-tb"/>
      <style:text-properties style:font-name="Times,1" fo:font-size="30pt" style:font-size-asian="30pt" style:font-size-complex="30pt"/>
    </style:style>
    <style:style style:name="P5" style:family="paragraph">
      <loext:graphic-properties draw:fill-color="#e8f2a1"/>
      <style:paragraph-properties fo:text-align="center" style:writing-mode="lr-tb"/>
      <style:text-properties fo:font-size="15pt" style:font-size-asian="15pt" style:font-size-complex="15pt"/>
    </style:style>
    <style:style style:name="P6" style:family="paragraph">
      <loext:graphic-properties draw:fill="solid"/>
      <style:paragraph-properties fo:text-align="center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-color="#ffffd7"/>
      <style:paragraph-properties fo:text-align="center" style:writing-mode="lr-tb"/>
    </style:style>
    <style:style style:name="P9" style:family="paragraph">
      <loext:graphic-properties draw:fill="none" draw:fill-color="#729fcf"/>
      <style:paragraph-properties style:writing-mode="lr-tb"/>
      <style:text-properties fo:font-size="20pt" style:font-size-asian="20pt" style:font-size-complex="20pt"/>
    </style:style>
    <style:style style:name="P10" style:family="paragraph">
      <loext:graphic-properties draw:fill="none" draw:fill-color="#729fcf"/>
      <style:paragraph-properties style:writing-mode="lr-tb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style:paragraph-properties fo:text-align="start"/>
    </style:style>
    <style:style style:name="P13" style:family="paragraph">
      <style:paragraph-properties fo:text-align="start" style:writing-mode="lr-tb"/>
      <style:text-properties fo:font-size="30pt" style:font-size-asian="30pt" style:font-size-complex="30pt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5pt" style:font-size-asian="15pt" style:font-size-complex="15pt" fo:hyphenate="false"/>
    </style:style>
    <style:style style:name="P15" style:family="paragraph">
      <style:paragraph-properties fo:margin-left="0cm" fo:margin-right="0cm" fo:margin-top="0.75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5pt" style:font-size-asian="15pt" style:font-size-complex="15pt" fo:hyphenate="false"/>
    </style:style>
    <style:style style:name="P16" style:family="paragraph">
      <style:paragraph-properties fo:margin-left="0cm" fo:margin-right="0cm" fo:margin-top="0.752cm" fo:margin-bottom="0.75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5pt" style:font-size-asian="15pt" style:font-size-complex="15pt"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5pt" style:font-size-asian="15pt" style:font-size-complex="15pt" fo:hyphenate="false"/>
    </style:style>
    <style:style style:name="P18" style:family="paragraph">
      <style:paragraph-properties fo:text-align="center" style:writing-mode="lr-tb"/>
      <style:text-properties fo:font-size="30pt" style:font-size-asian="30pt" style:font-size-complex="30pt"/>
    </style:style>
    <style:style style:name="P19" style:family="paragraph">
      <loext:graphic-properties draw:fill-color="#e8f2a1"/>
      <style:paragraph-properties fo:text-align="center" style:writing-mode="lr-tb"/>
      <style:text-properties fo:font-size="30pt" style:font-size-asian="30pt" style:font-size-complex="30pt"/>
    </style:style>
    <style:style style:name="P20" style:family="paragraph">
      <style:paragraph-properties fo:margin-left="0cm" fo:margin-right="0cm" fo:margin-top="0cm" fo:margin-bottom="0cm" fo:line-height="100%" fo:text-indent="0cm"/>
    </style:style>
    <style:style style:name="P21" style:family="paragraph">
      <style:paragraph-properties fo:text-align="center" style:writing-mode="lr-tb"/>
      <style:text-properties fo:font-size="15pt" style:font-size-asian="15pt" style:font-size-complex="15pt"/>
    </style:style>
    <style:style style:name="P22" style:family="paragraph">
      <loext:graphic-properties draw:fill="solid" draw:fill-color="#729fcf"/>
      <style:paragraph-properties fo:text-align="center"/>
    </style:style>
    <style:style style:name="P23" style:family="paragraph">
      <loext:graphic-properties draw:fill="none" draw:fill-color="#729fcf"/>
      <style:paragraph-properties style:writing-mode="lr-tb"/>
      <style:text-properties fo:color="#ff4000"/>
    </style:style>
    <style:style style:name="P24" style:family="paragraph">
      <loext:graphic-properties draw:fill="none" draw:fill-color="#729fcf"/>
      <style:paragraph-properties style:writing-mode="lr-tb"/>
      <style:text-properties fo:color="#000000"/>
    </style:style>
    <style:style style:name="P25" style:family="paragraph">
      <loext:graphic-properties draw:fill="none" draw:fill-color="#729fcf"/>
      <style:paragraph-properties style:writing-mode="lr-tb"/>
      <style:text-properties fo:color="#ff0000"/>
    </style:style>
    <style:style style:name="P26" style:family="paragraph">
      <style:paragraph-properties fo:margin-left="0cm" fo:margin-right="0cm" fo:margin-top="0.564cm" fo:margin-bottom="0.564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5pt" style:font-size-asian="15pt" style:font-size-complex="15pt" fo:hyphenate="false"/>
    </style:style>
    <style:style style:name="P27" style:family="paragraph">
      <loext:graphic-properties draw:fill="none"/>
      <style:paragraph-properties style:writing-mode="lr-tb"/>
    </style:style>
    <style:style style:name="P28" style:family="paragraph">
      <loext:graphic-properties draw:fill="solid"/>
      <style:paragraph-properties fo:text-align="center"/>
      <style:text-properties fo:color="#000000"/>
    </style:style>
    <style:style style:name="P29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style:font-name="Times,1" fo:font-size="30pt" style:font-size-asian="30pt" style:font-size-complex="30pt"/>
    </style:style>
    <style:style style:name="P30" style:family="paragraph">
      <style:paragraph-properties fo:text-align="center" style:writing-mode="lr-tb"/>
      <style:text-properties fo:font-size="18pt"/>
    </style:style>
    <style:style style:name="P31" style:family="paragraph">
      <loext:graphic-properties draw:fill-color="#ffffd7"/>
      <style:paragraph-properties fo:text-align="center" style:writing-mode="lr-tb"/>
      <style:text-properties fo:font-size="18pt"/>
    </style:style>
    <style:style style:name="P32" style:family="paragraph">
      <loext:graphic-properties draw:fill="none" draw:fill-color="#729fcf"/>
      <style:paragraph-properties style:writing-mode="lr-tb"/>
      <style:text-properties fo:color="#000000" fo:font-size="18pt"/>
    </style:style>
    <style:style style:name="P33" style:family="paragraph">
      <loext:graphic-properties draw:fill="none"/>
      <style:paragraph-properties style:writing-mode="lr-tb"/>
      <style:text-properties fo:font-size="18pt"/>
    </style:style>
    <style:style style:name="P34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,1" fo:font-size="30pt" fo:letter-spacing="normal" fo:language="pt" fo:country="BR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30pt" style:font-size-asian="30pt" style:font-size-complex="30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15pt" fo:letter-spacing="normal" fo:language="pt" fo:country="BR" fo:font-style="italic" style:text-underline-style="solid" style:text-underline-width="auto" style:text-underline-color="font-color" fo:font-weight="bold" style:font-name-asian="Consolas1" style:font-size-asian="15pt" style:font-style-asian="italic" style:font-weight-asian="bold" style:font-name-complex="Times New Roman" style:font-size-complex="15pt" style:font-style-complex="italic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5pt" fo:letter-spacing="normal" fo:language="pt" fo:country="BR" fo:font-style="normal" style:text-underline-style="none" fo:font-weight="normal" style:font-name-asian="Consolas1" style:font-size-asian="15pt" style:font-style-asian="normal" style:font-weight-asian="normal" style:font-name-complex="Times New Roman" style:font-size-complex="15pt" style:font-style-complex="normal" style:font-weight-complex="normal"/>
    </style:style>
    <style:style style:name="T7" style:family="text">
      <style:text-properties fo:font-variant="normal" fo:text-transform="none" fo:color="#ff0000" style:text-line-through-style="none" style:text-line-through-type="none" style:text-position="0% 100%" style:font-name="Times New Roman" fo:font-size="15pt" fo:letter-spacing="normal" fo:language="pt" fo:country="BR" fo:font-style="normal" style:text-underline-style="none" fo:font-weight="normal" style:font-name-asian="Consolas1" style:font-size-asian="15pt" style:font-style-asian="normal" style:font-weight-asian="normal" style:font-name-complex="Times New Roman" style:font-size-complex="15pt" style:font-style-complex="normal" style:font-weight-complex="normal"/>
    </style:style>
    <style:style style:name="T8" style:family="text">
      <style:text-properties fo:color="#ff4000" fo:font-size="15pt" style:font-size-asian="15pt" style:font-size-complex="15pt"/>
    </style:style>
    <style:style style:name="T9" style:family="text">
      <style:text-properties fo:color="#000000" fo:font-size="15pt" style:font-size-asian="15pt" style:font-size-complex="15pt"/>
    </style:style>
    <style:style style:name="T10" style:family="text">
      <style:text-properties fo:color="#ff0000" fo:font-size="15pt" style:font-size-asian="15pt" style:font-size-complex="15pt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Times New Roman" fo:font-size="15pt" fo:letter-spacing="normal" fo:language="pt" fo:country="BR" fo:font-style="italic" style:text-underline-style="solid" style:text-underline-width="auto" style:text-underline-color="font-color" fo:font-weight="bold" style:font-name-asian="Consolas1" style:font-size-asian="15pt" style:font-style-asian="italic" style:font-weight-asian="bold" style:font-name-complex="Times New Roman" style:font-size-complex="15pt" style:font-style-complex="italic" style:font-weight-complex="bold"/>
    </style:style>
    <style:style style:name="T12" style:family="text">
      <style:text-properties fo:color="#ff0000" fo:font-size="80pt" style:font-size-asian="15pt" style:font-size-complex="15pt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0pt" fo:font-style="normal" fo:text-shadow="none" style:text-underline-style="none" fo:font-weight="normal" style:letter-kerning="true" fo:background-color="transparent" style:font-name-asian="Noto Sans CJK SC1" style:font-size-asian="30pt" style:font-style-asian="normal" style:font-weight-asian="normal" style:font-name-complex="Lohit Devanagari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Exercício 5 – 0.Criar pilha</text:p>
          </draw:text-box>
        </draw:frame>
        <draw:custom-shape draw:style-name="gr1" draw:text-style-name="P3" draw:layer="layout" svg:width="4cm" svg:height="2.4cm" svg:x="3cm" svg:y="6.2cm">
          <text:p text:style-name="P2"><text:span text:style-name="T1">Int </text:span><text:span text:style-name="T1">tamanho</text:span><text:span text:style-name="T1">;</text:span></text:p>
          <text:p text:style-name="P2"><text:span text:style-name="T1">noh* </text:span><text:span text:style-name="T1">topo;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6.6cm" svg:height="2.367cm" svg:x="2.4cm" svg:y="4.631cm">
          <draw:text-box>
            <text:p><text:span text:style-name="T2">Class pilha:</text:span></text:p>
          </draw:text-box>
        </draw:frame>
        <draw:custom-shape draw:style-name="gr1" draw:text-style-name="P3" draw:layer="layout" svg:width="4cm" svg:height="2.4cm" svg:x="9.8cm" svg:y="6.2cm">
          <text:p text:style-name="P2"><text:span text:style-name="T1">Int </text:span><text:span text:style-name="T1">dado</text:span></text:p>
          <text:p text:style-name="P2"><text:span text:style-name="T1">noh* </text:span><text:span text:style-name="T1">próximo</text:span><text:span text:style-name="T1">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5.8cm" svg:height="1.369cm" svg:x="9.4cm" svg:y="4.6cm">
          <draw:text-box>
            <text:p><text:span text:style-name="T2">Class noh:</text:span></text:p>
          </draw:text-box>
        </draw:frame>
        <draw:custom-shape draw:style-name="gr4" draw:text-style-name="P5" draw:layer="layout" svg:width="4cm" svg:height="2.4cm" svg:x="19.6cm" svg:y="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3.4cm" svg:height="1.369cm" svg:x="20cm" svg:y="11.2cm">
          <draw:text-box>
            <text:p><text:span text:style-name="T2">NULL</text:span></text:p>
          </draw:text-box>
        </draw:frame>
        <draw:line draw:style-name="gr5" draw:text-style-name="P6" draw:layer="layout" svg:x1="21.6cm" svg:y1="8.6cm" svg:x2="21.6cm" svg:y2="11.2cm">
          <text:p/>
        </draw:line>
        <draw:custom-shape draw:style-name="gr6" draw:text-style-name="P8" draw:layer="layout" svg:width="2.4cm" svg:height="0.6cm" svg:x="20.4cm" svg:y="7.8cm">
          <text:p text:style-name="P7">TOPO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.6cm" svg:height="1.038cm" svg:x="20.3cm" svg:y="6.2cm">
          <draw:text-box>
            <text:p><text:span text:style-name="T3">PILHA</text:span></text:p>
          </draw:text-box>
        </draw:frame>
        <draw:frame draw:style-name="gr8" draw:text-style-name="P10" draw:layer="layout" svg:width="3.63cm" svg:height="0.84cm" svg:x="2.57cm" svg:y="11.56cm">
          <draw:text-box>
            <text:p><text:span text:style-name="T1">Tamanho = 0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draw:frame presentation:style-name="pr1" draw:text-style-name="P13" draw:layer="layout" svg:width="25.199cm" svg:height="2.629cm" svg:x="1.4cm" svg:y="0.628cm" presentation:class="title" presentation:user-transformed="true">
          <draw:text-box>
            <text:p text:style-name="P12"><text:span text:style-name="T4"><text:s/></text:span><text:span text:style-name="T4">1. Empilhar elementos 5,2</text:span></text:p>
          </draw:text-box>
        </draw:frame>
        <draw:custom-shape draw:style-name="gr4" draw:text-style-name="P5" draw:layer="layout" svg:width="4cm" svg:height="2.4cm" svg:x="19.6cm" svg:y="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3.4cm" svg:height="1.369cm" svg:x="20cm" svg:y="11.2cm">
          <draw:text-box>
            <text:p><text:span text:style-name="T2">NULL</text:span></text:p>
          </draw:text-box>
        </draw:frame>
        <draw:line draw:style-name="gr5" draw:text-style-name="P6" draw:layer="layout" svg:x1="21.6cm" svg:y1="8.6cm" svg:x2="21.6cm" svg:y2="11.2cm">
          <text:p/>
        </draw:line>
        <draw:custom-shape draw:style-name="gr6" draw:text-style-name="P8" draw:layer="layout" svg:width="2.4cm" svg:height="0.6cm" svg:x="20.4cm" svg:y="7.8cm">
          <text:p text:style-name="P7">TOPO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.6cm" svg:height="1.038cm" svg:x="20.3cm" svg:y="6.2cm">
          <draw:text-box>
            <text:p><text:span text:style-name="T3">PILHA</text:span></text:p>
          </draw:text-box>
        </draw:frame>
        <draw:frame draw:style-name="gr8" draw:text-style-name="P10" draw:layer="layout" svg:width="3.63cm" svg:height="0.84cm" svg:x="1.77cm" svg:y="10.36cm">
          <draw:text-box>
            <text:p><text:span text:style-name="T1">Tamanho = 0</text:span></text:p>
          </draw:text-box>
        </draw:frame>
        <draw:custom-shape draw:name="CaixaDeTexto 12_1" draw:style-name="gr10" draw:text-style-name="P17" draw:layer="layout" svg:width="7.627cm" svg:height="6.429cm" svg:x="1.573cm" svg:y="3.371cm">
          <text:p text:style-name="P14"><text:span text:style-name="T5">push(valor):</text:span></text:p>
          <text:p text:style-name="P15"><text:span text:style-name="T6">novo ← criar_noh(valor);</text:span></text:p>
          <text:p text:style-name="P15"><text:span text:style-name="T6">novo.proximo ← topo;</text:span></text:p>
          <text:p text:style-name="P15"><text:span text:style-name="T6">topo ← novo;</text:span></text:p>
          <text:p text:style-name="P16"><text:span text:style-name="T6">tamanho++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" draw:text-style-name="P19" draw:layer="layout" svg:width="4cm" svg:height="2.4cm" svg:x="11.4cm" svg:y="4.6cm">
          <text:p text:style-name="P18"><text:span text:style-name="T4">5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draw:frame presentation:style-name="pr1" draw:text-style-name="P13" draw:layer="layout" svg:width="25.199cm" svg:height="2.629cm" svg:x="1.4cm" svg:y="0.628cm" presentation:class="title" presentation:user-transformed="true">
          <draw:text-box>
            <text:p text:style-name="P12"><text:span text:style-name="T4"><text:s/></text:span><text:span text:style-name="T4">1. Empilhar elementos 5,2</text:span></text:p>
          </draw:text-box>
        </draw:frame>
        <draw:custom-shape draw:style-name="gr4" draw:text-style-name="P5" draw:layer="layout" svg:width="4cm" svg:height="2.4cm" svg:x="19.6cm" svg:y="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3.4cm" svg:height="1.369cm" svg:x="20cm" svg:y="11.2cm">
          <draw:text-box>
            <text:p text:style-name="P20"><text:span text:style-name="T2">NULL</text:span></text:p>
          </draw:text-box>
        </draw:frame>
        <draw:line draw:style-name="gr5" draw:text-style-name="P6" draw:layer="layout" svg:x1="21.6cm" svg:y1="8.6cm" svg:x2="21.6cm" svg:y2="11.2cm">
          <text:p/>
        </draw:line>
        <draw:custom-shape draw:style-name="gr6" draw:text-style-name="P8" draw:layer="layout" svg:width="2.4cm" svg:height="0.6cm" svg:x="20.4cm" svg:y="7.8cm">
          <text:p text:style-name="P7">TOPO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.6cm" svg:height="1.038cm" svg:x="20.3cm" svg:y="6.2cm">
          <draw:text-box>
            <text:p><text:span text:style-name="T3">PILHA</text:span></text:p>
          </draw:text-box>
        </draw:frame>
        <draw:frame draw:style-name="gr8" draw:text-style-name="P10" draw:layer="layout" svg:width="3.63cm" svg:height="0.84cm" svg:x="1.8cm" svg:y="10.36cm">
          <draw:text-box>
            <text:p><text:span text:style-name="T1">Tamanho = 0</text:span></text:p>
          </draw:text-box>
        </draw:frame>
        <draw:custom-shape draw:name="CaixaDeTexto 12_0" draw:style-name="gr11" draw:text-style-name="P17" draw:layer="layout" svg:width="7.627cm" svg:height="6.429cm" svg:x="1.573cm" svg:y="3.371cm">
          <text:p text:style-name="P14"><text:span text:style-name="T5">push(valor):</text:span></text:p>
          <text:p text:style-name="P15"><text:span text:style-name="T7">novo ← criar_noh(valor);</text:span></text:p>
          <text:p text:style-name="P15"><text:span text:style-name="T6">novo.proximo ← topo;</text:span></text:p>
          <text:p text:style-name="P15"><text:span text:style-name="T6">topo ← novo;</text:span></text:p>
          <text:p text:style-name="P16"><text:span text:style-name="T6">tamanho++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" draw:text-style-name="P5" draw:layer="layout" svg:width="4cm" svg:height="2.4cm" svg:x="11.4cm" svg:y="4.6cm">
          <text:p text:style-name="P21"><text:span text:style-name="T4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22" draw:layer="layout" svg:x1="13.4cm" svg:y1="7cm" svg:x2="13.4cm" svg:y2="10.6cm">
          <text:p/>
        </draw:line>
        <draw:frame draw:style-name="gr13" draw:text-style-name="P10" draw:layer="layout" svg:width="3.33cm" svg:height="1.31cm" svg:x="11.67cm" svg:y="10.6cm">
          <draw:text-box>
            <text:p><text:span text:style-name="T2">NULL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>
        <draw:frame presentation:style-name="pr1" draw:text-style-name="P13" draw:layer="layout" svg:width="25.199cm" svg:height="2.629cm" svg:x="1.4cm" svg:y="0.628cm" presentation:class="title" presentation:user-transformed="true">
          <draw:text-box>
            <text:p text:style-name="P12"><text:span text:style-name="T4"><text:s/></text:span><text:span text:style-name="T4">1. Empilhar elementos 5,2</text:span></text:p>
          </draw:text-box>
        </draw:frame>
        <draw:custom-shape draw:style-name="gr4" draw:text-style-name="P5" draw:layer="layout" svg:width="4cm" svg:height="2.4cm" svg:x="19.6cm" svg:y="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3.4cm" svg:height="1.369cm" svg:x="20cm" svg:y="11.2cm">
          <draw:text-box>
            <text:p text:style-name="P20"><text:span text:style-name="T2">NULL</text:span></text:p>
          </draw:text-box>
        </draw:frame>
        <draw:line draw:style-name="gr5" draw:text-style-name="P6" draw:layer="layout" svg:x1="21.6cm" svg:y1="8.6cm" svg:x2="21.6cm" svg:y2="11.2cm">
          <text:p/>
        </draw:line>
        <draw:custom-shape draw:style-name="gr6" draw:text-style-name="P8" draw:layer="layout" svg:width="2.4cm" svg:height="0.6cm" svg:x="20.4cm" svg:y="7.8cm">
          <text:p text:style-name="P7">TOPO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.6cm" svg:height="1.038cm" svg:x="20.3cm" svg:y="6.2cm">
          <draw:text-box>
            <text:p><text:span text:style-name="T3">PILHA</text:span></text:p>
          </draw:text-box>
        </draw:frame>
        <draw:frame draw:style-name="gr8" draw:text-style-name="P10" draw:layer="layout" svg:width="3.63cm" svg:height="0.84cm" svg:x="1.77cm" svg:y="10.4cm">
          <draw:text-box>
            <text:p><text:span text:style-name="T1">Tamanho = 0</text:span></text:p>
          </draw:text-box>
        </draw:frame>
        <draw:custom-shape draw:name="CaixaDeTexto 12_2" draw:style-name="gr14" draw:text-style-name="P17" draw:layer="layout" svg:width="7.627cm" svg:height="6.429cm" svg:x="1.573cm" svg:y="3.371cm">
          <text:p text:style-name="P14"><text:span text:style-name="T5">push(valor):</text:span></text:p>
          <text:p text:style-name="P15"><text:span text:style-name="T6">novo ← criar_noh(valor);</text:span></text:p>
          <text:p text:style-name="P15"><text:span text:style-name="T7">novo.proximo ← topo;</text:span></text:p>
          <text:p text:style-name="P15"><text:span text:style-name="T6">topo ← novo;</text:span></text:p>
          <text:p text:style-name="P16"><text:span text:style-name="T6">tamanho++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" draw:text-style-name="P5" draw:layer="layout" svg:width="4cm" svg:height="2.4cm" svg:x="11.4cm" svg:y="4.6cm">
          <text:p text:style-name="P21"><text:span text:style-name="T4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22" draw:layer="layout" svg:x1="13.4cm" svg:y1="7cm" svg:x2="20.2cm" svg:y2="11.2cm">
          <text:p/>
        </draw:lin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0">
        <draw:frame presentation:style-name="pr1" draw:text-style-name="P13" draw:layer="layout" svg:width="25.199cm" svg:height="2.629cm" svg:x="1.4cm" svg:y="0.628cm" presentation:class="title" presentation:user-transformed="true">
          <draw:text-box>
            <text:p text:style-name="P12"><text:span text:style-name="T4"><text:s/></text:span><text:span text:style-name="T4">1. Empilhar elementos 5,2</text:span></text:p>
          </draw:text-box>
        </draw:frame>
        <draw:custom-shape draw:style-name="gr4" draw:text-style-name="P5" draw:layer="layout" svg:width="4cm" svg:height="2.4cm" svg:x="19.6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3.4cm" svg:height="1.369cm" svg:x="20cm" svg:y="11.431cm">
          <draw:text-box>
            <text:p text:style-name="P20"><text:span text:style-name="T2">NULL</text:span></text:p>
          </draw:text-box>
        </draw:frame>
        <draw:custom-shape draw:style-name="gr6" draw:text-style-name="P8" draw:layer="layout" svg:width="2.4cm" svg:height="0.6cm" svg:x="20.4cm" svg:y="4.6cm">
          <text:p text:style-name="P7">TOPO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.6cm" svg:height="1.038cm" svg:x="20.3cm" svg:y="3cm">
          <draw:text-box>
            <text:p><text:span text:style-name="T3">PILHA</text:span></text:p>
          </draw:text-box>
        </draw:frame>
        <draw:frame draw:style-name="gr8" draw:text-style-name="P10" draw:layer="layout" svg:width="3.63cm" svg:height="0.84cm" svg:x="1.8cm" svg:y="10.36cm">
          <draw:text-box>
            <text:p><text:span text:style-name="T1">Tamanho = 0</text:span></text:p>
          </draw:text-box>
        </draw:frame>
        <draw:custom-shape draw:name="CaixaDeTexto 12_3" draw:style-name="gr15" draw:text-style-name="P17" draw:layer="layout" svg:width="7.627cm" svg:height="6.429cm" svg:x="1.573cm" svg:y="3.371cm">
          <text:p text:style-name="P14"><text:span text:style-name="T5">push(valor):</text:span></text:p>
          <text:p text:style-name="P15"><text:span text:style-name="T6">novo ← criar_noh(valor);</text:span></text:p>
          <text:p text:style-name="P15"><text:span text:style-name="T6">novo.proximo ← topo;</text:span></text:p>
          <text:p text:style-name="P15"><text:span text:style-name="T7">topo ← novo;</text:span></text:p>
          <text:p text:style-name="P16"><text:span text:style-name="T6">tamanho++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" draw:text-style-name="P5" draw:layer="layout" svg:width="4cm" svg:height="2.4cm" svg:x="19.6cm" svg:y="7cm">
          <text:p text:style-name="P21"><text:span text:style-name="T4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22" draw:layer="layout" svg:x1="21.6cm" svg:y1="5.2cm" svg:x2="21.6cm" svg:y2="7cm">
          <text:p/>
        </draw:line>
        <draw:line draw:style-name="gr12" draw:text-style-name="P22" draw:layer="layout" svg:x1="21.6cm" svg:y1="9.4cm" svg:x2="21.6cm" svg:y2="11.6cm">
          <text:p/>
        </draw:lin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0">
        <draw:frame presentation:style-name="pr1" draw:text-style-name="P13" draw:layer="layout" svg:width="25.199cm" svg:height="2.629cm" svg:x="1.4cm" svg:y="0.628cm" presentation:class="title" presentation:user-transformed="true">
          <draw:text-box>
            <text:p text:style-name="P12"><text:span text:style-name="T4"><text:s/></text:span><text:span text:style-name="T4">1. Empilhar elementos 5,2</text:span></text:p>
          </draw:text-box>
        </draw:frame>
        <draw:custom-shape draw:style-name="gr4" draw:text-style-name="P5" draw:layer="layout" svg:width="4cm" svg:height="2.4cm" svg:x="19.6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3.4cm" svg:height="1.369cm" svg:x="20cm" svg:y="11.431cm">
          <draw:text-box>
            <text:p text:style-name="P20"><text:span text:style-name="T2">NULL</text:span></text:p>
          </draw:text-box>
        </draw:frame>
        <draw:custom-shape draw:style-name="gr6" draw:text-style-name="P8" draw:layer="layout" svg:width="2.4cm" svg:height="0.6cm" svg:x="20.4cm" svg:y="4.6cm">
          <text:p text:style-name="P7">TOPO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.6cm" svg:height="1.038cm" svg:x="20.3cm" svg:y="3cm">
          <draw:text-box>
            <text:p><text:span text:style-name="T3">PILHA</text:span></text:p>
          </draw:text-box>
        </draw:frame>
        <draw:frame draw:style-name="gr8" draw:text-style-name="P23" draw:layer="layout" svg:width="3.63cm" svg:height="0.84cm" svg:x="1.8cm" svg:y="10.4cm">
          <draw:text-box>
            <text:p><text:span text:style-name="T8">Tamanho = 1</text:span></text:p>
          </draw:text-box>
        </draw:frame>
        <draw:custom-shape draw:name="CaixaDeTexto 12_5" draw:style-name="gr16" draw:text-style-name="P17" draw:layer="layout" svg:width="7.627cm" svg:height="6.429cm" svg:x="1.573cm" svg:y="3.371cm">
          <text:p text:style-name="P14"><text:span text:style-name="T5">push(valor):</text:span></text:p>
          <text:p text:style-name="P15"><text:span text:style-name="T6">novo ← criar_noh(valor);</text:span></text:p>
          <text:p text:style-name="P15"><text:span text:style-name="T6">novo.proximo ← topo;</text:span></text:p>
          <text:p text:style-name="P15"><text:span text:style-name="T6">topo ← novo;</text:span></text:p>
          <text:p text:style-name="P16"><text:span text:style-name="T7">tamanho++;</text:span><text:span text:style-name="T6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" draw:text-style-name="P5" draw:layer="layout" svg:width="4cm" svg:height="2.4cm" svg:x="19.6cm" svg:y="7cm">
          <text:p text:style-name="P21"><text:span text:style-name="T4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22" draw:layer="layout" svg:x1="21.6cm" svg:y1="5.2cm" svg:x2="21.6cm" svg:y2="7cm">
          <text:p/>
        </draw:line>
        <draw:line draw:style-name="gr12" draw:text-style-name="P22" draw:layer="layout" svg:x1="21.6cm" svg:y1="9.4cm" svg:x2="21.6cm" svg:y2="11.6cm">
          <text:p/>
        </draw:lin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0">
        <draw:frame presentation:style-name="pr1" draw:text-style-name="P13" draw:layer="layout" svg:width="25.199cm" svg:height="2.629cm" svg:x="1.4cm" svg:y="0.628cm" presentation:class="title" presentation:user-transformed="true">
          <draw:text-box>
            <text:p text:style-name="P12"><text:span text:style-name="T4"><text:s/></text:span><text:span text:style-name="T4">1. Empilhar elementos 5,2</text:span></text:p>
          </draw:text-box>
        </draw:frame>
        <draw:custom-shape draw:style-name="gr4" draw:text-style-name="P5" draw:layer="layout" svg:width="4cm" svg:height="2.4cm" svg:x="19.6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3.4cm" svg:height="1.369cm" svg:x="20cm" svg:y="11.431cm">
          <draw:text-box>
            <text:p text:style-name="P20"><text:span text:style-name="T2">NULL</text:span></text:p>
          </draw:text-box>
        </draw:frame>
        <draw:custom-shape draw:style-name="gr6" draw:text-style-name="P8" draw:layer="layout" svg:width="2.4cm" svg:height="0.6cm" svg:x="20.4cm" svg:y="4.6cm">
          <text:p text:style-name="P7">TOPO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.6cm" svg:height="1.038cm" svg:x="20.3cm" svg:y="3cm">
          <draw:text-box>
            <text:p><text:span text:style-name="T3">PILHA</text:span></text:p>
          </draw:text-box>
        </draw:frame>
        <draw:frame draw:style-name="gr8" draw:text-style-name="P24" draw:layer="layout" svg:width="3.63cm" svg:height="0.84cm" svg:x="1.8cm" svg:y="10.4cm">
          <draw:text-box>
            <text:p><text:span text:style-name="T9">Tamanho = 1</text:span></text:p>
          </draw:text-box>
        </draw:frame>
        <draw:custom-shape draw:name="CaixaDeTexto 12_6" draw:style-name="gr17" draw:text-style-name="P17" draw:layer="layout" svg:width="7.627cm" svg:height="6.429cm" svg:x="1.573cm" svg:y="3.371cm">
          <text:p text:style-name="P14"><text:span text:style-name="T5">push(valor):</text:span></text:p>
          <text:p text:style-name="P15"><text:span text:style-name="T6">novo ← criar_noh(valor);</text:span></text:p>
          <text:p text:style-name="P15"><text:span text:style-name="T6">novo.proximo ← topo;</text:span></text:p>
          <text:p text:style-name="P15"><text:span text:style-name="T6">topo ← novo;</text:span></text:p>
          <text:p text:style-name="P16"><text:span text:style-name="T6">tamanho++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" draw:text-style-name="P5" draw:layer="layout" svg:width="4cm" svg:height="2.4cm" svg:x="19.6cm" svg:y="7cm">
          <text:p text:style-name="P21"><text:span text:style-name="T4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22" draw:layer="layout" svg:x1="21.6cm" svg:y1="5.2cm" svg:x2="21.6cm" svg:y2="7cm">
          <text:p/>
        </draw:line>
        <draw:line draw:style-name="gr12" draw:text-style-name="P22" draw:layer="layout" svg:x1="21.6cm" svg:y1="9.4cm" svg:x2="21.6cm" svg:y2="11.6cm">
          <text:p/>
        </draw:line>
        <draw:custom-shape draw:style-name="gr4" draw:text-style-name="P5" draw:layer="layout" svg:width="4cm" svg:height="2.4cm" svg:x="11.4cm" svg:y="4cm">
          <text:p text:style-name="P21"><text:span text:style-name="T4">2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0">
        <draw:frame presentation:style-name="pr1" draw:text-style-name="P13" draw:layer="layout" svg:width="25.199cm" svg:height="2.629cm" svg:x="1.4cm" svg:y="0.628cm" presentation:class="title" presentation:user-transformed="true">
          <draw:text-box>
            <text:p text:style-name="P12"><text:span text:style-name="T4"><text:s/></text:span><text:span text:style-name="T4">1. Empilhar elementos 5,2</text:span></text:p>
          </draw:text-box>
        </draw:frame>
        <draw:custom-shape draw:style-name="gr4" draw:text-style-name="P5" draw:layer="layout" svg:width="4cm" svg:height="2.4cm" svg:x="19.6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3.4cm" svg:height="1.369cm" svg:x="20cm" svg:y="11.431cm">
          <draw:text-box>
            <text:p text:style-name="P20"><text:span text:style-name="T2">NULL</text:span></text:p>
          </draw:text-box>
        </draw:frame>
        <draw:custom-shape draw:style-name="gr6" draw:text-style-name="P8" draw:layer="layout" svg:width="2.4cm" svg:height="0.6cm" svg:x="20.4cm" svg:y="4.6cm">
          <text:p text:style-name="P7">TOPO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.6cm" svg:height="1.038cm" svg:x="20.3cm" svg:y="3cm">
          <draw:text-box>
            <text:p><text:span text:style-name="T3">PILHA</text:span></text:p>
          </draw:text-box>
        </draw:frame>
        <draw:frame draw:style-name="gr8" draw:text-style-name="P24" draw:layer="layout" svg:width="3.63cm" svg:height="0.84cm" svg:x="1.8cm" svg:y="10.4cm">
          <draw:text-box>
            <text:p><text:span text:style-name="T9">Tamanho = 1</text:span></text:p>
          </draw:text-box>
        </draw:frame>
        <draw:custom-shape draw:name="CaixaDeTexto 12_11" draw:style-name="gr18" draw:text-style-name="P17" draw:layer="layout" svg:width="7.627cm" svg:height="6.429cm" svg:x="1.573cm" svg:y="3.371cm">
          <text:p text:style-name="P14"><text:span text:style-name="T5">push(valor):</text:span></text:p>
          <text:p text:style-name="P15"><text:span text:style-name="T7">novo ← criar_noh(valor);</text:span></text:p>
          <text:p text:style-name="P15"><text:span text:style-name="T6">novo.proximo ← topo;</text:span></text:p>
          <text:p text:style-name="P15"><text:span text:style-name="T6">topo ← novo;</text:span></text:p>
          <text:p text:style-name="P16"><text:span text:style-name="T6">tamanho++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" draw:text-style-name="P5" draw:layer="layout" svg:width="4cm" svg:height="2.4cm" svg:x="19.6cm" svg:y="7cm">
          <text:p text:style-name="P21"><text:span text:style-name="T4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22" draw:layer="layout" svg:x1="21.6cm" svg:y1="5.2cm" svg:x2="21.6cm" svg:y2="7cm">
          <text:p/>
        </draw:line>
        <draw:line draw:style-name="gr12" draw:text-style-name="P22" draw:layer="layout" svg:x1="21.6cm" svg:y1="9.4cm" svg:x2="21.6cm" svg:y2="11.6cm">
          <text:p/>
        </draw:line>
        <draw:custom-shape draw:style-name="gr4" draw:text-style-name="P5" draw:layer="layout" svg:width="4cm" svg:height="2.4cm" svg:x="11.4cm" svg:y="4cm">
          <text:p text:style-name="P21"><text:span text:style-name="T4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22" draw:layer="layout" svg:x1="13.4cm" svg:y1="6.4cm" svg:x2="13.4cm" svg:y2="8.4cm">
          <text:p/>
        </draw:line>
        <draw:frame draw:style-name="gr13" draw:text-style-name="P10" draw:layer="layout" svg:width="3.33cm" svg:height="1.31cm" svg:x="11.8cm" svg:y="8.4cm">
          <draw:text-box>
            <text:p><text:span text:style-name="T2">NULL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0">
        <draw:frame presentation:style-name="pr1" draw:text-style-name="P13" draw:layer="layout" svg:width="25.199cm" svg:height="2.629cm" svg:x="1.4cm" svg:y="0.628cm" presentation:class="title" presentation:user-transformed="true">
          <draw:text-box>
            <text:p text:style-name="P12"><text:span text:style-name="T4"><text:s/></text:span><text:span text:style-name="T4">1. Empilhar elementos 5,2</text:span></text:p>
          </draw:text-box>
        </draw:frame>
        <draw:custom-shape draw:style-name="gr4" draw:text-style-name="P5" draw:layer="layout" svg:width="4cm" svg:height="2.4cm" svg:x="19.6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3.4cm" svg:height="1.369cm" svg:x="20cm" svg:y="11.431cm">
          <draw:text-box>
            <text:p text:style-name="P20"><text:span text:style-name="T2">NULL</text:span></text:p>
          </draw:text-box>
        </draw:frame>
        <draw:custom-shape draw:style-name="gr6" draw:text-style-name="P8" draw:layer="layout" svg:width="2.4cm" svg:height="0.6cm" svg:x="20.4cm" svg:y="4.6cm">
          <text:p text:style-name="P7">TOPO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.6cm" svg:height="1.038cm" svg:x="20.3cm" svg:y="3cm">
          <draw:text-box>
            <text:p><text:span text:style-name="T3">PILHA</text:span></text:p>
          </draw:text-box>
        </draw:frame>
        <draw:frame draw:style-name="gr8" draw:text-style-name="P24" draw:layer="layout" svg:width="3.63cm" svg:height="0.84cm" svg:x="1.8cm" svg:y="10.3cm">
          <draw:text-box>
            <text:p><text:span text:style-name="T9">Tamanho = 1</text:span></text:p>
          </draw:text-box>
        </draw:frame>
        <draw:custom-shape draw:name="CaixaDeTexto 12_8" draw:style-name="gr20" draw:text-style-name="P17" draw:layer="layout" svg:width="7.627cm" svg:height="6.429cm" svg:x="1.573cm" svg:y="3.371cm">
          <text:p text:style-name="P14"><text:span text:style-name="T5">push(valor):</text:span></text:p>
          <text:p text:style-name="P15"><text:span text:style-name="T6">novo ← criar_noh(valor);</text:span></text:p>
          <text:p text:style-name="P15"><text:span text:style-name="T7">novo.proximo ← topo;</text:span></text:p>
          <text:p text:style-name="P15"><text:span text:style-name="T6">topo ← novo;</text:span></text:p>
          <text:p text:style-name="P16"><text:span text:style-name="T6">tamanho++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" draw:text-style-name="P5" draw:layer="layout" svg:width="4cm" svg:height="2.4cm" svg:x="19.6cm" svg:y="7cm">
          <text:p text:style-name="P21"><text:span text:style-name="T4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22" draw:layer="layout" svg:x1="21.6cm" svg:y1="5.2cm" svg:x2="21.6cm" svg:y2="7cm">
          <text:p/>
        </draw:line>
        <draw:line draw:style-name="gr12" draw:text-style-name="P22" draw:layer="layout" svg:x1="21.6cm" svg:y1="9.4cm" svg:x2="21.6cm" svg:y2="11.6cm">
          <text:p/>
        </draw:line>
        <draw:custom-shape draw:style-name="gr4" draw:text-style-name="P5" draw:layer="layout" svg:width="4cm" svg:height="2.4cm" svg:x="11.4cm" svg:y="4cm">
          <text:p text:style-name="P21"><text:span text:style-name="T4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4cm" svg:height="2.4cm" svg:x="19.6cm" svg:y="7cm">
          <text:p text:style-name="P21"><text:span text:style-name="T4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22" draw:layer="layout" svg:x1="13.4cm" svg:y1="6.4cm" svg:x2="19.6cm" svg:y2="8.2cm">
          <text:p/>
        </draw:lin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0">
        <draw:frame presentation:style-name="pr1" draw:text-style-name="P13" draw:layer="layout" svg:width="25.199cm" svg:height="2.629cm" svg:x="1.4cm" svg:y="0.628cm" presentation:class="title" presentation:user-transformed="true">
          <draw:text-box>
            <text:p text:style-name="P12"><text:span text:style-name="T4"><text:s/></text:span><text:span text:style-name="T4">1. Empilhar elementos 5,2</text:span></text:p>
          </draw:text-box>
        </draw:frame>
        <draw:custom-shape draw:style-name="gr4" draw:text-style-name="P5" draw:layer="layout" svg:width="4cm" svg:height="2.4cm" svg:x="18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3.4cm" svg:height="1.369cm" svg:x="18.4cm" svg:y="13.431cm">
          <draw:text-box>
            <text:p text:style-name="P20"><text:span text:style-name="T2">NULL</text:span></text:p>
          </draw:text-box>
        </draw:frame>
        <draw:custom-shape draw:style-name="gr6" draw:text-style-name="P8" draw:layer="layout" svg:width="2.4cm" svg:height="0.6cm" svg:x="18.8cm" svg:y="2.6cm">
          <text:p text:style-name="P7">TOPO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.6cm" svg:height="1.038cm" svg:x="18.7cm" svg:y="1cm">
          <draw:text-box>
            <text:p><text:span text:style-name="T3">PILHA</text:span></text:p>
          </draw:text-box>
        </draw:frame>
        <draw:frame draw:style-name="gr8" draw:text-style-name="P24" draw:layer="layout" svg:width="3.63cm" svg:height="0.84cm" svg:x="1.8cm" svg:y="10.46cm">
          <draw:text-box>
            <text:p><text:span text:style-name="T9">Tamanho = 1</text:span></text:p>
          </draw:text-box>
        </draw:frame>
        <draw:custom-shape draw:name="CaixaDeTexto 12_9" draw:style-name="gr21" draw:text-style-name="P17" draw:layer="layout" svg:width="7.627cm" svg:height="6.429cm" svg:x="1.573cm" svg:y="3.371cm">
          <text:p text:style-name="P14"><text:span text:style-name="T5">push(valor):</text:span></text:p>
          <text:p text:style-name="P15"><text:span text:style-name="T6">novo ← criar_noh(valor);</text:span></text:p>
          <text:p text:style-name="P15"><text:span text:style-name="T6">novo.proximo ← topo;</text:span></text:p>
          <text:p text:style-name="P15"><text:span text:style-name="T7">topo ← novo;</text:span></text:p>
          <text:p text:style-name="P16"><text:span text:style-name="T6">tamanho++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2" draw:text-style-name="P22" draw:layer="layout" svg:x1="20cm" svg:y1="3.2cm" svg:x2="20cm" svg:y2="5cm">
          <text:p/>
        </draw:line>
        <draw:line draw:style-name="gr12" draw:text-style-name="P22" draw:layer="layout" svg:x1="20cm" svg:y1="11.4cm" svg:x2="20cm" svg:y2="13.6cm">
          <text:p/>
        </draw:line>
        <draw:custom-shape draw:style-name="gr4" draw:text-style-name="P5" draw:layer="layout" svg:width="4cm" svg:height="2.4cm" svg:x="18cm" svg:y="5cm">
          <text:p text:style-name="P21"><text:span text:style-name="T4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4cm" svg:height="2.4cm" svg:x="18cm" svg:y="9cm">
          <text:p text:style-name="P21"><text:span text:style-name="T4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22" draw:layer="layout" svg:x1="20cm" svg:y1="7.4cm" svg:x2="20cm" svg:y2="9cm">
          <text:p/>
        </draw:lin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0">
        <draw:frame presentation:style-name="pr1" draw:text-style-name="P13" draw:layer="layout" svg:width="25.199cm" svg:height="2.629cm" svg:x="1.4cm" svg:y="0.628cm" presentation:class="title" presentation:user-transformed="true">
          <draw:text-box>
            <text:p text:style-name="P12"><text:span text:style-name="T4"><text:s/></text:span><text:span text:style-name="T4">1. Empilhar elementos 5,2</text:span></text:p>
          </draw:text-box>
        </draw:frame>
        <draw:custom-shape draw:style-name="gr4" draw:text-style-name="P5" draw:layer="layout" svg:width="4cm" svg:height="2.4cm" svg:x="18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3.4cm" svg:height="1.369cm" svg:x="18.4cm" svg:y="13.431cm">
          <draw:text-box>
            <text:p text:style-name="P20"><text:span text:style-name="T2">NULL</text:span></text:p>
          </draw:text-box>
        </draw:frame>
        <draw:custom-shape draw:style-name="gr6" draw:text-style-name="P8" draw:layer="layout" svg:width="2.4cm" svg:height="0.6cm" svg:x="18.8cm" svg:y="2.6cm">
          <text:p text:style-name="P7">TOPO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.6cm" svg:height="1.038cm" svg:x="18.7cm" svg:y="1cm">
          <draw:text-box>
            <text:p><text:span text:style-name="T3">PILHA</text:span></text:p>
          </draw:text-box>
        </draw:frame>
        <draw:frame draw:style-name="gr8" draw:text-style-name="P25" draw:layer="layout" svg:width="3.63cm" svg:height="0.84cm" svg:x="1.8cm" svg:y="10.4cm">
          <draw:text-box>
            <text:p><text:span text:style-name="T10">Tamanho = 2</text:span></text:p>
          </draw:text-box>
        </draw:frame>
        <draw:custom-shape draw:name="CaixaDeTexto 12_10" draw:style-name="gr22" draw:text-style-name="P17" draw:layer="layout" svg:width="7.627cm" svg:height="6.429cm" svg:x="1.573cm" svg:y="3.371cm">
          <text:p text:style-name="P14"><text:span text:style-name="T5">push(valor):</text:span></text:p>
          <text:p text:style-name="P15"><text:span text:style-name="T6">novo ← criar_noh(valor);</text:span></text:p>
          <text:p text:style-name="P15"><text:span text:style-name="T6">novo.proximo ← topo;</text:span></text:p>
          <text:p text:style-name="P15"><text:span text:style-name="T6">topo ← novo;</text:span></text:p>
          <text:p text:style-name="P16"><text:span text:style-name="T7">tamanho++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2" draw:text-style-name="P22" draw:layer="layout" svg:x1="20cm" svg:y1="3.2cm" svg:x2="20cm" svg:y2="5cm">
          <text:p/>
        </draw:line>
        <draw:line draw:style-name="gr12" draw:text-style-name="P22" draw:layer="layout" svg:x1="20cm" svg:y1="11.4cm" svg:x2="20cm" svg:y2="13.6cm">
          <text:p/>
        </draw:line>
        <draw:custom-shape draw:style-name="gr4" draw:text-style-name="P5" draw:layer="layout" svg:width="4cm" svg:height="2.4cm" svg:x="18cm" svg:y="5cm">
          <text:p text:style-name="P21"><text:span text:style-name="T4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4cm" svg:height="2.4cm" svg:x="18cm" svg:y="9cm">
          <text:p text:style-name="P21"><text:span text:style-name="T4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22" draw:layer="layout" svg:x1="20cm" svg:y1="7.4cm" svg:x2="20cm" svg:y2="9cm">
          <text:p/>
        </draw:lin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0">
        <draw:frame presentation:style-name="pr1" draw:text-style-name="P13" draw:layer="layout" svg:width="25.199cm" svg:height="2.629cm" svg:x="1.4cm" svg:y="0.628cm" presentation:class="title" presentation:user-transformed="true">
          <draw:text-box>
            <text:p text:style-name="P12"><text:span text:style-name="T4"><text:s/></text:span><text:span text:style-name="T4">2. Desempilhar</text:span></text:p>
          </draw:text-box>
        </draw:frame>
        <draw:custom-shape draw:style-name="gr4" draw:text-style-name="P5" draw:layer="layout" svg:width="4cm" svg:height="2.4cm" svg:x="18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3.4cm" svg:height="1.369cm" svg:x="18.4cm" svg:y="13.431cm">
          <draw:text-box>
            <text:p text:style-name="P20"><text:span text:style-name="T2">NULL</text:span></text:p>
          </draw:text-box>
        </draw:frame>
        <draw:custom-shape draw:style-name="gr6" draw:text-style-name="P8" draw:layer="layout" svg:width="2.4cm" svg:height="0.6cm" svg:x="18.8cm" svg:y="2.6cm">
          <text:p text:style-name="P7">TOPO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.6cm" svg:height="1.038cm" svg:x="18.7cm" svg:y="1cm">
          <draw:text-box>
            <text:p><text:span text:style-name="T3">PILHA</text:span></text:p>
          </draw:text-box>
        </draw:frame>
        <draw:frame draw:style-name="gr8" draw:text-style-name="P24" draw:layer="layout" svg:width="3.63cm" svg:height="0.84cm" svg:x="1.457cm" svg:y="8.2cm">
          <draw:text-box>
            <text:p><text:span text:style-name="T9">Tamanho = 2</text:span></text:p>
          </draw:text-box>
        </draw:frame>
        <draw:line draw:style-name="gr12" draw:text-style-name="P22" draw:layer="layout" svg:x1="20cm" svg:y1="3.2cm" svg:x2="20cm" svg:y2="5cm">
          <text:p/>
        </draw:line>
        <draw:line draw:style-name="gr12" draw:text-style-name="P22" draw:layer="layout" svg:x1="20cm" svg:y1="11.4cm" svg:x2="20cm" svg:y2="13.6cm">
          <text:p/>
        </draw:line>
        <draw:custom-shape draw:style-name="gr4" draw:text-style-name="P5" draw:layer="layout" svg:width="4cm" svg:height="2.4cm" svg:x="18cm" svg:y="5cm">
          <text:p text:style-name="P21"><text:span text:style-name="T4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4cm" svg:height="2.4cm" svg:x="18cm" svg:y="9cm">
          <text:p text:style-name="P21"><text:span text:style-name="T4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22" draw:layer="layout" svg:x1="20cm" svg:y1="7.4cm" svg:x2="20cm" svg:y2="9cm">
          <text:p/>
        </draw:line>
        <draw:custom-shape draw:name="CaixaDeTexto 13" draw:style-name="gr23" draw:text-style-name="P17" draw:layer="layout" svg:width="7.143cm" svg:height="5.253cm" svg:x="1.457cm" svg:y="3.251cm">
          <text:p text:style-name="P14"><text:span text:style-name="T5">pop():</text:span></text:p>
          <text:p text:style-name="P26"><text:span text:style-name="T7">aux ← <text:s/>topo;</text:span><text:span text:style-name="T6"><text:line-break/></text:span><text:span text:style-name="T6">dado ← aux.valor;</text:span><text:span text:style-name="T6"><text:line-break/></text:span><text:span text:style-name="T6">topo ← aux.proximo;</text:span><text:span text:style-name="T6"><text:line-break/></text:span><text:span text:style-name="T6">apagar(aux);</text:span><text:span text:style-name="T6"><text:line-break/></text:span><text:span text:style-name="T6">tamanho--;</text:span><text:span text:style-name="T11"><text:line-break/></text:span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" draw:text-style-name="P5" draw:layer="layout" svg:width="4cm" svg:height="2.4cm" svg:x="10.4cm" svg:y="3cm">
          <text:p text:style-name="P21"><text:span text:style-name="T4">AUX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22" draw:layer="layout" svg:x1="12.6cm" svg:y1="5.4cm" svg:x2="18cm" svg:y2="6.4cm">
          <text:p/>
        </draw:lin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0">
        <draw:frame presentation:style-name="pr1" draw:text-style-name="P13" draw:layer="layout" svg:width="25.199cm" svg:height="2.629cm" svg:x="1.4cm" svg:y="0.628cm" presentation:class="title" presentation:user-transformed="true">
          <draw:text-box>
            <text:p text:style-name="P12"><text:span text:style-name="T4">2. Desempilhar</text:span></text:p>
          </draw:text-box>
        </draw:frame>
        <draw:custom-shape draw:style-name="gr4" draw:text-style-name="P5" draw:layer="layout" svg:width="4cm" svg:height="2.4cm" svg:x="18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3.4cm" svg:height="1.369cm" svg:x="18.4cm" svg:y="13.431cm">
          <draw:text-box>
            <text:p text:style-name="P20"><text:span text:style-name="T2">NULL</text:span></text:p>
          </draw:text-box>
        </draw:frame>
        <draw:custom-shape draw:style-name="gr6" draw:text-style-name="P8" draw:layer="layout" svg:width="2.4cm" svg:height="0.6cm" svg:x="18.8cm" svg:y="2.6cm">
          <text:p text:style-name="P7">TOPO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.6cm" svg:height="1.038cm" svg:x="18.7cm" svg:y="1cm">
          <draw:text-box>
            <text:p><text:span text:style-name="T3">PILHA</text:span></text:p>
          </draw:text-box>
        </draw:frame>
        <draw:frame draw:style-name="gr8" draw:text-style-name="P24" draw:layer="layout" svg:width="3.63cm" svg:height="0.84cm" svg:x="1.457cm" svg:y="8.2cm">
          <draw:text-box>
            <text:p><text:span text:style-name="T9">Tamanho = 2</text:span></text:p>
          </draw:text-box>
        </draw:frame>
        <draw:line draw:style-name="gr12" draw:text-style-name="P22" draw:layer="layout" svg:x1="20cm" svg:y1="3.2cm" svg:x2="20cm" svg:y2="5cm">
          <text:p/>
        </draw:line>
        <draw:line draw:style-name="gr12" draw:text-style-name="P22" draw:layer="layout" svg:x1="20cm" svg:y1="11.4cm" svg:x2="20cm" svg:y2="13.6cm">
          <text:p/>
        </draw:line>
        <draw:custom-shape draw:style-name="gr4" draw:text-style-name="P5" draw:layer="layout" svg:width="4cm" svg:height="2.4cm" svg:x="18cm" svg:y="5cm">
          <text:p text:style-name="P21"><text:span text:style-name="T4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4cm" svg:height="2.4cm" svg:x="18cm" svg:y="9cm">
          <text:p text:style-name="P21"><text:span text:style-name="T4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22" draw:layer="layout" svg:x1="20cm" svg:y1="7.4cm" svg:x2="20cm" svg:y2="9cm">
          <text:p/>
        </draw:line>
        <draw:custom-shape draw:name="CaixaDeTexto 13_0" draw:style-name="gr24" draw:text-style-name="P17" draw:layer="layout" svg:width="7.143cm" svg:height="5.253cm" svg:x="1.457cm" svg:y="3.251cm">
          <text:p text:style-name="P14"><text:span text:style-name="T5">pop():</text:span></text:p>
          <text:p text:style-name="P26"><text:span text:style-name="T6">aux ← <text:s/>topo;</text:span><text:span text:style-name="T6"><text:line-break/></text:span><text:span text:style-name="T7">dado ← aux.valor;</text:span><text:span text:style-name="T6"><text:line-break/></text:span><text:span text:style-name="T6">topo ← aux.proximo;</text:span><text:span text:style-name="T6"><text:line-break/></text:span><text:span text:style-name="T6">apagar(aux);</text:span><text:span text:style-name="T6"><text:line-break/></text:span><text:span text:style-name="T6">tamanho--;</text:span><text:span text:style-name="T11"><text:line-break/></text:span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" draw:text-style-name="P5" draw:layer="layout" svg:width="4cm" svg:height="2.4cm" svg:x="10.4cm" svg:y="3cm">
          <text:p text:style-name="P21"><text:span text:style-name="T4">AUX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22" draw:layer="layout" svg:x1="12.6cm" svg:y1="5.4cm" svg:x2="18cm" svg:y2="6.4cm">
          <text:p/>
        </draw:line>
        <draw:frame draw:style-name="gr8" draw:text-style-name="P25" draw:layer="layout" svg:width="3.63cm" svg:height="0.84cm" svg:x="10.8cm" svg:y="7.8cm">
          <draw:text-box>
            <text:p><text:span text:style-name="T10">Dado = 2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1T0">
        <draw:frame presentation:style-name="pr1" draw:text-style-name="P13" draw:layer="layout" svg:width="25.199cm" svg:height="2.629cm" svg:x="1.4cm" svg:y="0.628cm" presentation:class="title" presentation:user-transformed="true">
          <draw:text-box>
            <text:p text:style-name="P12"><text:span text:style-name="T4">2. Desempilhar</text:span></text:p>
          </draw:text-box>
        </draw:frame>
        <draw:custom-shape draw:style-name="gr4" draw:text-style-name="P5" draw:layer="layout" svg:width="4cm" svg:height="2.4cm" svg:x="20.8cm" svg:y="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3.4cm" svg:height="1.369cm" svg:x="21.2cm" svg:y="10.831cm">
          <draw:text-box>
            <text:p text:style-name="P20"><text:span text:style-name="T2">NULL</text:span></text:p>
          </draw:text-box>
        </draw:frame>
        <draw:custom-shape draw:style-name="gr6" draw:text-style-name="P8" draw:layer="layout" svg:width="2.4cm" svg:height="0.6cm" svg:x="21.6cm" svg:y="4cm">
          <text:p text:style-name="P7">TOPO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.6cm" svg:height="1.038cm" svg:x="21.5cm" svg:y="2.4cm">
          <draw:text-box>
            <text:p><text:span text:style-name="T3">PILHA</text:span></text:p>
          </draw:text-box>
        </draw:frame>
        <draw:frame draw:style-name="gr8" draw:text-style-name="P24" draw:layer="layout" svg:width="3.63cm" svg:height="0.84cm" svg:x="1.457cm" svg:y="8.2cm">
          <draw:text-box>
            <text:p><text:span text:style-name="T9">Tamanho = 2</text:span></text:p>
          </draw:text-box>
        </draw:frame>
        <draw:line draw:style-name="gr12" draw:text-style-name="P22" draw:layer="layout" svg:x1="22.8cm" svg:y1="4.6cm" svg:x2="22.8cm" svg:y2="6.4cm">
          <text:p/>
        </draw:line>
        <draw:line draw:style-name="gr12" draw:text-style-name="P22" draw:layer="layout" svg:x1="22.8cm" svg:y1="8.8cm" svg:x2="22.8cm" svg:y2="11cm">
          <text:p/>
        </draw:line>
        <draw:custom-shape draw:style-name="gr4" draw:text-style-name="P5" draw:layer="layout" svg:width="4cm" svg:height="2.4cm" svg:x="13cm" svg:y="6.2cm">
          <text:p text:style-name="P21"><text:span text:style-name="T4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4cm" svg:height="2.4cm" svg:x="20.8cm" svg:y="6.4cm">
          <text:p text:style-name="P21"><text:span text:style-name="T4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CaixaDeTexto 13_1" draw:style-name="gr25" draw:text-style-name="P17" draw:layer="layout" svg:width="7.143cm" svg:height="5.253cm" svg:x="1.457cm" svg:y="3.251cm">
          <text:p text:style-name="P14"><text:span text:style-name="T5">pop():</text:span></text:p>
          <text:p text:style-name="P26"><text:span text:style-name="T6">aux ← <text:s/>topo;</text:span><text:span text:style-name="T6"><text:line-break/></text:span><text:span text:style-name="T6">dado ← aux.valor;</text:span><text:span text:style-name="T6"><text:line-break/></text:span><text:span text:style-name="T7">topo ← aux.proximo;</text:span><text:span text:style-name="T6"><text:line-break/></text:span><text:span text:style-name="T6">apagar(aux);</text:span><text:span text:style-name="T6"><text:line-break/></text:span><text:span text:style-name="T6">tamanho--;</text:span><text:span text:style-name="T11"><text:line-break/></text:span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" draw:text-style-name="P5" draw:layer="layout" svg:width="4cm" svg:height="2.4cm" svg:x="13cm" svg:y="2.4cm">
          <text:p text:style-name="P21"><text:span text:style-name="T4">AUX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25" draw:layer="layout" svg:width="3.63cm" svg:height="0.84cm" svg:x="13.4cm" svg:y="12.4cm">
          <draw:text-box>
            <text:p><text:span text:style-name="T10">Dado = 2</text:span></text:p>
          </draw:text-box>
        </draw:frame>
        <draw:line draw:style-name="gr12" draw:text-style-name="P22" draw:layer="layout" svg:x1="15cm" svg:y1="4.8cm" svg:x2="15cm" svg:y2="6.2cm">
          <text:p/>
        </draw:line>
        <draw:line draw:style-name="gr5" draw:text-style-name="P6" draw:layer="layout" svg:x1="17cm" svg:y1="7.6cm" svg:x2="20.8cm" svg:y2="7.6cm">
          <text:p/>
        </draw:lin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1T0">
        <draw:frame presentation:style-name="pr1" draw:text-style-name="P13" draw:layer="layout" svg:width="25.199cm" svg:height="2.629cm" svg:x="1.4cm" svg:y="0.628cm" presentation:class="title" presentation:user-transformed="true">
          <draw:text-box>
            <text:p text:style-name="P12"><text:span text:style-name="T4">2. Desempilhar</text:span></text:p>
          </draw:text-box>
        </draw:frame>
        <draw:custom-shape draw:style-name="gr4" draw:text-style-name="P5" draw:layer="layout" svg:width="4cm" svg:height="2.4cm" svg:x="20.8cm" svg:y="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3.4cm" svg:height="1.369cm" svg:x="21.2cm" svg:y="10.831cm">
          <draw:text-box>
            <text:p text:style-name="P20"><text:span text:style-name="T2">NULL</text:span></text:p>
          </draw:text-box>
        </draw:frame>
        <draw:custom-shape draw:style-name="gr6" draw:text-style-name="P8" draw:layer="layout" svg:width="2.4cm" svg:height="0.6cm" svg:x="21.6cm" svg:y="4cm">
          <text:p text:style-name="P7">TOPO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.6cm" svg:height="1.038cm" svg:x="21.5cm" svg:y="2.4cm">
          <draw:text-box>
            <text:p><text:span text:style-name="T3">PILHA</text:span></text:p>
          </draw:text-box>
        </draw:frame>
        <draw:frame draw:style-name="gr8" draw:text-style-name="P24" draw:layer="layout" svg:width="3.63cm" svg:height="0.84cm" svg:x="1.457cm" svg:y="8.2cm">
          <draw:text-box>
            <text:p><text:span text:style-name="T9">Tamanho = 2</text:span></text:p>
          </draw:text-box>
        </draw:frame>
        <draw:line draw:style-name="gr12" draw:text-style-name="P22" draw:layer="layout" svg:x1="22.8cm" svg:y1="4.6cm" svg:x2="22.8cm" svg:y2="6.4cm">
          <text:p/>
        </draw:line>
        <draw:line draw:style-name="gr12" draw:text-style-name="P22" draw:layer="layout" svg:x1="22.8cm" svg:y1="8.8cm" svg:x2="22.8cm" svg:y2="11cm">
          <text:p/>
        </draw:line>
        <draw:custom-shape draw:style-name="gr4" draw:text-style-name="P5" draw:layer="layout" svg:width="4cm" svg:height="2.4cm" svg:x="13cm" svg:y="6.2cm">
          <text:p text:style-name="P21"><text:span text:style-name="T4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4cm" svg:height="2.4cm" svg:x="20.8cm" svg:y="6.4cm">
          <text:p text:style-name="P21"><text:span text:style-name="T4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CaixaDeTexto 13_15" draw:style-name="gr26" draw:text-style-name="P17" draw:layer="layout" svg:width="7.143cm" svg:height="5.253cm" svg:x="1.457cm" svg:y="3.251cm">
          <text:p text:style-name="P14"><text:span text:style-name="T5">pop():</text:span></text:p>
          <text:p text:style-name="P26"><text:span text:style-name="T6">aux ← <text:s/>topo;</text:span><text:span text:style-name="T6"><text:line-break/></text:span><text:span text:style-name="T6">dado ← aux.valor;</text:span><text:span text:style-name="T6"><text:line-break/></text:span><text:span text:style-name="T6">topo ← aux.proximo;</text:span><text:span text:style-name="T6"><text:line-break/></text:span><text:span text:style-name="T7">apagar(aux);</text:span><text:span text:style-name="T6"><text:line-break/></text:span><text:span text:style-name="T6">tamanho--;</text:span><text:span text:style-name="T11"><text:line-break/></text:span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" draw:text-style-name="P5" draw:layer="layout" svg:width="4cm" svg:height="2.4cm" svg:x="13cm" svg:y="2.4cm">
          <text:p text:style-name="P21"><text:span text:style-name="T4">AUX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25" draw:layer="layout" svg:width="3.63cm" svg:height="0.84cm" svg:x="13.4cm" svg:y="12.4cm">
          <draw:text-box>
            <text:p><text:span text:style-name="T10">Dado = 2</text:span></text:p>
          </draw:text-box>
        </draw:frame>
        <draw:line draw:style-name="gr12" draw:text-style-name="P22" draw:layer="layout" svg:x1="15cm" svg:y1="4.8cm" svg:x2="15cm" svg:y2="6.2cm">
          <text:p/>
        </draw:line>
        <draw:line draw:style-name="gr5" draw:text-style-name="P6" draw:layer="layout" svg:x1="17cm" svg:y1="7.6cm" svg:x2="20.8cm" svg:y2="7.6cm">
          <text:p/>
        </draw:line>
        <draw:frame draw:style-name="gr27" draw:text-style-name="P27" draw:layer="layout" svg:width="2.386cm" svg:height="3.406cm" svg:x="13.8cm" svg:y="5.694cm">
          <draw:text-box>
            <text:p><text:span text:style-name="T12">X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1T0">
        <draw:frame presentation:style-name="pr1" draw:text-style-name="P13" draw:layer="layout" svg:width="25.199cm" svg:height="2.629cm" svg:x="1.4cm" svg:y="0.628cm" presentation:class="title" presentation:user-transformed="true">
          <draw:text-box>
            <text:p text:style-name="P12"><text:span text:style-name="T4">2. Desempilhar</text:span></text:p>
          </draw:text-box>
        </draw:frame>
        <draw:custom-shape draw:style-name="gr4" draw:text-style-name="P5" draw:layer="layout" svg:width="4cm" svg:height="2.4cm" svg:x="17.8cm" svg:y="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3.4cm" svg:height="1.369cm" svg:x="18.2cm" svg:y="11.231cm">
          <draw:text-box>
            <text:p text:style-name="P20"><text:span text:style-name="T2">NULL</text:span></text:p>
          </draw:text-box>
        </draw:frame>
        <draw:custom-shape draw:style-name="gr6" draw:text-style-name="P8" draw:layer="layout" svg:width="2.4cm" svg:height="0.6cm" svg:x="18.6cm" svg:y="4.4cm">
          <text:p text:style-name="P7">TOPO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.6cm" svg:height="1.038cm" svg:x="18.5cm" svg:y="2.8cm">
          <draw:text-box>
            <text:p><text:span text:style-name="T3">PILHA</text:span></text:p>
          </draw:text-box>
        </draw:frame>
        <draw:frame draw:style-name="gr28" draw:text-style-name="P25" draw:layer="layout" svg:width="3.63cm" svg:height="1.427cm" svg:x="1.457cm" svg:y="8.2cm">
          <draw:text-box>
            <text:p><text:span text:style-name="T10">Tamanho = 1</text:span></text:p>
            <text:p><text:span text:style-name="T10"/></text:p>
          </draw:text-box>
        </draw:frame>
        <draw:line draw:style-name="gr12" draw:text-style-name="P22" draw:layer="layout" svg:x1="19.8cm" svg:y1="5cm" svg:x2="19.8cm" svg:y2="6.8cm">
          <text:p/>
        </draw:line>
        <draw:line draw:style-name="gr12" draw:text-style-name="P22" draw:layer="layout" svg:x1="19.8cm" svg:y1="9.2cm" svg:x2="19.8cm" svg:y2="11.4cm">
          <text:p/>
        </draw:line>
        <draw:custom-shape draw:style-name="gr4" draw:text-style-name="P5" draw:layer="layout" svg:width="4cm" svg:height="2.4cm" svg:x="17.8cm" svg:y="6.8cm">
          <text:p text:style-name="P21"><text:span text:style-name="T4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CaixaDeTexto 13_3" draw:style-name="gr29" draw:text-style-name="P17" draw:layer="layout" svg:width="7.143cm" svg:height="5.253cm" svg:x="1.457cm" svg:y="3.251cm">
          <text:p text:style-name="P14"><text:span text:style-name="T5">pop():</text:span></text:p>
          <text:p text:style-name="P26"><text:span text:style-name="T6">aux ← <text:s/>topo;</text:span><text:span text:style-name="T6"><text:line-break/></text:span><text:span text:style-name="T6">dado ← aux.valor;</text:span><text:span text:style-name="T6"><text:line-break/></text:span><text:span text:style-name="T6">topo ← aux.proximo;</text:span><text:span text:style-name="T6"><text:line-break/></text:span><text:span text:style-name="T6">apagar(aux);</text:span><text:span text:style-name="T6"><text:line-break/></text:span><text:span text:style-name="T7">tamanho--;</text:span><text:span text:style-name="T11"><text:line-break/></text:span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1T0">
        <draw:frame presentation:style-name="pr1" draw:text-style-name="P13" draw:layer="layout" svg:width="25.199cm" svg:height="2.629cm" svg:x="1.4cm" svg:y="0.628cm" presentation:class="title" presentation:user-transformed="true">
          <draw:text-box>
            <text:p text:style-name="P12"><text:span text:style-name="T4">3. Desempilhar</text:span></text:p>
          </draw:text-box>
        </draw:frame>
        <draw:custom-shape draw:style-name="gr4" draw:text-style-name="P5" draw:layer="layout" svg:width="4cm" svg:height="2.4cm" svg:x="17.8cm" svg:y="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3.4cm" svg:height="1.369cm" svg:x="18.2cm" svg:y="11.231cm">
          <draw:text-box>
            <text:p text:style-name="P20"><text:span text:style-name="T2">NULL</text:span></text:p>
          </draw:text-box>
        </draw:frame>
        <draw:custom-shape draw:style-name="gr6" draw:text-style-name="P8" draw:layer="layout" svg:width="2.4cm" svg:height="0.6cm" svg:x="18.6cm" svg:y="4.4cm">
          <text:p text:style-name="P7">TOPO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.6cm" svg:height="1.038cm" svg:x="18.5cm" svg:y="2.8cm">
          <draw:text-box>
            <text:p><text:span text:style-name="T3">PILHA</text:span></text:p>
          </draw:text-box>
        </draw:frame>
        <draw:frame draw:style-name="gr28" draw:text-style-name="P25" draw:layer="layout" svg:width="3.63cm" svg:height="1.427cm" svg:x="1.457cm" svg:y="8.2cm">
          <draw:text-box>
            <text:p><text:span text:style-name="T9">Tamanho = 1</text:span></text:p>
            <text:p><text:span text:style-name="T10"/></text:p>
          </draw:text-box>
        </draw:frame>
        <draw:line draw:style-name="gr12" draw:text-style-name="P22" draw:layer="layout" svg:x1="19.8cm" svg:y1="5cm" svg:x2="19.8cm" svg:y2="6.8cm">
          <text:p/>
        </draw:line>
        <draw:line draw:style-name="gr12" draw:text-style-name="P22" draw:layer="layout" svg:x1="19.8cm" svg:y1="9.2cm" svg:x2="19.8cm" svg:y2="11.4cm">
          <text:p/>
        </draw:line>
        <draw:custom-shape draw:style-name="gr4" draw:text-style-name="P5" draw:layer="layout" svg:width="4cm" svg:height="2.4cm" svg:x="17.8cm" svg:y="6.8cm">
          <text:p text:style-name="P21"><text:span text:style-name="T4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CaixaDeTexto 13_4" draw:style-name="gr30" draw:text-style-name="P17" draw:layer="layout" svg:width="7.143cm" svg:height="5.253cm" svg:x="1.457cm" svg:y="3.251cm">
          <text:p text:style-name="P14"><text:span text:style-name="T5">pop():</text:span></text:p>
          <text:p text:style-name="P26"><text:span text:style-name="T7">aux ← <text:s/>topo;</text:span><text:span text:style-name="T6"><text:line-break/></text:span><text:span text:style-name="T6">dado ← aux.valor;</text:span><text:span text:style-name="T6"><text:line-break/></text:span><text:span text:style-name="T6">topo ← aux.proximo;</text:span><text:span text:style-name="T6"><text:line-break/></text:span><text:span text:style-name="T6">apagar(aux);</text:span><text:span text:style-name="T6"><text:line-break/></text:span><text:span text:style-name="T6">tamanho--;</text:span><text:span text:style-name="T11"><text:line-break/></text:span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" draw:text-style-name="P5" draw:layer="layout" svg:width="4cm" svg:height="2.4cm" svg:x="10.4cm" svg:y="3cm">
          <text:p text:style-name="P21"><text:span text:style-name="T4">AUX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22" draw:layer="layout" svg:x1="12.4cm" svg:y1="5.4cm" svg:x2="17.8cm" svg:y2="8cm">
          <text:p/>
        </draw:lin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1T0">
        <draw:frame presentation:style-name="pr1" draw:text-style-name="P13" draw:layer="layout" svg:width="25.199cm" svg:height="2.629cm" svg:x="1.4cm" svg:y="0.628cm" presentation:class="title" presentation:user-transformed="true">
          <draw:text-box>
            <text:p text:style-name="P12"><text:span text:style-name="T4">3. Desempilhar</text:span></text:p>
          </draw:text-box>
        </draw:frame>
        <draw:custom-shape draw:style-name="gr4" draw:text-style-name="P5" draw:layer="layout" svg:width="4cm" svg:height="2.4cm" svg:x="17.8cm" svg:y="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3.4cm" svg:height="1.369cm" svg:x="18.2cm" svg:y="11.231cm">
          <draw:text-box>
            <text:p text:style-name="P20"><text:span text:style-name="T2">NULL</text:span></text:p>
          </draw:text-box>
        </draw:frame>
        <draw:custom-shape draw:style-name="gr6" draw:text-style-name="P8" draw:layer="layout" svg:width="2.4cm" svg:height="0.6cm" svg:x="18.6cm" svg:y="4.4cm">
          <text:p text:style-name="P7">TOPO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.6cm" svg:height="1.038cm" svg:x="18.5cm" svg:y="2.8cm">
          <draw:text-box>
            <text:p><text:span text:style-name="T3">PILHA</text:span></text:p>
          </draw:text-box>
        </draw:frame>
        <draw:frame draw:style-name="gr28" draw:text-style-name="P25" draw:layer="layout" svg:width="3.63cm" svg:height="1.427cm" svg:x="1.457cm" svg:y="8.2cm">
          <draw:text-box>
            <text:p><text:span text:style-name="T9">Tamanho = 1</text:span></text:p>
            <text:p><text:span text:style-name="T10"/></text:p>
          </draw:text-box>
        </draw:frame>
        <draw:line draw:style-name="gr12" draw:text-style-name="P22" draw:layer="layout" svg:x1="19.8cm" svg:y1="5cm" svg:x2="19.8cm" svg:y2="6.8cm">
          <text:p/>
        </draw:line>
        <draw:line draw:style-name="gr12" draw:text-style-name="P22" draw:layer="layout" svg:x1="19.8cm" svg:y1="9.2cm" svg:x2="19.8cm" svg:y2="11.4cm">
          <text:p/>
        </draw:line>
        <draw:custom-shape draw:style-name="gr4" draw:text-style-name="P5" draw:layer="layout" svg:width="4cm" svg:height="2.4cm" svg:x="17.8cm" svg:y="6.8cm">
          <text:p text:style-name="P21"><text:span text:style-name="T4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CaixaDeTexto 13_5" draw:style-name="gr31" draw:text-style-name="P17" draw:layer="layout" svg:width="7.143cm" svg:height="5.253cm" svg:x="1.457cm" svg:y="3.251cm">
          <text:p text:style-name="P14"><text:span text:style-name="T5">pop():</text:span></text:p>
          <text:p text:style-name="P26"><text:span text:style-name="T6">aux ← <text:s/>topo;</text:span><text:span text:style-name="T6"><text:line-break/></text:span><text:span text:style-name="T7">dado ← aux.valor;</text:span><text:span text:style-name="T6"><text:line-break/></text:span><text:span text:style-name="T6">topo ← aux.proximo;</text:span><text:span text:style-name="T6"><text:line-break/></text:span><text:span text:style-name="T6">apagar(aux);</text:span><text:span text:style-name="T6"><text:line-break/></text:span><text:span text:style-name="T6">tamanho--;</text:span><text:span text:style-name="T11"><text:line-break/></text:span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" draw:text-style-name="P5" draw:layer="layout" svg:width="4cm" svg:height="2.4cm" svg:x="10.4cm" svg:y="3cm">
          <text:p text:style-name="P21"><text:span text:style-name="T4">AUX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22" draw:layer="layout" svg:x1="12.4cm" svg:y1="5.4cm" svg:x2="17.8cm" svg:y2="8cm">
          <text:p/>
        </draw:line>
        <draw:frame draw:style-name="gr8" draw:text-style-name="P10" draw:layer="layout" svg:width="2.674cm" svg:height="0.84cm" svg:x="11cm" svg:y="11.2cm">
          <draw:text-box>
            <text:p><text:span text:style-name="T10">Dado = 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1T0">
        <draw:frame presentation:style-name="pr1" draw:text-style-name="P13" draw:layer="layout" svg:width="25.199cm" svg:height="2.629cm" svg:x="1.4cm" svg:y="0.628cm" presentation:class="title" presentation:user-transformed="true">
          <draw:text-box>
            <text:p text:style-name="P12"><text:span text:style-name="T4">3. Desempilhar</text:span></text:p>
          </draw:text-box>
        </draw:frame>
        <draw:custom-shape draw:style-name="gr4" draw:text-style-name="P5" draw:layer="layout" svg:width="4cm" svg:height="2.4cm" svg:x="17.8cm" svg:y="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3.4cm" svg:height="1.369cm" svg:x="18.2cm" svg:y="11.231cm">
          <draw:text-box>
            <text:p text:style-name="P20"><text:span text:style-name="T2">NULL</text:span></text:p>
          </draw:text-box>
        </draw:frame>
        <draw:custom-shape draw:style-name="gr6" draw:text-style-name="P8" draw:layer="layout" svg:width="2.4cm" svg:height="0.6cm" svg:x="18.6cm" svg:y="4.4cm">
          <text:p text:style-name="P7">TOPO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.6cm" svg:height="1.038cm" svg:x="18.5cm" svg:y="2.8cm">
          <draw:text-box>
            <text:p><text:span text:style-name="T3">PILHA</text:span></text:p>
          </draw:text-box>
        </draw:frame>
        <draw:frame draw:style-name="gr28" draw:text-style-name="P25" draw:layer="layout" svg:width="3.63cm" svg:height="1.427cm" svg:x="1.457cm" svg:y="8.2cm">
          <draw:text-box>
            <text:p><text:span text:style-name="T9">Tamanho = 1</text:span></text:p>
            <text:p><text:span text:style-name="T10"/></text:p>
          </draw:text-box>
        </draw:frame>
        <draw:line draw:style-name="gr12" draw:text-style-name="P22" draw:layer="layout" svg:x1="19.8cm" svg:y1="5cm" svg:x2="19.8cm" svg:y2="11.4cm">
          <text:p/>
        </draw:line>
        <draw:custom-shape draw:style-name="gr4" draw:text-style-name="P5" draw:layer="layout" svg:width="4cm" svg:height="2.4cm" svg:x="10.4cm" svg:y="6.8cm">
          <text:p text:style-name="P21"><text:span text:style-name="T4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CaixaDeTexto 13_6" draw:style-name="gr32" draw:text-style-name="P17" draw:layer="layout" svg:width="7.143cm" svg:height="5.253cm" svg:x="1.457cm" svg:y="3.251cm">
          <text:p text:style-name="P14"><text:span text:style-name="T5">pop():</text:span></text:p>
          <text:p text:style-name="P26"><text:span text:style-name="T6">aux ← <text:s/>topo;</text:span><text:span text:style-name="T6"><text:line-break/></text:span><text:span text:style-name="T6">dado ← aux.valor;</text:span><text:span text:style-name="T6"><text:line-break/></text:span><text:span text:style-name="T7">topo ← aux.proximo;</text:span><text:span text:style-name="T6"><text:line-break/></text:span><text:span text:style-name="T6">apagar(aux);</text:span><text:span text:style-name="T6"><text:line-break/></text:span><text:span text:style-name="T6">tamanho--;</text:span><text:span text:style-name="T11"><text:line-break/></text:span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" draw:text-style-name="P5" draw:layer="layout" svg:width="4cm" svg:height="2.4cm" svg:x="10.4cm" svg:y="3cm">
          <text:p text:style-name="P21"><text:span text:style-name="T4">AUX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0" draw:layer="layout" svg:width="2.674cm" svg:height="0.84cm" svg:x="11cm" svg:y="11.2cm">
          <draw:text-box>
            <text:p><text:span text:style-name="T10">Dado = 5</text:span></text:p>
          </draw:text-box>
        </draw:frame>
        <draw:line draw:style-name="gr12" draw:text-style-name="P22" draw:layer="layout" svg:x1="12.4cm" svg:y1="5.4cm" svg:x2="12.4cm" svg:y2="6.8cm">
          <text:p/>
        </draw:line>
        <draw:line draw:style-name="gr12" draw:text-style-name="P22" draw:layer="layout" svg:x1="12.4cm" svg:y1="9.2cm" svg:x2="18.4cm" svg:y2="11.8cm">
          <text:p/>
        </draw:lin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1T0">
        <draw:frame presentation:style-name="pr1" draw:text-style-name="P13" draw:layer="layout" svg:width="25.199cm" svg:height="2.629cm" svg:x="1.4cm" svg:y="0.628cm" presentation:class="title" presentation:user-transformed="true">
          <draw:text-box>
            <text:p text:style-name="P12"><text:span text:style-name="T4">3. Desempilhar</text:span></text:p>
          </draw:text-box>
        </draw:frame>
        <draw:custom-shape draw:style-name="gr4" draw:text-style-name="P5" draw:layer="layout" svg:width="4cm" svg:height="2.4cm" svg:x="17.8cm" svg:y="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3.4cm" svg:height="1.369cm" svg:x="18.2cm" svg:y="11.231cm">
          <draw:text-box>
            <text:p text:style-name="P20"><text:span text:style-name="T2">NULL</text:span></text:p>
          </draw:text-box>
        </draw:frame>
        <draw:custom-shape draw:style-name="gr6" draw:text-style-name="P8" draw:layer="layout" svg:width="2.4cm" svg:height="0.6cm" svg:x="18.6cm" svg:y="4.4cm">
          <text:p text:style-name="P7">TOPO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.6cm" svg:height="1.038cm" svg:x="18.5cm" svg:y="2.8cm">
          <draw:text-box>
            <text:p><text:span text:style-name="T3">PILHA</text:span></text:p>
          </draw:text-box>
        </draw:frame>
        <draw:frame draw:style-name="gr28" draw:text-style-name="P25" draw:layer="layout" svg:width="3.63cm" svg:height="1.427cm" svg:x="1.457cm" svg:y="8.2cm">
          <draw:text-box>
            <text:p><text:span text:style-name="T9">Tamanho = 1</text:span></text:p>
            <text:p><text:span text:style-name="T10"/></text:p>
          </draw:text-box>
        </draw:frame>
        <draw:line draw:style-name="gr12" draw:text-style-name="P22" draw:layer="layout" svg:x1="19.8cm" svg:y1="5cm" svg:x2="19.8cm" svg:y2="11.4cm">
          <text:p/>
        </draw:line>
        <draw:custom-shape draw:style-name="gr4" draw:text-style-name="P5" draw:layer="layout" svg:width="4cm" svg:height="2.4cm" svg:x="10.4cm" svg:y="6.8cm">
          <text:p text:style-name="P21"><text:span text:style-name="T4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CaixaDeTexto 13_7" draw:style-name="gr33" draw:text-style-name="P17" draw:layer="layout" svg:width="7.143cm" svg:height="5.253cm" svg:x="1.457cm" svg:y="3.251cm">
          <text:p text:style-name="P14"><text:span text:style-name="T5">pop():</text:span></text:p>
          <text:p text:style-name="P26"><text:span text:style-name="T6">aux ← <text:s/>topo;</text:span><text:span text:style-name="T6"><text:line-break/></text:span><text:span text:style-name="T6">dado ← aux.valor;</text:span><text:span text:style-name="T6"><text:line-break/></text:span><text:span text:style-name="T6">topo ← aux.proximo;</text:span><text:span text:style-name="T6"><text:line-break/></text:span><text:span text:style-name="T7">apagar(aux);</text:span><text:span text:style-name="T6"><text:line-break/></text:span><text:span text:style-name="T6">tamanho--;</text:span><text:span text:style-name="T11"><text:line-break/></text:span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" draw:text-style-name="P5" draw:layer="layout" svg:width="4cm" svg:height="2.4cm" svg:x="10.4cm" svg:y="3cm">
          <text:p text:style-name="P21"><text:span text:style-name="T4">AUX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0" draw:layer="layout" svg:width="2.674cm" svg:height="0.84cm" svg:x="11cm" svg:y="11.2cm">
          <draw:text-box>
            <text:p><text:span text:style-name="T10">Dado = 5</text:span></text:p>
          </draw:text-box>
        </draw:frame>
        <draw:line draw:style-name="gr12" draw:text-style-name="P22" draw:layer="layout" svg:x1="12.4cm" svg:y1="5.4cm" svg:x2="12.4cm" svg:y2="6.8cm">
          <text:p/>
        </draw:line>
        <draw:line draw:style-name="gr12" draw:text-style-name="P22" draw:layer="layout" svg:x1="12.4cm" svg:y1="9.2cm" svg:x2="18.4cm" svg:y2="11.8cm">
          <text:p/>
        </draw:line>
        <draw:frame draw:style-name="gr34" draw:text-style-name="P10" draw:layer="layout" svg:width="2.386cm" svg:height="3.406cm" svg:x="11.2cm" svg:y="6.3cm">
          <draw:text-box>
            <text:p><text:span text:style-name="T12">X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1T0">
        <draw:frame presentation:style-name="pr1" draw:text-style-name="P13" draw:layer="layout" svg:width="25.199cm" svg:height="2.629cm" svg:x="1.4cm" svg:y="0.628cm" presentation:class="title" presentation:user-transformed="true">
          <draw:text-box>
            <text:p text:style-name="P12"><text:span text:style-name="T4">3. Desempilhar</text:span></text:p>
          </draw:text-box>
        </draw:frame>
        <draw:custom-shape draw:style-name="gr4" draw:text-style-name="P5" draw:layer="layout" svg:width="4cm" svg:height="2.4cm" svg:x="17.8cm" svg:y="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3.4cm" svg:height="1.369cm" svg:x="18.2cm" svg:y="11.231cm">
          <draw:text-box>
            <text:p text:style-name="P20"><text:span text:style-name="T2">NULL</text:span></text:p>
          </draw:text-box>
        </draw:frame>
        <draw:custom-shape draw:style-name="gr6" draw:text-style-name="P8" draw:layer="layout" svg:width="2.4cm" svg:height="0.6cm" svg:x="18.6cm" svg:y="4.4cm">
          <text:p text:style-name="P7">TOPO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.6cm" svg:height="1.038cm" svg:x="18.5cm" svg:y="2.8cm">
          <draw:text-box>
            <text:p><text:span text:style-name="T3">PILHA</text:span></text:p>
          </draw:text-box>
        </draw:frame>
        <draw:frame draw:style-name="gr28" draw:text-style-name="P25" draw:layer="layout" svg:width="3.63cm" svg:height="1.427cm" svg:x="1.457cm" svg:y="8.2cm">
          <draw:text-box>
            <text:p><text:span text:style-name="T10">Tamanho = 0</text:span></text:p>
            <text:p><text:span text:style-name="T10"/></text:p>
          </draw:text-box>
        </draw:frame>
        <draw:line draw:style-name="gr12" draw:text-style-name="P22" draw:layer="layout" svg:x1="19.8cm" svg:y1="5cm" svg:x2="19.8cm" svg:y2="11.4cm">
          <text:p/>
        </draw:line>
        <draw:custom-shape draw:name="CaixaDeTexto 13_8" draw:style-name="gr35" draw:text-style-name="P17" draw:layer="layout" svg:width="7.143cm" svg:height="5.253cm" svg:x="1.457cm" svg:y="3.251cm">
          <text:p text:style-name="P14"><text:span text:style-name="T5">pop():</text:span></text:p>
          <text:p text:style-name="P26"><text:span text:style-name="T6">aux ← <text:s/>topo;</text:span><text:span text:style-name="T6"><text:line-break/></text:span><text:span text:style-name="T6">dado ← aux.valor;</text:span><text:span text:style-name="T6"><text:line-break/></text:span><text:span text:style-name="T6">topo ← aux.proximo;</text:span><text:span text:style-name="T6"><text:line-break/></text:span><text:span text:style-name="T6">apagar(aux);</text:span><text:span text:style-name="T6"><text:line-break/></text:span><text:span text:style-name="T7">tamanho--;</text:span><text:span text:style-name="T11"><text:line-break/></text:span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1T0">
        <draw:frame presentation:style-name="pr1" draw:text-style-name="P13" draw:layer="layout" svg:width="25.199cm" svg:height="2.629cm" svg:x="1.4cm" svg:y="0.628cm" presentation:class="title" presentation:user-transformed="true">
          <draw:text-box>
            <text:p text:style-name="P12"><text:span text:style-name="T4"><text:s/></text:span><text:span text:style-name="T4">4. Empilhar elementos 5,11</text:span></text:p>
          </draw:text-box>
        </draw:frame>
        <draw:custom-shape draw:style-name="gr4" draw:text-style-name="P5" draw:layer="layout" svg:width="4cm" svg:height="2.4cm" svg:x="19.6cm" svg:y="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3.4cm" svg:height="1.369cm" svg:x="20cm" svg:y="11.2cm">
          <draw:text-box>
            <text:p><text:span text:style-name="T2">NULL</text:span></text:p>
          </draw:text-box>
        </draw:frame>
        <draw:line draw:style-name="gr5" draw:text-style-name="P6" draw:layer="layout" svg:x1="21.6cm" svg:y1="8.6cm" svg:x2="21.6cm" svg:y2="11.2cm">
          <text:p/>
        </draw:line>
        <draw:custom-shape draw:style-name="gr6" draw:text-style-name="P8" draw:layer="layout" svg:width="2.4cm" svg:height="0.6cm" svg:x="20.4cm" svg:y="7.8cm">
          <text:p text:style-name="P7">TOPO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.6cm" svg:height="1.038cm" svg:x="20.3cm" svg:y="6.2cm">
          <draw:text-box>
            <text:p><text:span text:style-name="T3">PILHA</text:span></text:p>
          </draw:text-box>
        </draw:frame>
        <draw:frame draw:style-name="gr8" draw:text-style-name="P10" draw:layer="layout" svg:width="3.63cm" svg:height="0.84cm" svg:x="1.77cm" svg:y="10.36cm">
          <draw:text-box>
            <text:p><text:span text:style-name="T1">Tamanho = 0</text:span></text:p>
          </draw:text-box>
        </draw:frame>
        <draw:custom-shape draw:name="CaixaDeTexto 12_4" draw:style-name="gr36" draw:text-style-name="P17" draw:layer="layout" svg:width="7.627cm" svg:height="6.429cm" svg:x="1.573cm" svg:y="3.371cm">
          <text:p text:style-name="P14"><text:span text:style-name="T5">push(valor):</text:span></text:p>
          <text:p text:style-name="P15"><text:span text:style-name="T6">novo ← criar_noh(valor);</text:span></text:p>
          <text:p text:style-name="P15"><text:span text:style-name="T6">novo.proximo ← topo;</text:span></text:p>
          <text:p text:style-name="P15"><text:span text:style-name="T6">topo ← novo;</text:span></text:p>
          <text:p text:style-name="P16"><text:span text:style-name="T6">tamanho++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" draw:text-style-name="P5" draw:layer="layout" svg:width="4cm" svg:height="2.4cm" svg:x="11.4cm" svg:y="4.6cm">
          <text:p text:style-name="P21"><text:span text:style-name="T4">5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1T0">
        <draw:frame presentation:style-name="pr1" draw:text-style-name="P13" draw:layer="layout" svg:width="25.199cm" svg:height="2.629cm" svg:x="1.4cm" svg:y="0.628cm" presentation:class="title" presentation:user-transformed="true">
          <draw:text-box>
            <text:p text:style-name="P12"><text:span text:style-name="T4"><text:s/></text:span><text:span text:style-name="T4">4. Empilhar elementos 5,11</text:span></text:p>
          </draw:text-box>
        </draw:frame>
        <draw:custom-shape draw:style-name="gr4" draw:text-style-name="P5" draw:layer="layout" svg:width="4cm" svg:height="2.4cm" svg:x="19.6cm" svg:y="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3.4cm" svg:height="1.369cm" svg:x="20cm" svg:y="11.2cm">
          <draw:text-box>
            <text:p text:style-name="P20"><text:span text:style-name="T2">NULL</text:span></text:p>
          </draw:text-box>
        </draw:frame>
        <draw:line draw:style-name="gr5" draw:text-style-name="P6" draw:layer="layout" svg:x1="21.6cm" svg:y1="8.6cm" svg:x2="21.6cm" svg:y2="11.2cm">
          <text:p/>
        </draw:line>
        <draw:custom-shape draw:style-name="gr6" draw:text-style-name="P8" draw:layer="layout" svg:width="2.4cm" svg:height="0.6cm" svg:x="20.4cm" svg:y="7.8cm">
          <text:p text:style-name="P7">TOPO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.6cm" svg:height="1.038cm" svg:x="20.3cm" svg:y="6.2cm">
          <draw:text-box>
            <text:p><text:span text:style-name="T3">PILHA</text:span></text:p>
          </draw:text-box>
        </draw:frame>
        <draw:frame draw:style-name="gr8" draw:text-style-name="P10" draw:layer="layout" svg:width="3.63cm" svg:height="0.84cm" svg:x="1.8cm" svg:y="10.36cm">
          <draw:text-box>
            <text:p><text:span text:style-name="T1">Tamanho = 0</text:span></text:p>
          </draw:text-box>
        </draw:frame>
        <draw:custom-shape draw:name="CaixaDeTexto 12_7" draw:style-name="gr37" draw:text-style-name="P17" draw:layer="layout" svg:width="7.627cm" svg:height="6.429cm" svg:x="1.573cm" svg:y="3.371cm">
          <text:p text:style-name="P14"><text:span text:style-name="T5">push(valor):</text:span></text:p>
          <text:p text:style-name="P15"><text:span text:style-name="T7">novo ← criar_noh(valor);</text:span></text:p>
          <text:p text:style-name="P15"><text:span text:style-name="T6">novo.proximo ← topo;</text:span></text:p>
          <text:p text:style-name="P15"><text:span text:style-name="T6">topo ← novo;</text:span></text:p>
          <text:p text:style-name="P16"><text:span text:style-name="T6">tamanho++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" draw:text-style-name="P5" draw:layer="layout" svg:width="4cm" svg:height="2.4cm" svg:x="11.4cm" svg:y="4.6cm">
          <text:p text:style-name="P21"><text:span text:style-name="T4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22" draw:layer="layout" svg:x1="13.4cm" svg:y1="7cm" svg:x2="13.4cm" svg:y2="10.6cm">
          <text:p/>
        </draw:line>
        <draw:frame draw:style-name="gr13" draw:text-style-name="P10" draw:layer="layout" svg:width="3.33cm" svg:height="1.31cm" svg:x="11.67cm" svg:y="10.6cm">
          <draw:text-box>
            <text:p><text:span text:style-name="T2">NULL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1T0">
        <draw:frame presentation:style-name="pr1" draw:text-style-name="P13" draw:layer="layout" svg:width="25.199cm" svg:height="2.629cm" svg:x="1.4cm" svg:y="0.628cm" presentation:class="title" presentation:user-transformed="true">
          <draw:text-box>
            <text:p text:style-name="P12"><text:span text:style-name="T4"><text:s/></text:span><text:span text:style-name="T4">4. Empilhar elementos 5,11</text:span></text:p>
          </draw:text-box>
        </draw:frame>
        <draw:custom-shape draw:style-name="gr4" draw:text-style-name="P5" draw:layer="layout" svg:width="4cm" svg:height="2.4cm" svg:x="19.6cm" svg:y="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3.4cm" svg:height="1.369cm" svg:x="20cm" svg:y="11.2cm">
          <draw:text-box>
            <text:p text:style-name="P20"><text:span text:style-name="T2">NULL</text:span></text:p>
          </draw:text-box>
        </draw:frame>
        <draw:line draw:style-name="gr5" draw:text-style-name="P6" draw:layer="layout" svg:x1="21.6cm" svg:y1="8.6cm" svg:x2="21.6cm" svg:y2="11.2cm">
          <text:p/>
        </draw:line>
        <draw:custom-shape draw:style-name="gr6" draw:text-style-name="P8" draw:layer="layout" svg:width="2.4cm" svg:height="0.6cm" svg:x="20.4cm" svg:y="7.8cm">
          <text:p text:style-name="P7">TOPO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.6cm" svg:height="1.038cm" svg:x="20.3cm" svg:y="6.2cm">
          <draw:text-box>
            <text:p><text:span text:style-name="T3">PILHA</text:span></text:p>
          </draw:text-box>
        </draw:frame>
        <draw:frame draw:style-name="gr8" draw:text-style-name="P10" draw:layer="layout" svg:width="3.63cm" svg:height="0.84cm" svg:x="1.77cm" svg:y="10.4cm">
          <draw:text-box>
            <text:p><text:span text:style-name="T1">Tamanho = 0</text:span></text:p>
          </draw:text-box>
        </draw:frame>
        <draw:custom-shape draw:name="CaixaDeTexto 12_12" draw:style-name="gr38" draw:text-style-name="P17" draw:layer="layout" svg:width="7.627cm" svg:height="6.429cm" svg:x="1.573cm" svg:y="3.371cm">
          <text:p text:style-name="P14"><text:span text:style-name="T5">push(valor):</text:span></text:p>
          <text:p text:style-name="P15"><text:span text:style-name="T6">novo ← criar_noh(valor);</text:span></text:p>
          <text:p text:style-name="P15"><text:span text:style-name="T7">novo.proximo ← topo;</text:span></text:p>
          <text:p text:style-name="P15"><text:span text:style-name="T6">topo ← novo;</text:span></text:p>
          <text:p text:style-name="P16"><text:span text:style-name="T6">tamanho++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" draw:text-style-name="P5" draw:layer="layout" svg:width="4cm" svg:height="2.4cm" svg:x="11.4cm" svg:y="4.6cm">
          <text:p text:style-name="P21"><text:span text:style-name="T4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22" draw:layer="layout" svg:x1="13.4cm" svg:y1="7cm" svg:x2="20.2cm" svg:y2="11.2cm">
          <text:p/>
        </draw:lin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1T0">
        <draw:frame presentation:style-name="pr1" draw:text-style-name="P13" draw:layer="layout" svg:width="25.199cm" svg:height="2.629cm" svg:x="1.4cm" svg:y="0.628cm" presentation:class="title" presentation:user-transformed="true">
          <draw:text-box>
            <text:p text:style-name="P12"><text:span text:style-name="T4"><text:s/></text:span><text:span text:style-name="T4">4. Empilhar elementos 5,11</text:span></text:p>
          </draw:text-box>
        </draw:frame>
        <draw:custom-shape draw:style-name="gr4" draw:text-style-name="P5" draw:layer="layout" svg:width="4cm" svg:height="2.4cm" svg:x="19.6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3.4cm" svg:height="1.369cm" svg:x="20cm" svg:y="11.431cm">
          <draw:text-box>
            <text:p text:style-name="P20"><text:span text:style-name="T2">NULL</text:span></text:p>
          </draw:text-box>
        </draw:frame>
        <draw:custom-shape draw:style-name="gr6" draw:text-style-name="P8" draw:layer="layout" svg:width="2.4cm" svg:height="0.6cm" svg:x="20.4cm" svg:y="4.6cm">
          <text:p text:style-name="P7">TOPO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.6cm" svg:height="1.038cm" svg:x="20.3cm" svg:y="3cm">
          <draw:text-box>
            <text:p><text:span text:style-name="T3">PILHA</text:span></text:p>
          </draw:text-box>
        </draw:frame>
        <draw:frame draw:style-name="gr8" draw:text-style-name="P10" draw:layer="layout" svg:width="3.63cm" svg:height="0.84cm" svg:x="1.8cm" svg:y="10.36cm">
          <draw:text-box>
            <text:p><text:span text:style-name="T1">Tamanho = 0</text:span></text:p>
          </draw:text-box>
        </draw:frame>
        <draw:custom-shape draw:name="CaixaDeTexto 12_13" draw:style-name="gr39" draw:text-style-name="P17" draw:layer="layout" svg:width="7.627cm" svg:height="6.429cm" svg:x="1.573cm" svg:y="3.371cm">
          <text:p text:style-name="P14"><text:span text:style-name="T5">push(valor):</text:span></text:p>
          <text:p text:style-name="P15"><text:span text:style-name="T6">novo ← criar_noh(valor);</text:span></text:p>
          <text:p text:style-name="P15"><text:span text:style-name="T6">novo.proximo ← topo;</text:span></text:p>
          <text:p text:style-name="P15"><text:span text:style-name="T7">topo ← novo;</text:span></text:p>
          <text:p text:style-name="P16"><text:span text:style-name="T6">tamanho++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" draw:text-style-name="P5" draw:layer="layout" svg:width="4cm" svg:height="2.4cm" svg:x="19.6cm" svg:y="7cm">
          <text:p text:style-name="P21"><text:span text:style-name="T4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22" draw:layer="layout" svg:x1="21.6cm" svg:y1="5.2cm" svg:x2="21.6cm" svg:y2="7cm">
          <text:p/>
        </draw:line>
        <draw:line draw:style-name="gr12" draw:text-style-name="P22" draw:layer="layout" svg:x1="21.6cm" svg:y1="9.4cm" svg:x2="21.6cm" svg:y2="11.6cm">
          <text:p/>
        </draw:lin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1T0">
        <draw:frame presentation:style-name="pr1" draw:text-style-name="P13" draw:layer="layout" svg:width="25.199cm" svg:height="2.629cm" svg:x="1.4cm" svg:y="0.628cm" presentation:class="title" presentation:user-transformed="true">
          <draw:text-box>
            <text:p text:style-name="P12"><text:span text:style-name="T4"><text:s/></text:span><text:span text:style-name="T4">4. Empilhar elementos 5,11</text:span></text:p>
          </draw:text-box>
        </draw:frame>
        <draw:custom-shape draw:style-name="gr4" draw:text-style-name="P5" draw:layer="layout" svg:width="4cm" svg:height="2.4cm" svg:x="19.6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3.4cm" svg:height="1.369cm" svg:x="20cm" svg:y="11.431cm">
          <draw:text-box>
            <text:p text:style-name="P20"><text:span text:style-name="T2">NULL</text:span></text:p>
          </draw:text-box>
        </draw:frame>
        <draw:custom-shape draw:style-name="gr6" draw:text-style-name="P8" draw:layer="layout" svg:width="2.4cm" svg:height="0.6cm" svg:x="20.4cm" svg:y="4.6cm">
          <text:p text:style-name="P7">TOPO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.6cm" svg:height="1.038cm" svg:x="20.3cm" svg:y="3cm">
          <draw:text-box>
            <text:p><text:span text:style-name="T3">PILHA</text:span></text:p>
          </draw:text-box>
        </draw:frame>
        <draw:frame draw:style-name="gr8" draw:text-style-name="P23" draw:layer="layout" svg:width="3.63cm" svg:height="0.84cm" svg:x="1.8cm" svg:y="10.4cm">
          <draw:text-box>
            <text:p><text:span text:style-name="T8">Tamanho = 1</text:span></text:p>
          </draw:text-box>
        </draw:frame>
        <draw:custom-shape draw:name="CaixaDeTexto 12_14" draw:style-name="gr40" draw:text-style-name="P17" draw:layer="layout" svg:width="7.627cm" svg:height="6.429cm" svg:x="1.573cm" svg:y="3.371cm">
          <text:p text:style-name="P14"><text:span text:style-name="T5">push(valor):</text:span></text:p>
          <text:p text:style-name="P15"><text:span text:style-name="T6">novo ← criar_noh(valor);</text:span></text:p>
          <text:p text:style-name="P15"><text:span text:style-name="T6">novo.proximo ← topo;</text:span></text:p>
          <text:p text:style-name="P15"><text:span text:style-name="T6">topo ← novo;</text:span></text:p>
          <text:p text:style-name="P16"><text:span text:style-name="T7">tamanho++;</text:span><text:span text:style-name="T6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" draw:text-style-name="P5" draw:layer="layout" svg:width="4cm" svg:height="2.4cm" svg:x="19.6cm" svg:y="7cm">
          <text:p text:style-name="P21"><text:span text:style-name="T4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22" draw:layer="layout" svg:x1="21.6cm" svg:y1="5.2cm" svg:x2="21.6cm" svg:y2="7cm">
          <text:p/>
        </draw:line>
        <draw:line draw:style-name="gr12" draw:text-style-name="P22" draw:layer="layout" svg:x1="21.6cm" svg:y1="9.4cm" svg:x2="21.6cm" svg:y2="11.6cm">
          <text:p/>
        </draw:lin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1T0">
        <draw:frame presentation:style-name="pr1" draw:text-style-name="P13" draw:layer="layout" svg:width="25.199cm" svg:height="2.629cm" svg:x="1.4cm" svg:y="0.628cm" presentation:class="title" presentation:user-transformed="true">
          <draw:text-box>
            <text:p text:style-name="P12"><text:span text:style-name="T4"><text:s/></text:span><text:span text:style-name="T4">4. Empilhar elementos 5,11</text:span></text:p>
          </draw:text-box>
        </draw:frame>
        <draw:custom-shape draw:style-name="gr4" draw:text-style-name="P5" draw:layer="layout" svg:width="4cm" svg:height="2.4cm" svg:x="19.6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3.4cm" svg:height="1.369cm" svg:x="20cm" svg:y="11.431cm">
          <draw:text-box>
            <text:p text:style-name="P20"><text:span text:style-name="T2">NULL</text:span></text:p>
          </draw:text-box>
        </draw:frame>
        <draw:custom-shape draw:style-name="gr6" draw:text-style-name="P8" draw:layer="layout" svg:width="2.4cm" svg:height="0.6cm" svg:x="20.4cm" svg:y="4.6cm">
          <text:p text:style-name="P7">TOPO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.6cm" svg:height="1.038cm" svg:x="20.3cm" svg:y="3cm">
          <draw:text-box>
            <text:p><text:span text:style-name="T3">PILHA</text:span></text:p>
          </draw:text-box>
        </draw:frame>
        <draw:frame draw:style-name="gr8" draw:text-style-name="P24" draw:layer="layout" svg:width="3.63cm" svg:height="0.84cm" svg:x="1.8cm" svg:y="10.4cm">
          <draw:text-box>
            <text:p><text:span text:style-name="T9">Tamanho = 1</text:span></text:p>
          </draw:text-box>
        </draw:frame>
        <draw:custom-shape draw:name="CaixaDeTexto 12_15" draw:style-name="gr41" draw:text-style-name="P17" draw:layer="layout" svg:width="7.627cm" svg:height="6.429cm" svg:x="1.573cm" svg:y="3.371cm">
          <text:p text:style-name="P14"><text:span text:style-name="T5">push(valor):</text:span></text:p>
          <text:p text:style-name="P15"><text:span text:style-name="T6">novo ← criar_noh(valor);</text:span></text:p>
          <text:p text:style-name="P15"><text:span text:style-name="T6">novo.proximo ← topo;</text:span></text:p>
          <text:p text:style-name="P15"><text:span text:style-name="T6">topo ← novo;</text:span></text:p>
          <text:p text:style-name="P16"><text:span text:style-name="T6">tamanho++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" draw:text-style-name="P5" draw:layer="layout" svg:width="4cm" svg:height="2.4cm" svg:x="19.6cm" svg:y="7cm">
          <text:p text:style-name="P21"><text:span text:style-name="T4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22" draw:layer="layout" svg:x1="21.6cm" svg:y1="5.2cm" svg:x2="21.6cm" svg:y2="7cm">
          <text:p/>
        </draw:line>
        <draw:line draw:style-name="gr12" draw:text-style-name="P22" draw:layer="layout" svg:x1="21.6cm" svg:y1="9.4cm" svg:x2="21.6cm" svg:y2="11.6cm">
          <text:p/>
        </draw:line>
        <draw:custom-shape draw:style-name="gr4" draw:text-style-name="P5" draw:layer="layout" svg:width="4cm" svg:height="2.4cm" svg:x="11.4cm" svg:y="4cm">
          <text:p text:style-name="P21"><text:span text:style-name="T4">11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1T0">
        <draw:frame presentation:style-name="pr1" draw:text-style-name="P13" draw:layer="layout" svg:width="25.199cm" svg:height="2.629cm" svg:x="1.4cm" svg:y="0.628cm" presentation:class="title" presentation:user-transformed="true">
          <draw:text-box>
            <text:p text:style-name="P12"><text:span text:style-name="T4"><text:s/></text:span><text:span text:style-name="T4">4. Empilhar elementos 5,11</text:span></text:p>
          </draw:text-box>
        </draw:frame>
        <draw:custom-shape draw:style-name="gr4" draw:text-style-name="P5" draw:layer="layout" svg:width="4cm" svg:height="2.4cm" svg:x="19.6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3.4cm" svg:height="1.369cm" svg:x="20cm" svg:y="11.431cm">
          <draw:text-box>
            <text:p text:style-name="P20"><text:span text:style-name="T2">NULL</text:span></text:p>
          </draw:text-box>
        </draw:frame>
        <draw:custom-shape draw:style-name="gr6" draw:text-style-name="P8" draw:layer="layout" svg:width="2.4cm" svg:height="0.6cm" svg:x="20.4cm" svg:y="4.6cm">
          <text:p text:style-name="P7">TOPO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.6cm" svg:height="1.038cm" svg:x="20.3cm" svg:y="3cm">
          <draw:text-box>
            <text:p><text:span text:style-name="T3">PILHA</text:span></text:p>
          </draw:text-box>
        </draw:frame>
        <draw:frame draw:style-name="gr8" draw:text-style-name="P24" draw:layer="layout" svg:width="3.63cm" svg:height="0.84cm" svg:x="1.8cm" svg:y="10.4cm">
          <draw:text-box>
            <text:p><text:span text:style-name="T9">Tamanho = 1</text:span></text:p>
          </draw:text-box>
        </draw:frame>
        <draw:custom-shape draw:name="CaixaDeTexto 12_16" draw:style-name="gr42" draw:text-style-name="P17" draw:layer="layout" svg:width="7.627cm" svg:height="6.429cm" svg:x="1.573cm" svg:y="3.371cm">
          <text:p text:style-name="P14"><text:span text:style-name="T5">push(valor):</text:span></text:p>
          <text:p text:style-name="P15"><text:span text:style-name="T7">novo ← criar_noh(valor);</text:span></text:p>
          <text:p text:style-name="P15"><text:span text:style-name="T6">novo.proximo ← topo;</text:span></text:p>
          <text:p text:style-name="P15"><text:span text:style-name="T6">topo ← novo;</text:span></text:p>
          <text:p text:style-name="P16"><text:span text:style-name="T6">tamanho++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" draw:text-style-name="P5" draw:layer="layout" svg:width="4cm" svg:height="2.4cm" svg:x="19.6cm" svg:y="7cm">
          <text:p text:style-name="P21"><text:span text:style-name="T4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22" draw:layer="layout" svg:x1="21.6cm" svg:y1="5.2cm" svg:x2="21.6cm" svg:y2="7cm">
          <text:p/>
        </draw:line>
        <draw:line draw:style-name="gr12" draw:text-style-name="P22" draw:layer="layout" svg:x1="21.6cm" svg:y1="9.4cm" svg:x2="21.6cm" svg:y2="11.6cm">
          <text:p/>
        </draw:line>
        <draw:custom-shape draw:style-name="gr4" draw:text-style-name="P5" draw:layer="layout" svg:width="4cm" svg:height="2.4cm" svg:x="11.4cm" svg:y="4cm">
          <text:p text:style-name="P21"><text:span text:style-name="T4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22" draw:layer="layout" svg:x1="13.4cm" svg:y1="6.4cm" svg:x2="13.4cm" svg:y2="8.4cm">
          <text:p/>
        </draw:line>
        <draw:frame draw:style-name="gr13" draw:text-style-name="P10" draw:layer="layout" svg:width="3.33cm" svg:height="1.31cm" svg:x="11.8cm" svg:y="8.4cm">
          <draw:text-box>
            <text:p><text:span text:style-name="T2">NULL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1T0">
        <draw:frame presentation:style-name="pr1" draw:text-style-name="P13" draw:layer="layout" svg:width="25.199cm" svg:height="2.629cm" svg:x="1.4cm" svg:y="0.628cm" presentation:class="title" presentation:user-transformed="true">
          <draw:text-box>
            <text:p text:style-name="P12"><text:span text:style-name="T4"><text:s/></text:span><text:span text:style-name="T4">4. Empilhar elementos 5,11</text:span></text:p>
          </draw:text-box>
        </draw:frame>
        <draw:custom-shape draw:style-name="gr4" draw:text-style-name="P5" draw:layer="layout" svg:width="4cm" svg:height="2.4cm" svg:x="19.6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3.4cm" svg:height="1.369cm" svg:x="20cm" svg:y="11.431cm">
          <draw:text-box>
            <text:p text:style-name="P20"><text:span text:style-name="T2">NULL</text:span></text:p>
          </draw:text-box>
        </draw:frame>
        <draw:custom-shape draw:style-name="gr6" draw:text-style-name="P8" draw:layer="layout" svg:width="2.4cm" svg:height="0.6cm" svg:x="20.4cm" svg:y="4.6cm">
          <text:p text:style-name="P7">TOPO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.6cm" svg:height="1.038cm" svg:x="20.3cm" svg:y="3cm">
          <draw:text-box>
            <text:p><text:span text:style-name="T3">PILHA</text:span></text:p>
          </draw:text-box>
        </draw:frame>
        <draw:frame draw:style-name="gr8" draw:text-style-name="P24" draw:layer="layout" svg:width="3.63cm" svg:height="0.84cm" svg:x="1.8cm" svg:y="10.3cm">
          <draw:text-box>
            <text:p><text:span text:style-name="T9">Tamanho = 1</text:span></text:p>
          </draw:text-box>
        </draw:frame>
        <draw:custom-shape draw:name="CaixaDeTexto 12_17" draw:style-name="gr43" draw:text-style-name="P17" draw:layer="layout" svg:width="7.627cm" svg:height="6.429cm" svg:x="1.573cm" svg:y="3.371cm">
          <text:p text:style-name="P14"><text:span text:style-name="T5">push(valor):</text:span></text:p>
          <text:p text:style-name="P15"><text:span text:style-name="T6">novo ← criar_noh(valor);</text:span></text:p>
          <text:p text:style-name="P15"><text:span text:style-name="T7">novo.proximo ← topo;</text:span></text:p>
          <text:p text:style-name="P15"><text:span text:style-name="T6">topo ← novo;</text:span></text:p>
          <text:p text:style-name="P16"><text:span text:style-name="T6">tamanho++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" draw:text-style-name="P5" draw:layer="layout" svg:width="4cm" svg:height="2.4cm" svg:x="19.6cm" svg:y="7cm">
          <text:p text:style-name="P21"><text:span text:style-name="T4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22" draw:layer="layout" svg:x1="21.6cm" svg:y1="5.2cm" svg:x2="21.6cm" svg:y2="7cm">
          <text:p/>
        </draw:line>
        <draw:line draw:style-name="gr12" draw:text-style-name="P22" draw:layer="layout" svg:x1="21.6cm" svg:y1="9.4cm" svg:x2="21.6cm" svg:y2="11.6cm">
          <text:p/>
        </draw:line>
        <draw:custom-shape draw:style-name="gr4" draw:text-style-name="P5" draw:layer="layout" svg:width="4cm" svg:height="2.4cm" svg:x="11.4cm" svg:y="4cm">
          <text:p text:style-name="P21"><text:span text:style-name="T4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4cm" svg:height="2.4cm" svg:x="19.6cm" svg:y="7cm">
          <text:p text:style-name="P21"><text:span text:style-name="T4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22" draw:layer="layout" svg:x1="13.4cm" svg:y1="6.4cm" svg:x2="19.6cm" svg:y2="8.2cm">
          <text:p/>
        </draw:lin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1T0">
        <draw:frame presentation:style-name="pr1" draw:text-style-name="P13" draw:layer="layout" svg:width="25.199cm" svg:height="2.629cm" svg:x="1.4cm" svg:y="0.628cm" presentation:class="title" presentation:user-transformed="true">
          <draw:text-box>
            <text:p text:style-name="P12"><text:span text:style-name="T4"><text:s/></text:span><text:span text:style-name="T4">4. Empilhar elementos 5,11</text:span></text:p>
          </draw:text-box>
        </draw:frame>
        <draw:custom-shape draw:style-name="gr4" draw:text-style-name="P5" draw:layer="layout" svg:width="4cm" svg:height="2.4cm" svg:x="18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3.4cm" svg:height="1.369cm" svg:x="18.4cm" svg:y="13.431cm">
          <draw:text-box>
            <text:p text:style-name="P20"><text:span text:style-name="T2">NULL</text:span></text:p>
          </draw:text-box>
        </draw:frame>
        <draw:custom-shape draw:style-name="gr6" draw:text-style-name="P8" draw:layer="layout" svg:width="2.4cm" svg:height="0.6cm" svg:x="18.8cm" svg:y="2.6cm">
          <text:p text:style-name="P7">TOPO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.6cm" svg:height="1.038cm" svg:x="18.7cm" svg:y="1cm">
          <draw:text-box>
            <text:p><text:span text:style-name="T3">PILHA</text:span></text:p>
          </draw:text-box>
        </draw:frame>
        <draw:frame draw:style-name="gr8" draw:text-style-name="P24" draw:layer="layout" svg:width="3.63cm" svg:height="0.84cm" svg:x="1.8cm" svg:y="10.46cm">
          <draw:text-box>
            <text:p><text:span text:style-name="T9">Tamanho = 1</text:span></text:p>
          </draw:text-box>
        </draw:frame>
        <draw:custom-shape draw:name="CaixaDeTexto 12_18" draw:style-name="gr44" draw:text-style-name="P17" draw:layer="layout" svg:width="7.627cm" svg:height="6.429cm" svg:x="1.573cm" svg:y="3.371cm">
          <text:p text:style-name="P14"><text:span text:style-name="T5">push(valor):</text:span></text:p>
          <text:p text:style-name="P15"><text:span text:style-name="T6">novo ← criar_noh(valor);</text:span></text:p>
          <text:p text:style-name="P15"><text:span text:style-name="T6">novo.proximo ← topo;</text:span></text:p>
          <text:p text:style-name="P15"><text:span text:style-name="T7">topo ← novo;</text:span></text:p>
          <text:p text:style-name="P16"><text:span text:style-name="T6">tamanho++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2" draw:text-style-name="P22" draw:layer="layout" svg:x1="20cm" svg:y1="3.2cm" svg:x2="20cm" svg:y2="5cm">
          <text:p/>
        </draw:line>
        <draw:line draw:style-name="gr12" draw:text-style-name="P22" draw:layer="layout" svg:x1="20cm" svg:y1="11.4cm" svg:x2="20cm" svg:y2="13.6cm">
          <text:p/>
        </draw:line>
        <draw:custom-shape draw:style-name="gr4" draw:text-style-name="P5" draw:layer="layout" svg:width="4cm" svg:height="2.4cm" svg:x="18cm" svg:y="5cm">
          <text:p text:style-name="P21"><text:span text:style-name="T4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4cm" svg:height="2.4cm" svg:x="18cm" svg:y="9cm">
          <text:p text:style-name="P21"><text:span text:style-name="T4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22" draw:layer="layout" svg:x1="20cm" svg:y1="7.4cm" svg:x2="20cm" svg:y2="9cm">
          <text:p/>
        </draw:lin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1T0">
        <draw:frame presentation:style-name="pr1" draw:text-style-name="P13" draw:layer="layout" svg:width="25.199cm" svg:height="2.629cm" svg:x="1.4cm" svg:y="0.628cm" presentation:class="title" presentation:user-transformed="true">
          <draw:text-box>
            <text:p text:style-name="P12"><text:span text:style-name="T4"><text:s/></text:span><text:span text:style-name="T4">4. Empilhar elementos 5,11</text:span></text:p>
          </draw:text-box>
        </draw:frame>
        <draw:custom-shape draw:style-name="gr4" draw:text-style-name="P5" draw:layer="layout" svg:width="4cm" svg:height="2.4cm" svg:x="18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3.4cm" svg:height="1.369cm" svg:x="18.4cm" svg:y="13.431cm">
          <draw:text-box>
            <text:p text:style-name="P20"><text:span text:style-name="T2">NULL</text:span></text:p>
          </draw:text-box>
        </draw:frame>
        <draw:custom-shape draw:style-name="gr6" draw:text-style-name="P8" draw:layer="layout" svg:width="2.4cm" svg:height="0.6cm" svg:x="18.8cm" svg:y="2.6cm">
          <text:p text:style-name="P7">TOPO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.6cm" svg:height="1.038cm" svg:x="18.7cm" svg:y="1cm">
          <draw:text-box>
            <text:p><text:span text:style-name="T3">PILHA</text:span></text:p>
          </draw:text-box>
        </draw:frame>
        <draw:frame draw:style-name="gr8" draw:text-style-name="P25" draw:layer="layout" svg:width="3.63cm" svg:height="0.84cm" svg:x="1.8cm" svg:y="10.4cm">
          <draw:text-box>
            <text:p><text:span text:style-name="T10">Tamanho = 2</text:span></text:p>
          </draw:text-box>
        </draw:frame>
        <draw:custom-shape draw:name="CaixaDeTexto 12_19" draw:style-name="gr45" draw:text-style-name="P17" draw:layer="layout" svg:width="7.627cm" svg:height="6.429cm" svg:x="1.573cm" svg:y="3.371cm">
          <text:p text:style-name="P14"><text:span text:style-name="T5">push(valor):</text:span></text:p>
          <text:p text:style-name="P15"><text:span text:style-name="T6">novo ← criar_noh(valor);</text:span></text:p>
          <text:p text:style-name="P15"><text:span text:style-name="T6">novo.proximo ← topo;</text:span></text:p>
          <text:p text:style-name="P15"><text:span text:style-name="T6">topo ← novo;</text:span></text:p>
          <text:p text:style-name="P16"><text:span text:style-name="T7">tamanho++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2" draw:text-style-name="P22" draw:layer="layout" svg:x1="20cm" svg:y1="3.2cm" svg:x2="20cm" svg:y2="5cm">
          <text:p/>
        </draw:line>
        <draw:line draw:style-name="gr12" draw:text-style-name="P22" draw:layer="layout" svg:x1="20cm" svg:y1="11.4cm" svg:x2="20cm" svg:y2="13.6cm">
          <text:p/>
        </draw:line>
        <draw:custom-shape draw:style-name="gr4" draw:text-style-name="P5" draw:layer="layout" svg:width="4cm" svg:height="2.4cm" svg:x="18cm" svg:y="5cm">
          <text:p text:style-name="P21"><text:span text:style-name="T4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4cm" svg:height="2.4cm" svg:x="18cm" svg:y="9cm">
          <text:p text:style-name="P21"><text:span text:style-name="T4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22" draw:layer="layout" svg:x1="20cm" svg:y1="7.4cm" svg:x2="20cm" svg:y2="9cm">
          <text:p/>
        </draw:lin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1T0">
        <draw:frame presentation:style-name="pr1" draw:text-style-name="P13" draw:layer="layout" svg:width="25.199cm" svg:height="2.629cm" svg:x="1.4cm" svg:y="0.628cm" presentation:class="title" presentation:user-transformed="true">
          <draw:text-box>
            <text:p text:style-name="P12"><text:span text:style-name="T4"><text:s/></text:span><text:span text:style-name="T4">5. Desempilhar</text:span></text:p>
          </draw:text-box>
        </draw:frame>
        <draw:custom-shape draw:style-name="gr4" draw:text-style-name="P5" draw:layer="layout" svg:width="4cm" svg:height="2.4cm" svg:x="18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3.4cm" svg:height="1.369cm" svg:x="18.4cm" svg:y="13.431cm">
          <draw:text-box>
            <text:p text:style-name="P20"><text:span text:style-name="T2">NULL</text:span></text:p>
          </draw:text-box>
        </draw:frame>
        <draw:custom-shape draw:style-name="gr6" draw:text-style-name="P8" draw:layer="layout" svg:width="2.4cm" svg:height="0.6cm" svg:x="18.8cm" svg:y="2.6cm">
          <text:p text:style-name="P7">TOPO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.6cm" svg:height="1.038cm" svg:x="18.7cm" svg:y="1cm">
          <draw:text-box>
            <text:p><text:span text:style-name="T3">PILHA</text:span></text:p>
          </draw:text-box>
        </draw:frame>
        <draw:frame draw:style-name="gr8" draw:text-style-name="P24" draw:layer="layout" svg:width="3.63cm" svg:height="0.84cm" svg:x="1.457cm" svg:y="8.2cm">
          <draw:text-box>
            <text:p><text:span text:style-name="T9">Tamanho = 2</text:span></text:p>
          </draw:text-box>
        </draw:frame>
        <draw:line draw:style-name="gr12" draw:text-style-name="P22" draw:layer="layout" svg:x1="20cm" svg:y1="3.2cm" svg:x2="20cm" svg:y2="5cm">
          <text:p/>
        </draw:line>
        <draw:line draw:style-name="gr12" draw:text-style-name="P22" draw:layer="layout" svg:x1="20cm" svg:y1="11.4cm" svg:x2="20cm" svg:y2="13.6cm">
          <text:p/>
        </draw:line>
        <draw:custom-shape draw:style-name="gr4" draw:text-style-name="P5" draw:layer="layout" svg:width="4cm" svg:height="2.4cm" svg:x="18cm" svg:y="5cm">
          <text:p text:style-name="P21"><text:span text:style-name="T4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4cm" svg:height="2.4cm" svg:x="18cm" svg:y="9cm">
          <text:p text:style-name="P21"><text:span text:style-name="T4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22" draw:layer="layout" svg:x1="20cm" svg:y1="7.4cm" svg:x2="20cm" svg:y2="9cm">
          <text:p/>
        </draw:line>
        <draw:custom-shape draw:name="CaixaDeTexto 13_10" draw:style-name="gr46" draw:text-style-name="P17" draw:layer="layout" svg:width="7.143cm" svg:height="5.253cm" svg:x="1.457cm" svg:y="3.251cm">
          <text:p text:style-name="P14"><text:span text:style-name="T5">pop():</text:span></text:p>
          <text:p text:style-name="P26"><text:span text:style-name="T7">aux ← <text:s/>topo;</text:span><text:span text:style-name="T6"><text:line-break/></text:span><text:span text:style-name="T6">dado ← aux.valor;</text:span><text:span text:style-name="T6"><text:line-break/></text:span><text:span text:style-name="T6">topo ← aux.proximo;</text:span><text:span text:style-name="T6"><text:line-break/></text:span><text:span text:style-name="T6">apagar(aux);</text:span><text:span text:style-name="T6"><text:line-break/></text:span><text:span text:style-name="T6">tamanho--;</text:span><text:span text:style-name="T11"><text:line-break/></text:span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" draw:text-style-name="P5" draw:layer="layout" svg:width="4cm" svg:height="2.4cm" svg:x="10.4cm" svg:y="3cm">
          <text:p text:style-name="P21"><text:span text:style-name="T4">AUX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22" draw:layer="layout" svg:x1="12.6cm" svg:y1="5.4cm" svg:x2="18cm" svg:y2="6.4cm">
          <text:p/>
        </draw:lin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1T0">
        <draw:frame presentation:style-name="pr1" draw:text-style-name="P13" draw:layer="layout" svg:width="25.199cm" svg:height="2.629cm" svg:x="1.4cm" svg:y="0.628cm" presentation:class="title" presentation:user-transformed="true">
          <draw:text-box>
            <text:p text:style-name="P12"><text:span text:style-name="T4"><text:s/></text:span><text:span text:style-name="T4">5. Desempilhar</text:span></text:p>
          </draw:text-box>
        </draw:frame>
        <draw:custom-shape draw:style-name="gr4" draw:text-style-name="P5" draw:layer="layout" svg:width="4cm" svg:height="2.4cm" svg:x="18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3.4cm" svg:height="1.369cm" svg:x="18.4cm" svg:y="13.431cm">
          <draw:text-box>
            <text:p text:style-name="P20"><text:span text:style-name="T2">NULL</text:span></text:p>
          </draw:text-box>
        </draw:frame>
        <draw:custom-shape draw:style-name="gr6" draw:text-style-name="P8" draw:layer="layout" svg:width="2.4cm" svg:height="0.6cm" svg:x="18.8cm" svg:y="2.6cm">
          <text:p text:style-name="P7">TOPO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.6cm" svg:height="1.038cm" svg:x="18.7cm" svg:y="1cm">
          <draw:text-box>
            <text:p><text:span text:style-name="T3">PILHA</text:span></text:p>
          </draw:text-box>
        </draw:frame>
        <draw:frame draw:style-name="gr8" draw:text-style-name="P24" draw:layer="layout" svg:width="3.63cm" svg:height="0.84cm" svg:x="1.457cm" svg:y="8.2cm">
          <draw:text-box>
            <text:p><text:span text:style-name="T9">Tamanho = 2</text:span></text:p>
          </draw:text-box>
        </draw:frame>
        <draw:line draw:style-name="gr12" draw:text-style-name="P22" draw:layer="layout" svg:x1="20cm" svg:y1="3.2cm" svg:x2="20cm" svg:y2="5cm">
          <text:p/>
        </draw:line>
        <draw:line draw:style-name="gr12" draw:text-style-name="P22" draw:layer="layout" svg:x1="20cm" svg:y1="11.4cm" svg:x2="20cm" svg:y2="13.6cm">
          <text:p/>
        </draw:line>
        <draw:custom-shape draw:style-name="gr4" draw:text-style-name="P5" draw:layer="layout" svg:width="4cm" svg:height="2.4cm" svg:x="18cm" svg:y="5cm">
          <text:p text:style-name="P21"><text:span text:style-name="T4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4cm" svg:height="2.4cm" svg:x="18cm" svg:y="9cm">
          <text:p text:style-name="P21"><text:span text:style-name="T4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22" draw:layer="layout" svg:x1="20cm" svg:y1="7.4cm" svg:x2="20cm" svg:y2="9cm">
          <text:p/>
        </draw:line>
        <draw:custom-shape draw:name="CaixaDeTexto 13_11" draw:style-name="gr47" draw:text-style-name="P17" draw:layer="layout" svg:width="7.143cm" svg:height="5.253cm" svg:x="1.457cm" svg:y="3.251cm">
          <text:p text:style-name="P14"><text:span text:style-name="T5">pop():</text:span></text:p>
          <text:p text:style-name="P26"><text:span text:style-name="T6">aux ← <text:s/>topo;</text:span><text:span text:style-name="T6"><text:line-break/></text:span><text:span text:style-name="T7">dado ← aux.valor;</text:span><text:span text:style-name="T6"><text:line-break/></text:span><text:span text:style-name="T6">topo ← aux.proximo;</text:span><text:span text:style-name="T6"><text:line-break/></text:span><text:span text:style-name="T6">apagar(aux);</text:span><text:span text:style-name="T6"><text:line-break/></text:span><text:span text:style-name="T6">tamanho--;</text:span><text:span text:style-name="T11"><text:line-break/></text:span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" draw:text-style-name="P5" draw:layer="layout" svg:width="4cm" svg:height="2.4cm" svg:x="10.4cm" svg:y="3cm">
          <text:p text:style-name="P21"><text:span text:style-name="T4">AUX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22" draw:layer="layout" svg:x1="12.6cm" svg:y1="5.4cm" svg:x2="18cm" svg:y2="6.4cm">
          <text:p/>
        </draw:line>
        <draw:frame draw:style-name="gr8" draw:text-style-name="P25" draw:layer="layout" svg:width="3.63cm" svg:height="0.84cm" svg:x="10.8cm" svg:y="7.8cm">
          <draw:text-box>
            <text:p><text:span text:style-name="T10">Dado = 11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1T0">
        <draw:frame presentation:style-name="pr1" draw:text-style-name="P13" draw:layer="layout" svg:width="25.199cm" svg:height="2.629cm" svg:x="1.4cm" svg:y="0.628cm" presentation:class="title" presentation:user-transformed="true">
          <draw:text-box>
            <text:p text:style-name="P12"><text:span text:style-name="T4"><text:s/></text:span><text:span text:style-name="T4">5. Desempilhar</text:span></text:p>
          </draw:text-box>
        </draw:frame>
        <draw:custom-shape draw:style-name="gr4" draw:text-style-name="P5" draw:layer="layout" svg:width="4cm" svg:height="2.4cm" svg:x="20.8cm" svg:y="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3.4cm" svg:height="1.369cm" svg:x="21.2cm" svg:y="10.831cm">
          <draw:text-box>
            <text:p text:style-name="P20"><text:span text:style-name="T2">NULL</text:span></text:p>
          </draw:text-box>
        </draw:frame>
        <draw:custom-shape draw:style-name="gr6" draw:text-style-name="P8" draw:layer="layout" svg:width="2.4cm" svg:height="0.6cm" svg:x="21.6cm" svg:y="4cm">
          <text:p text:style-name="P7">TOPO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.6cm" svg:height="1.038cm" svg:x="21.5cm" svg:y="2.4cm">
          <draw:text-box>
            <text:p><text:span text:style-name="T3">PILHA</text:span></text:p>
          </draw:text-box>
        </draw:frame>
        <draw:frame draw:style-name="gr8" draw:text-style-name="P24" draw:layer="layout" svg:width="3.63cm" svg:height="0.84cm" svg:x="1.457cm" svg:y="8.2cm">
          <draw:text-box>
            <text:p><text:span text:style-name="T9">Tamanho = 2</text:span></text:p>
          </draw:text-box>
        </draw:frame>
        <draw:line draw:style-name="gr12" draw:text-style-name="P22" draw:layer="layout" svg:x1="22.8cm" svg:y1="4.6cm" svg:x2="22.8cm" svg:y2="6.4cm">
          <text:p/>
        </draw:line>
        <draw:line draw:style-name="gr12" draw:text-style-name="P22" draw:layer="layout" svg:x1="22.8cm" svg:y1="8.8cm" svg:x2="22.8cm" svg:y2="11cm">
          <text:p/>
        </draw:line>
        <draw:custom-shape draw:style-name="gr4" draw:text-style-name="P5" draw:layer="layout" svg:width="4cm" svg:height="2.4cm" svg:x="13.2cm" svg:y="6.4cm">
          <text:p text:style-name="P21"><text:span text:style-name="T4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4cm" svg:height="2.4cm" svg:x="20.8cm" svg:y="6.4cm">
          <text:p text:style-name="P21"><text:span text:style-name="T4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CaixaDeTexto 13_12" draw:style-name="gr48" draw:text-style-name="P17" draw:layer="layout" svg:width="7.143cm" svg:height="5.253cm" svg:x="1.457cm" svg:y="3.251cm">
          <text:p text:style-name="P14"><text:span text:style-name="T5">pop():</text:span></text:p>
          <text:p text:style-name="P26"><text:span text:style-name="T6">aux ← <text:s/>topo;</text:span><text:span text:style-name="T6"><text:line-break/></text:span><text:span text:style-name="T6">dado ← aux.valor;</text:span><text:span text:style-name="T6"><text:line-break/></text:span><text:span text:style-name="T7">topo ← aux.proximo;</text:span><text:span text:style-name="T6"><text:line-break/></text:span><text:span text:style-name="T6">apagar(aux);</text:span><text:span text:style-name="T6"><text:line-break/></text:span><text:span text:style-name="T6">tamanho--;</text:span><text:span text:style-name="T11"><text:line-break/></text:span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" draw:text-style-name="P5" draw:layer="layout" svg:width="4cm" svg:height="2.4cm" svg:x="13.2cm" svg:y="2.4cm">
          <text:p text:style-name="P21"><text:span text:style-name="T4">AUX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25" draw:layer="layout" svg:width="3.63cm" svg:height="0.84cm" svg:x="13.4cm" svg:y="12.4cm">
          <draw:text-box>
            <text:p><text:span text:style-name="T10">Dado = 11</text:span></text:p>
          </draw:text-box>
        </draw:frame>
        <draw:line draw:style-name="gr12" draw:text-style-name="P22" draw:layer="layout" svg:x1="15.2cm" svg:y1="4.8cm" svg:x2="15.2cm" svg:y2="6.4cm">
          <text:p/>
        </draw:line>
        <draw:line draw:style-name="gr5" draw:text-style-name="P6" draw:layer="layout" svg:x1="17.2cm" svg:y1="7.6cm" svg:x2="20.8cm" svg:y2="7.6cm">
          <text:p/>
        </draw:lin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1T0">
        <draw:frame presentation:style-name="pr1" draw:text-style-name="P13" draw:layer="layout" svg:width="25.199cm" svg:height="2.629cm" svg:x="1.4cm" svg:y="0.628cm" presentation:class="title" presentation:user-transformed="true">
          <draw:text-box>
            <text:p text:style-name="P12"><text:span text:style-name="T4"><text:s/></text:span><text:span text:style-name="T4">5. Desempilhar</text:span></text:p>
          </draw:text-box>
        </draw:frame>
        <draw:custom-shape draw:style-name="gr4" draw:text-style-name="P5" draw:layer="layout" svg:width="4cm" svg:height="2.4cm" svg:x="20.8cm" svg:y="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3.4cm" svg:height="1.369cm" svg:x="21.2cm" svg:y="10.831cm">
          <draw:text-box>
            <text:p text:style-name="P20"><text:span text:style-name="T2">NULL</text:span></text:p>
          </draw:text-box>
        </draw:frame>
        <draw:custom-shape draw:style-name="gr6" draw:text-style-name="P8" draw:layer="layout" svg:width="2.4cm" svg:height="0.6cm" svg:x="21.6cm" svg:y="4cm">
          <text:p text:style-name="P7">TOPO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.6cm" svg:height="1.038cm" svg:x="21.5cm" svg:y="2.4cm">
          <draw:text-box>
            <text:p><text:span text:style-name="T3">PILHA</text:span></text:p>
          </draw:text-box>
        </draw:frame>
        <draw:frame draw:style-name="gr8" draw:text-style-name="P24" draw:layer="layout" svg:width="3.63cm" svg:height="0.84cm" svg:x="1.457cm" svg:y="8.2cm">
          <draw:text-box>
            <text:p><text:span text:style-name="T9">Tamanho = 2</text:span></text:p>
          </draw:text-box>
        </draw:frame>
        <draw:line draw:style-name="gr12" draw:text-style-name="P22" draw:layer="layout" svg:x1="22.8cm" svg:y1="4.6cm" svg:x2="22.8cm" svg:y2="6.4cm">
          <text:p/>
        </draw:line>
        <draw:line draw:style-name="gr12" draw:text-style-name="P22" draw:layer="layout" svg:x1="22.8cm" svg:y1="8.8cm" svg:x2="22.8cm" svg:y2="11cm">
          <text:p/>
        </draw:line>
        <draw:custom-shape draw:style-name="gr4" draw:text-style-name="P5" draw:layer="layout" svg:width="4cm" svg:height="2.4cm" svg:x="13.2cm" svg:y="6.4cm">
          <text:p text:style-name="P21"><text:span text:style-name="T4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4cm" svg:height="2.4cm" svg:x="20.8cm" svg:y="6.4cm">
          <text:p text:style-name="P21"><text:span text:style-name="T4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CaixaDeTexto 13_2" draw:style-name="gr49" draw:text-style-name="P17" draw:layer="layout" svg:width="7.143cm" svg:height="5.253cm" svg:x="1.457cm" svg:y="3.251cm">
          <text:p text:style-name="P14"><text:span text:style-name="T5">pop():</text:span></text:p>
          <text:p text:style-name="P26"><text:span text:style-name="T6">aux ← <text:s/>topo;</text:span><text:span text:style-name="T6"><text:line-break/></text:span><text:span text:style-name="T6">dado ← aux.valor;</text:span><text:span text:style-name="T6"><text:line-break/></text:span><text:span text:style-name="T6">topo ← aux.proximo;</text:span><text:span text:style-name="T6"><text:line-break/></text:span><text:span text:style-name="T7">apagar(aux);</text:span><text:span text:style-name="T6"><text:line-break/></text:span><text:span text:style-name="T6">tamanho--;</text:span><text:span text:style-name="T11"><text:line-break/></text:span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" draw:text-style-name="P5" draw:layer="layout" svg:width="4cm" svg:height="2.4cm" svg:x="13.2cm" svg:y="2.4cm">
          <text:p text:style-name="P21"><text:span text:style-name="T4">AUX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25" draw:layer="layout" svg:width="3.63cm" svg:height="0.84cm" svg:x="13.4cm" svg:y="12.4cm">
          <draw:text-box>
            <text:p><text:span text:style-name="T10">Dado = 11</text:span></text:p>
          </draw:text-box>
        </draw:frame>
        <draw:line draw:style-name="gr12" draw:text-style-name="P22" draw:layer="layout" svg:x1="15.2cm" svg:y1="4.8cm" svg:x2="15.2cm" svg:y2="6.4cm">
          <text:p/>
        </draw:line>
        <draw:line draw:style-name="gr5" draw:text-style-name="P6" draw:layer="layout" svg:x1="17.2cm" svg:y1="7.6cm" svg:x2="20.8cm" svg:y2="7.6cm">
          <text:p/>
        </draw:line>
        <draw:frame draw:style-name="gr27" draw:text-style-name="P27" draw:layer="layout" svg:width="2.386cm" svg:height="3.406cm" svg:x="14.014cm" svg:y="6cm">
          <draw:text-box>
            <text:p><text:span text:style-name="T12">X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1T0">
        <draw:frame presentation:style-name="pr1" draw:text-style-name="P13" draw:layer="layout" svg:width="25.199cm" svg:height="2.629cm" svg:x="1.4cm" svg:y="0.628cm" presentation:class="title" presentation:user-transformed="true">
          <draw:text-box>
            <text:p text:style-name="P12"><text:span text:style-name="T4"><text:s/></text:span><text:span text:style-name="T4">5. Desempilhar</text:span></text:p>
          </draw:text-box>
        </draw:frame>
        <draw:custom-shape draw:style-name="gr4" draw:text-style-name="P5" draw:layer="layout" svg:width="4cm" svg:height="2.4cm" svg:x="17.8cm" svg:y="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3.4cm" svg:height="1.369cm" svg:x="18.2cm" svg:y="11.231cm">
          <draw:text-box>
            <text:p text:style-name="P20"><text:span text:style-name="T2">NULL</text:span></text:p>
          </draw:text-box>
        </draw:frame>
        <draw:custom-shape draw:style-name="gr6" draw:text-style-name="P8" draw:layer="layout" svg:width="2.4cm" svg:height="0.6cm" svg:x="18.6cm" svg:y="4.4cm">
          <text:p text:style-name="P7">TOPO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.6cm" svg:height="1.038cm" svg:x="18.5cm" svg:y="2.8cm">
          <draw:text-box>
            <text:p><text:span text:style-name="T3">PILHA</text:span></text:p>
          </draw:text-box>
        </draw:frame>
        <draw:frame draw:style-name="gr28" draw:text-style-name="P25" draw:layer="layout" svg:width="3.63cm" svg:height="1.427cm" svg:x="1.457cm" svg:y="8.2cm">
          <draw:text-box>
            <text:p><text:span text:style-name="T10">Tamanho = 1</text:span></text:p>
            <text:p><text:span text:style-name="T10"/></text:p>
          </draw:text-box>
        </draw:frame>
        <draw:line draw:style-name="gr12" draw:text-style-name="P22" draw:layer="layout" svg:x1="19.8cm" svg:y1="5cm" svg:x2="19.8cm" svg:y2="6.8cm">
          <text:p/>
        </draw:line>
        <draw:line draw:style-name="gr12" draw:text-style-name="P22" draw:layer="layout" svg:x1="19.8cm" svg:y1="9.2cm" svg:x2="19.8cm" svg:y2="11.4cm">
          <text:p/>
        </draw:line>
        <draw:custom-shape draw:style-name="gr4" draw:text-style-name="P5" draw:layer="layout" svg:width="4cm" svg:height="2.4cm" svg:x="17.8cm" svg:y="6.8cm">
          <text:p text:style-name="P21"><text:span text:style-name="T4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CaixaDeTexto 13_14" draw:style-name="gr50" draw:text-style-name="P17" draw:layer="layout" svg:width="7.143cm" svg:height="5.253cm" svg:x="1.457cm" svg:y="3.251cm">
          <text:p text:style-name="P14"><text:span text:style-name="T5">pop():</text:span></text:p>
          <text:p text:style-name="P26"><text:span text:style-name="T6">aux ← <text:s/>topo;</text:span><text:span text:style-name="T6"><text:line-break/></text:span><text:span text:style-name="T6">dado ← aux.valor;</text:span><text:span text:style-name="T6"><text:line-break/></text:span><text:span text:style-name="T6">topo ← aux.proximo;</text:span><text:span text:style-name="T6"><text:line-break/></text:span><text:span text:style-name="T6">apagar(aux);</text:span><text:span text:style-name="T6"><text:line-break/></text:span><text:span text:style-name="T7">tamanho--;</text:span><text:span text:style-name="T11"><text:line-break/></text:span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1T0">
        <draw:frame presentation:style-name="pr1" draw:text-style-name="P13" draw:layer="layout" svg:width="25.199cm" svg:height="2.629cm" svg:x="1.4cm" svg:y="0.628cm" presentation:class="title" presentation:user-transformed="true">
          <draw:text-box>
            <text:p text:style-name="P12"><text:span text:style-name="T4"><text:s/></text:span><text:span text:style-name="T4">6. Empilhar elementos 8,10,3,11</text:span></text:p>
          </draw:text-box>
        </draw:frame>
        <draw:custom-shape draw:style-name="gr4" draw:text-style-name="P5" draw:layer="layout" svg:width="4cm" svg:height="2.4cm" svg:x="19.6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3.4cm" svg:height="1.369cm" svg:x="20cm" svg:y="11.431cm">
          <draw:text-box>
            <text:p text:style-name="P20"><text:span text:style-name="T2">NULL</text:span></text:p>
          </draw:text-box>
        </draw:frame>
        <draw:custom-shape draw:style-name="gr6" draw:text-style-name="P8" draw:layer="layout" svg:width="2.4cm" svg:height="0.6cm" svg:x="20.4cm" svg:y="4.6cm">
          <text:p text:style-name="P7">TOPO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.6cm" svg:height="1.038cm" svg:x="20.3cm" svg:y="3cm">
          <draw:text-box>
            <text:p><text:span text:style-name="T3">PILHA</text:span></text:p>
          </draw:text-box>
        </draw:frame>
        <draw:frame draw:style-name="gr8" draw:text-style-name="P24" draw:layer="layout" svg:width="3.63cm" svg:height="0.84cm" svg:x="1.8cm" svg:y="10.4cm">
          <draw:text-box>
            <text:p><text:span text:style-name="T9">Tamanho = 1</text:span></text:p>
          </draw:text-box>
        </draw:frame>
        <draw:custom-shape draw:name="CaixaDeTexto 12_20" draw:style-name="gr51" draw:text-style-name="P17" draw:layer="layout" svg:width="7.627cm" svg:height="6.429cm" svg:x="1.573cm" svg:y="3.371cm">
          <text:p text:style-name="P14"><text:span text:style-name="T5">push(valor):</text:span></text:p>
          <text:p text:style-name="P15"><text:span text:style-name="T6">novo ← criar_noh(valor);</text:span></text:p>
          <text:p text:style-name="P15"><text:span text:style-name="T6">novo.proximo ← topo;</text:span></text:p>
          <text:p text:style-name="P15"><text:span text:style-name="T6">topo ← novo;</text:span></text:p>
          <text:p text:style-name="P16"><text:span text:style-name="T6">tamanho++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" draw:text-style-name="P5" draw:layer="layout" svg:width="4cm" svg:height="2.4cm" svg:x="19.6cm" svg:y="7cm">
          <text:p text:style-name="P21"><text:span text:style-name="T4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22" draw:layer="layout" svg:x1="21.6cm" svg:y1="5.2cm" svg:x2="21.6cm" svg:y2="7cm">
          <text:p/>
        </draw:line>
        <draw:line draw:style-name="gr12" draw:text-style-name="P22" draw:layer="layout" svg:x1="21.6cm" svg:y1="9.4cm" svg:x2="21.6cm" svg:y2="11.6cm">
          <text:p/>
        </draw:line>
        <draw:custom-shape draw:style-name="gr4" draw:text-style-name="P5" draw:layer="layout" svg:width="4cm" svg:height="2.4cm" svg:x="11.4cm" svg:y="4cm">
          <text:p text:style-name="P21"><text:span text:style-name="T4">8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3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adrão" presentation:presentation-page-layout-name="AL1T0">
        <draw:frame presentation:style-name="pr1" draw:text-style-name="P13" draw:layer="layout" svg:width="25.199cm" svg:height="2.629cm" svg:x="1.4cm" svg:y="0.628cm" presentation:class="title" presentation:user-transformed="true">
          <draw:text-box>
            <text:p text:style-name="P12"><text:span text:style-name="T13"><text:s/></text:span><text:span text:style-name="T4">6. Empilhar elementos 8,10,3,11</text:span></text:p>
          </draw:text-box>
        </draw:frame>
        <draw:custom-shape draw:style-name="gr4" draw:text-style-name="P5" draw:layer="layout" svg:width="4cm" svg:height="2.4cm" svg:x="19.6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3.4cm" svg:height="1.369cm" svg:x="20cm" svg:y="11.431cm">
          <draw:text-box>
            <text:p text:style-name="P20"><text:span text:style-name="T2">NULL</text:span></text:p>
          </draw:text-box>
        </draw:frame>
        <draw:custom-shape draw:style-name="gr6" draw:text-style-name="P8" draw:layer="layout" svg:width="2.4cm" svg:height="0.6cm" svg:x="20.4cm" svg:y="4.6cm">
          <text:p text:style-name="P7">TOPO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.6cm" svg:height="1.038cm" svg:x="20.3cm" svg:y="3cm">
          <draw:text-box>
            <text:p><text:span text:style-name="T3">PILHA</text:span></text:p>
          </draw:text-box>
        </draw:frame>
        <draw:frame draw:style-name="gr8" draw:text-style-name="P24" draw:layer="layout" svg:width="3.63cm" svg:height="0.84cm" svg:x="1.8cm" svg:y="10.4cm">
          <draw:text-box>
            <text:p><text:span text:style-name="T9">Tamanho = 1</text:span></text:p>
          </draw:text-box>
        </draw:frame>
        <draw:custom-shape draw:name="CaixaDeTexto 12_21" draw:style-name="gr52" draw:text-style-name="P17" draw:layer="layout" svg:width="7.627cm" svg:height="6.429cm" svg:x="1.573cm" svg:y="3.371cm">
          <text:p text:style-name="P14"><text:span text:style-name="T5">push(valor):</text:span></text:p>
          <text:p text:style-name="P15"><text:span text:style-name="T7">novo ← criar_noh(valor);</text:span></text:p>
          <text:p text:style-name="P15"><text:span text:style-name="T6">novo.proximo ← topo;</text:span></text:p>
          <text:p text:style-name="P15"><text:span text:style-name="T6">topo ← novo;</text:span></text:p>
          <text:p text:style-name="P16"><text:span text:style-name="T6">tamanho++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" draw:text-style-name="P5" draw:layer="layout" svg:width="4cm" svg:height="2.4cm" svg:x="19.6cm" svg:y="7cm">
          <text:p text:style-name="P21"><text:span text:style-name="T4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22" draw:layer="layout" svg:x1="21.6cm" svg:y1="5.2cm" svg:x2="21.6cm" svg:y2="7cm">
          <text:p/>
        </draw:line>
        <draw:line draw:style-name="gr12" draw:text-style-name="P22" draw:layer="layout" svg:x1="21.6cm" svg:y1="9.4cm" svg:x2="21.6cm" svg:y2="11.6cm">
          <text:p/>
        </draw:line>
        <draw:custom-shape draw:style-name="gr4" draw:text-style-name="P5" draw:layer="layout" svg:width="4cm" svg:height="2.4cm" svg:x="11.4cm" svg:y="4cm">
          <text:p text:style-name="P21"><text:span text:style-name="T4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22" draw:layer="layout" svg:x1="13.4cm" svg:y1="6.4cm" svg:x2="13.4cm" svg:y2="8.4cm">
          <text:p/>
        </draw:line>
        <draw:frame draw:style-name="gr13" draw:text-style-name="P10" draw:layer="layout" svg:width="3.33cm" svg:height="1.31cm" svg:x="11.8cm" svg:y="8.4cm">
          <draw:text-box>
            <text:p><text:span text:style-name="T2">NULL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8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adrão" presentation:presentation-page-layout-name="AL1T0">
        <draw:frame presentation:style-name="pr1" draw:text-style-name="P13" draw:layer="layout" svg:width="25.199cm" svg:height="2.629cm" svg:x="1.4cm" svg:y="0.628cm" presentation:class="title" presentation:user-transformed="true">
          <draw:text-box>
            <text:p text:style-name="P12"><text:span text:style-name="T13"><text:s/></text:span><text:span text:style-name="T4">6. Empilhar elementos 8,10,3,11</text:span></text:p>
          </draw:text-box>
        </draw:frame>
        <draw:custom-shape draw:style-name="gr4" draw:text-style-name="P5" draw:layer="layout" svg:width="4cm" svg:height="2.4cm" svg:x="19.6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3.4cm" svg:height="1.369cm" svg:x="20cm" svg:y="11.431cm">
          <draw:text-box>
            <text:p text:style-name="P20"><text:span text:style-name="T2">NULL</text:span></text:p>
          </draw:text-box>
        </draw:frame>
        <draw:custom-shape draw:style-name="gr6" draw:text-style-name="P8" draw:layer="layout" svg:width="2.4cm" svg:height="0.6cm" svg:x="20.4cm" svg:y="4.6cm">
          <text:p text:style-name="P7">TOPO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.6cm" svg:height="1.038cm" svg:x="20.3cm" svg:y="3cm">
          <draw:text-box>
            <text:p><text:span text:style-name="T3">PILHA</text:span></text:p>
          </draw:text-box>
        </draw:frame>
        <draw:frame draw:style-name="gr8" draw:text-style-name="P24" draw:layer="layout" svg:width="3.63cm" svg:height="0.84cm" svg:x="1.8cm" svg:y="10.3cm">
          <draw:text-box>
            <text:p><text:span text:style-name="T9">Tamanho = 1</text:span></text:p>
          </draw:text-box>
        </draw:frame>
        <draw:custom-shape draw:name="CaixaDeTexto 12_22" draw:style-name="gr53" draw:text-style-name="P17" draw:layer="layout" svg:width="7.627cm" svg:height="6.429cm" svg:x="1.573cm" svg:y="3.371cm">
          <text:p text:style-name="P14"><text:span text:style-name="T5">push(valor):</text:span></text:p>
          <text:p text:style-name="P15"><text:span text:style-name="T6">novo ← criar_noh(valor);</text:span></text:p>
          <text:p text:style-name="P15"><text:span text:style-name="T7">novo.proximo ← topo;</text:span></text:p>
          <text:p text:style-name="P15"><text:span text:style-name="T6">topo ← novo;</text:span></text:p>
          <text:p text:style-name="P16"><text:span text:style-name="T6">tamanho++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" draw:text-style-name="P5" draw:layer="layout" svg:width="4cm" svg:height="2.4cm" svg:x="19.6cm" svg:y="7cm">
          <text:p text:style-name="P21"><text:span text:style-name="T4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22" draw:layer="layout" svg:x1="21.6cm" svg:y1="5.2cm" svg:x2="21.6cm" svg:y2="7cm">
          <text:p/>
        </draw:line>
        <draw:line draw:style-name="gr12" draw:text-style-name="P22" draw:layer="layout" svg:x1="21.6cm" svg:y1="9.4cm" svg:x2="21.6cm" svg:y2="11.6cm">
          <text:p/>
        </draw:line>
        <draw:custom-shape draw:style-name="gr4" draw:text-style-name="P5" draw:layer="layout" svg:width="4cm" svg:height="2.4cm" svg:x="11.4cm" svg:y="4cm">
          <text:p text:style-name="P21"><text:span text:style-name="T4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4cm" svg:height="2.4cm" svg:x="19.6cm" svg:y="7cm">
          <text:p text:style-name="P21"><text:span text:style-name="T4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22" draw:layer="layout" svg:x1="13.4cm" svg:y1="6.4cm" svg:x2="19.6cm" svg:y2="8.2cm">
          <text:p/>
        </draw:line>
        <presentation:notes draw:style-name="dp2">
          <draw:page-thumbnail draw:style-name="gr9" draw:layer="layout" svg:width="19.798cm" svg:height="11.136cm" svg:x="0.6cm" svg:y="2.257cm" draw:page-number="39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adrão" presentation:presentation-page-layout-name="AL1T0">
        <draw:frame presentation:style-name="pr1" draw:text-style-name="P13" draw:layer="layout" svg:width="25.199cm" svg:height="2.629cm" svg:x="1.4cm" svg:y="0.628cm" presentation:class="title" presentation:user-transformed="true">
          <draw:text-box>
            <text:p text:style-name="P12"><text:span text:style-name="T4">6. Empilhar elementos 8,10,3,11</text:span></text:p>
          </draw:text-box>
        </draw:frame>
        <draw:custom-shape draw:style-name="gr4" draw:text-style-name="P5" draw:layer="layout" svg:width="4cm" svg:height="2.4cm" svg:x="18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3.4cm" svg:height="1.369cm" svg:x="18.4cm" svg:y="13.431cm">
          <draw:text-box>
            <text:p text:style-name="P20"><text:span text:style-name="T2">NULL</text:span></text:p>
          </draw:text-box>
        </draw:frame>
        <draw:custom-shape draw:style-name="gr6" draw:text-style-name="P8" draw:layer="layout" svg:width="2.4cm" svg:height="0.6cm" svg:x="18.8cm" svg:y="2.6cm">
          <text:p text:style-name="P7">TOPO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.6cm" svg:height="1.038cm" svg:x="18.7cm" svg:y="1cm">
          <draw:text-box>
            <text:p><text:span text:style-name="T3">PILHA</text:span></text:p>
          </draw:text-box>
        </draw:frame>
        <draw:frame draw:style-name="gr8" draw:text-style-name="P24" draw:layer="layout" svg:width="3.63cm" svg:height="0.84cm" svg:x="1.8cm" svg:y="10.46cm">
          <draw:text-box>
            <text:p><text:span text:style-name="T9">Tamanho = 1</text:span></text:p>
          </draw:text-box>
        </draw:frame>
        <draw:custom-shape draw:name="CaixaDeTexto 12_23" draw:style-name="gr54" draw:text-style-name="P17" draw:layer="layout" svg:width="7.627cm" svg:height="6.429cm" svg:x="1.573cm" svg:y="3.371cm">
          <text:p text:style-name="P14"><text:span text:style-name="T5">push(valor):</text:span></text:p>
          <text:p text:style-name="P15"><text:span text:style-name="T6">novo ← criar_noh(valor);</text:span></text:p>
          <text:p text:style-name="P15"><text:span text:style-name="T6">novo.proximo ← topo;</text:span></text:p>
          <text:p text:style-name="P15"><text:span text:style-name="T7">topo ← novo;</text:span></text:p>
          <text:p text:style-name="P16"><text:span text:style-name="T6">tamanho++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2" draw:text-style-name="P22" draw:layer="layout" svg:x1="20cm" svg:y1="3.2cm" svg:x2="20cm" svg:y2="5cm">
          <text:p/>
        </draw:line>
        <draw:line draw:style-name="gr12" draw:text-style-name="P22" draw:layer="layout" svg:x1="20cm" svg:y1="11.4cm" svg:x2="20cm" svg:y2="13.6cm">
          <text:p/>
        </draw:line>
        <draw:custom-shape draw:style-name="gr4" draw:text-style-name="P5" draw:layer="layout" svg:width="4cm" svg:height="2.4cm" svg:x="18cm" svg:y="5cm">
          <text:p text:style-name="P21"><text:span text:style-name="T4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4cm" svg:height="2.4cm" svg:x="18cm" svg:y="9cm">
          <text:p text:style-name="P21"><text:span text:style-name="T4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22" draw:layer="layout" svg:x1="20cm" svg:y1="7.4cm" svg:x2="20cm" svg:y2="9cm">
          <text:p/>
        </draw:line>
        <presentation:notes draw:style-name="dp2">
          <draw:page-thumbnail draw:style-name="gr9" draw:layer="layout" svg:width="19.798cm" svg:height="11.136cm" svg:x="0.6cm" svg:y="2.257cm" draw:page-number="40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Padrão" presentation:presentation-page-layout-name="AL1T0">
        <draw:frame presentation:style-name="pr1" draw:text-style-name="P13" draw:layer="layout" svg:width="25.199cm" svg:height="2.629cm" svg:x="1.4cm" svg:y="0.628cm" presentation:class="title" presentation:user-transformed="true">
          <draw:text-box>
            <text:p text:style-name="P12"><text:span text:style-name="T4">6. Empilhar elementos 8,10,3,11</text:span></text:p>
          </draw:text-box>
        </draw:frame>
        <draw:custom-shape draw:style-name="gr4" draw:text-style-name="P5" draw:layer="layout" svg:width="4cm" svg:height="2.4cm" svg:x="18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3.4cm" svg:height="1.369cm" svg:x="18.4cm" svg:y="13.431cm">
          <draw:text-box>
            <text:p text:style-name="P20"><text:span text:style-name="T2">NULL</text:span></text:p>
          </draw:text-box>
        </draw:frame>
        <draw:custom-shape draw:style-name="gr6" draw:text-style-name="P8" draw:layer="layout" svg:width="2.4cm" svg:height="0.6cm" svg:x="18.8cm" svg:y="2.6cm">
          <text:p text:style-name="P7">TOPO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.6cm" svg:height="1.038cm" svg:x="18.7cm" svg:y="1cm">
          <draw:text-box>
            <text:p><text:span text:style-name="T3">PILHA</text:span></text:p>
          </draw:text-box>
        </draw:frame>
        <draw:frame draw:style-name="gr8" draw:text-style-name="P25" draw:layer="layout" svg:width="3.63cm" svg:height="0.84cm" svg:x="1.8cm" svg:y="10.4cm">
          <draw:text-box>
            <text:p><text:span text:style-name="T10">Tamanho = 2</text:span></text:p>
          </draw:text-box>
        </draw:frame>
        <draw:custom-shape draw:name="CaixaDeTexto 12_24" draw:style-name="gr55" draw:text-style-name="P17" draw:layer="layout" svg:width="7.627cm" svg:height="6.429cm" svg:x="1.573cm" svg:y="3.371cm">
          <text:p text:style-name="P14"><text:span text:style-name="T5">push(valor):</text:span></text:p>
          <text:p text:style-name="P15"><text:span text:style-name="T6">novo ← criar_noh(valor);</text:span></text:p>
          <text:p text:style-name="P15"><text:span text:style-name="T6">novo.proximo ← topo;</text:span></text:p>
          <text:p text:style-name="P15"><text:span text:style-name="T6">topo ← novo;</text:span></text:p>
          <text:p text:style-name="P16"><text:span text:style-name="T7">tamanho++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2" draw:text-style-name="P22" draw:layer="layout" svg:x1="20cm" svg:y1="3.2cm" svg:x2="20cm" svg:y2="5cm">
          <text:p/>
        </draw:line>
        <draw:line draw:style-name="gr12" draw:text-style-name="P22" draw:layer="layout" svg:x1="20cm" svg:y1="11.4cm" svg:x2="20cm" svg:y2="13.6cm">
          <text:p/>
        </draw:line>
        <draw:custom-shape draw:style-name="gr4" draw:text-style-name="P5" draw:layer="layout" svg:width="4cm" svg:height="2.4cm" svg:x="18cm" svg:y="5cm">
          <text:p text:style-name="P21"><text:span text:style-name="T4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4cm" svg:height="2.4cm" svg:x="18cm" svg:y="9cm">
          <text:p text:style-name="P21"><text:span text:style-name="T4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22" draw:layer="layout" svg:x1="20cm" svg:y1="7.4cm" svg:x2="20cm" svg:y2="9cm">
          <text:p/>
        </draw:line>
        <presentation:notes draw:style-name="dp2">
          <draw:page-thumbnail draw:style-name="gr9" draw:layer="layout" svg:width="19.798cm" svg:height="11.136cm" svg:x="0.6cm" svg:y="2.257cm" draw:page-number="4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Padrão" presentation:presentation-page-layout-name="AL1T0">
        <draw:frame presentation:style-name="pr1" draw:text-style-name="P13" draw:layer="layout" svg:width="25.199cm" svg:height="2.629cm" svg:x="1.4cm" svg:y="0.628cm" presentation:class="title" presentation:user-transformed="true">
          <draw:text-box>
            <text:p text:style-name="P12"><text:span text:style-name="T4">6. Empilhar elementos 8,10,3,11</text:span></text:p>
          </draw:text-box>
        </draw:frame>
        <draw:custom-shape draw:style-name="gr4" draw:text-style-name="P5" draw:layer="layout" svg:width="4cm" svg:height="2.4cm" svg:x="18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3.4cm" svg:height="1.369cm" svg:x="18.4cm" svg:y="13.431cm">
          <draw:text-box>
            <text:p text:style-name="P20"><text:span text:style-name="T2">NULL</text:span></text:p>
          </draw:text-box>
        </draw:frame>
        <draw:custom-shape draw:style-name="gr6" draw:text-style-name="P8" draw:layer="layout" svg:width="2.4cm" svg:height="0.6cm" svg:x="18.8cm" svg:y="2.6cm">
          <text:p text:style-name="P7">TOPO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.6cm" svg:height="1.038cm" svg:x="18.7cm" svg:y="1cm">
          <draw:text-box>
            <text:p><text:span text:style-name="T3">PILHA</text:span></text:p>
          </draw:text-box>
        </draw:frame>
        <draw:frame draw:style-name="gr8" draw:text-style-name="P24" draw:layer="layout" svg:width="3.63cm" svg:height="0.84cm" svg:x="1.8cm" svg:y="10.4cm">
          <draw:text-box>
            <text:p><text:span text:style-name="T9">Tamanho = 2</text:span></text:p>
          </draw:text-box>
        </draw:frame>
        <draw:custom-shape draw:name="CaixaDeTexto 12_25" draw:style-name="gr56" draw:text-style-name="P17" draw:layer="layout" svg:width="7.627cm" svg:height="6.429cm" svg:x="1.573cm" svg:y="3.371cm">
          <text:p text:style-name="P14"><text:span text:style-name="T5">push(valor):</text:span></text:p>
          <text:p text:style-name="P15"><text:span text:style-name="T6">novo ← criar_noh(valor);</text:span></text:p>
          <text:p text:style-name="P15"><text:span text:style-name="T6">novo.proximo ← topo;</text:span></text:p>
          <text:p text:style-name="P15"><text:span text:style-name="T6">topo ← novo;</text:span></text:p>
          <text:p text:style-name="P16"><text:span text:style-name="T6">tamanho++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2" draw:text-style-name="P22" draw:layer="layout" svg:x1="20cm" svg:y1="3.2cm" svg:x2="20cm" svg:y2="5cm">
          <text:p/>
        </draw:line>
        <draw:line draw:style-name="gr12" draw:text-style-name="P22" draw:layer="layout" svg:x1="20cm" svg:y1="11.4cm" svg:x2="20cm" svg:y2="13.6cm">
          <text:p/>
        </draw:line>
        <draw:custom-shape draw:style-name="gr4" draw:text-style-name="P5" draw:layer="layout" svg:width="4cm" svg:height="2.4cm" svg:x="18cm" svg:y="5cm">
          <text:p text:style-name="P21"><text:span text:style-name="T4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4cm" svg:height="2.4cm" svg:x="18cm" svg:y="9cm">
          <text:p text:style-name="P21"><text:span text:style-name="T4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22" draw:layer="layout" svg:x1="20cm" svg:y1="7.4cm" svg:x2="20cm" svg:y2="9cm">
          <text:p/>
        </draw:line>
        <draw:custom-shape draw:style-name="gr4" draw:text-style-name="P5" draw:layer="layout" svg:width="4cm" svg:height="2.4cm" svg:x="11.4cm" svg:y="3.8cm">
          <text:p text:style-name="P21"><text:span text:style-name="T4">10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4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Padrão" presentation:presentation-page-layout-name="AL1T0">
        <draw:frame presentation:style-name="pr1" draw:text-style-name="P13" draw:layer="layout" svg:width="25.199cm" svg:height="2.629cm" svg:x="1.4cm" svg:y="0.628cm" presentation:class="title" presentation:user-transformed="true">
          <draw:text-box>
            <text:p text:style-name="P12"><text:span text:style-name="T4">6. Empilhar elementos 8,10,3,11</text:span></text:p>
          </draw:text-box>
        </draw:frame>
        <draw:custom-shape draw:style-name="gr4" draw:text-style-name="P5" draw:layer="layout" svg:width="4cm" svg:height="2.4cm" svg:x="18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3.4cm" svg:height="1.369cm" svg:x="18.4cm" svg:y="13.431cm">
          <draw:text-box>
            <text:p text:style-name="P20"><text:span text:style-name="T2">NULL</text:span></text:p>
          </draw:text-box>
        </draw:frame>
        <draw:custom-shape draw:style-name="gr6" draw:text-style-name="P8" draw:layer="layout" svg:width="2.4cm" svg:height="0.6cm" svg:x="18.8cm" svg:y="2.6cm">
          <text:p text:style-name="P7">TOPO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.6cm" svg:height="1.038cm" svg:x="18.7cm" svg:y="1cm">
          <draw:text-box>
            <text:p><text:span text:style-name="T3">PILHA</text:span></text:p>
          </draw:text-box>
        </draw:frame>
        <draw:frame draw:style-name="gr8" draw:text-style-name="P24" draw:layer="layout" svg:width="3.63cm" svg:height="0.84cm" svg:x="1.8cm" svg:y="10.4cm">
          <draw:text-box>
            <text:p><text:span text:style-name="T9">Tamanho = 2</text:span></text:p>
          </draw:text-box>
        </draw:frame>
        <draw:custom-shape draw:name="CaixaDeTexto 12_26" draw:style-name="gr57" draw:text-style-name="P17" draw:layer="layout" svg:width="7.627cm" svg:height="6.429cm" svg:x="1.573cm" svg:y="3.371cm">
          <text:p text:style-name="P14"><text:span text:style-name="T5">push(valor):</text:span></text:p>
          <text:p text:style-name="P15"><text:span text:style-name="T7">novo ← criar_noh(valor);</text:span></text:p>
          <text:p text:style-name="P15"><text:span text:style-name="T6">novo.proximo ← topo;</text:span></text:p>
          <text:p text:style-name="P15"><text:span text:style-name="T6">topo ← novo;</text:span></text:p>
          <text:p text:style-name="P16"><text:span text:style-name="T6">tamanho++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2" draw:text-style-name="P22" draw:layer="layout" svg:x1="20cm" svg:y1="3.2cm" svg:x2="20cm" svg:y2="5cm">
          <text:p/>
        </draw:line>
        <draw:line draw:style-name="gr12" draw:text-style-name="P22" draw:layer="layout" svg:x1="20cm" svg:y1="11.4cm" svg:x2="20cm" svg:y2="13.6cm">
          <text:p/>
        </draw:line>
        <draw:custom-shape draw:style-name="gr4" draw:text-style-name="P5" draw:layer="layout" svg:width="4cm" svg:height="2.4cm" svg:x="18cm" svg:y="5cm">
          <text:p text:style-name="P21"><text:span text:style-name="T4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4cm" svg:height="2.4cm" svg:x="18cm" svg:y="9cm">
          <text:p text:style-name="P21"><text:span text:style-name="T4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22" draw:layer="layout" svg:x1="20cm" svg:y1="7.4cm" svg:x2="20cm" svg:y2="9cm">
          <text:p/>
        </draw:line>
        <draw:custom-shape draw:style-name="gr4" draw:text-style-name="P5" draw:layer="layout" svg:width="4cm" svg:height="2.4cm" svg:x="11.4cm" svg:y="3.8cm">
          <text:p text:style-name="P21"><text:span text:style-name="T4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22" draw:layer="layout" svg:x1="13.4cm" svg:y1="6.2cm" svg:x2="13.4cm" svg:y2="8.8cm">
          <text:p/>
        </draw:line>
        <draw:frame draw:style-name="gr3" draw:text-style-name="P4" draw:layer="layout" svg:width="3.4cm" svg:height="1.369cm" svg:x="11.7cm" svg:y="8.731cm">
          <draw:text-box>
            <text:p text:style-name="P20"><text:span text:style-name="T2">NULL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Padrão" presentation:presentation-page-layout-name="AL1T0">
        <draw:frame presentation:style-name="pr1" draw:text-style-name="P13" draw:layer="layout" svg:width="25.199cm" svg:height="2.629cm" svg:x="1.4cm" svg:y="0.629cm" presentation:class="title" presentation:user-transformed="true">
          <draw:text-box>
            <text:p text:style-name="P12"><text:span text:style-name="T4">6. Empilhar elementos 8,10,3,11</text:span></text:p>
          </draw:text-box>
        </draw:frame>
        <draw:custom-shape draw:style-name="gr4" draw:text-style-name="P5" draw:layer="layout" svg:width="4cm" svg:height="2.4cm" svg:x="18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3.4cm" svg:height="1.369cm" svg:x="18.4cm" svg:y="13.431cm">
          <draw:text-box>
            <text:p text:style-name="P20"><text:span text:style-name="T2">NULL</text:span></text:p>
          </draw:text-box>
        </draw:frame>
        <draw:custom-shape draw:style-name="gr6" draw:text-style-name="P8" draw:layer="layout" svg:width="2.4cm" svg:height="0.6cm" svg:x="18.8cm" svg:y="2.6cm">
          <text:p text:style-name="P7">TOPO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.6cm" svg:height="1.038cm" svg:x="18.7cm" svg:y="1cm">
          <draw:text-box>
            <text:p><text:span text:style-name="T3">PILHA</text:span></text:p>
          </draw:text-box>
        </draw:frame>
        <draw:frame draw:style-name="gr8" draw:text-style-name="P24" draw:layer="layout" svg:width="3.63cm" svg:height="0.84cm" svg:x="1.8cm" svg:y="10.4cm">
          <draw:text-box>
            <text:p><text:span text:style-name="T9">Tamanho = 2</text:span></text:p>
          </draw:text-box>
        </draw:frame>
        <draw:custom-shape draw:name="CaixaDeTexto 12_27" draw:style-name="gr58" draw:text-style-name="P17" draw:layer="layout" svg:width="7.627cm" svg:height="6.429cm" svg:x="1.573cm" svg:y="3.371cm">
          <text:p text:style-name="P14"><text:span text:style-name="T5">push(valor):</text:span></text:p>
          <text:p text:style-name="P15"><text:span text:style-name="T6">novo ← criar_noh(valor);</text:span></text:p>
          <text:p text:style-name="P15"><text:span text:style-name="T7">novo.proximo ← topo;</text:span></text:p>
          <text:p text:style-name="P15"><text:span text:style-name="T6">topo ← novo;</text:span></text:p>
          <text:p text:style-name="P16"><text:span text:style-name="T6">tamanho++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2" draw:text-style-name="P22" draw:layer="layout" svg:x1="20cm" svg:y1="3.2cm" svg:x2="20cm" svg:y2="5cm">
          <text:p/>
        </draw:line>
        <draw:line draw:style-name="gr12" draw:text-style-name="P22" draw:layer="layout" svg:x1="20cm" svg:y1="11.4cm" svg:x2="20cm" svg:y2="13.6cm">
          <text:p/>
        </draw:line>
        <draw:custom-shape draw:style-name="gr4" draw:text-style-name="P5" draw:layer="layout" svg:width="4cm" svg:height="2.4cm" svg:x="18cm" svg:y="5cm">
          <text:p text:style-name="P21"><text:span text:style-name="T4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4cm" svg:height="2.4cm" svg:x="18cm" svg:y="9cm">
          <text:p text:style-name="P21"><text:span text:style-name="T4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22" draw:layer="layout" svg:x1="20cm" svg:y1="7.4cm" svg:x2="20cm" svg:y2="9cm">
          <text:p/>
        </draw:line>
        <draw:custom-shape draw:style-name="gr4" draw:text-style-name="P5" draw:layer="layout" svg:width="4cm" svg:height="2.4cm" svg:x="11.4cm" svg:y="3.8cm">
          <text:p text:style-name="P21"><text:span text:style-name="T4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22" draw:layer="layout" svg:x1="13.4cm" svg:y1="6.2cm" svg:x2="18cm" svg:y2="6.8cm">
          <text:p/>
        </draw:line>
        <presentation:notes draw:style-name="dp2">
          <draw:page-thumbnail draw:style-name="gr9" draw:layer="layout" svg:width="19.798cm" svg:height="11.136cm" svg:x="0.6cm" svg:y="2.257cm" draw:page-number="4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Padrão" presentation:presentation-page-layout-name="AL1T0">
        <draw:frame presentation:style-name="pr1" draw:text-style-name="P13" draw:layer="layout" svg:width="25.199cm" svg:height="2.629cm" svg:x="1.4cm" svg:y="0.628cm" presentation:class="title" presentation:user-transformed="true">
          <draw:text-box>
            <text:p text:style-name="P12"><text:span text:style-name="T4">6. Empilhar elementos 8,10,3,11</text:span></text:p>
          </draw:text-box>
        </draw:frame>
        <draw:custom-shape draw:style-name="gr4" draw:text-style-name="P5" draw:layer="layout" svg:width="4cm" svg:height="2.4cm" svg:x="18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3.4cm" svg:height="1.369cm" svg:x="18.4cm" svg:y="13.431cm">
          <draw:text-box>
            <text:p text:style-name="P20"><text:span text:style-name="T2">NULL</text:span></text:p>
          </draw:text-box>
        </draw:frame>
        <draw:custom-shape draw:style-name="gr6" draw:text-style-name="P8" draw:layer="layout" svg:width="2.4cm" svg:height="0.6cm" svg:x="18.8cm" svg:y="2.6cm">
          <text:p text:style-name="P7">TOPO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.6cm" svg:height="1.038cm" svg:x="18.7cm" svg:y="1cm">
          <draw:text-box>
            <text:p><text:span text:style-name="T3">PILHA</text:span></text:p>
          </draw:text-box>
        </draw:frame>
        <draw:frame draw:style-name="gr8" draw:text-style-name="P24" draw:layer="layout" svg:width="3.63cm" svg:height="0.84cm" svg:x="1.8cm" svg:y="10.4cm">
          <draw:text-box>
            <text:p><text:span text:style-name="T9">Tamanho = 2</text:span></text:p>
          </draw:text-box>
        </draw:frame>
        <draw:custom-shape draw:name="CaixaDeTexto 12_28" draw:style-name="gr59" draw:text-style-name="P17" draw:layer="layout" svg:width="7.627cm" svg:height="6.429cm" svg:x="1.573cm" svg:y="3.371cm">
          <text:p text:style-name="P14"><text:span text:style-name="T5">push(valor):</text:span></text:p>
          <text:p text:style-name="P15"><text:span text:style-name="T6">novo ← criar_noh(valor);</text:span></text:p>
          <text:p text:style-name="P15"><text:span text:style-name="T6">novo.proximo ← topo;</text:span></text:p>
          <text:p text:style-name="P15"><text:span text:style-name="T7">topo ← novo;</text:span></text:p>
          <text:p text:style-name="P16"><text:span text:style-name="T6">tamanho++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" draw:text-style-name="P5" draw:layer="layout" svg:width="4cm" svg:height="2.4cm" svg:x="18cm" svg:y="7.2cm">
          <text:p text:style-name="P21"><text:span text:style-name="T4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4cm" svg:height="2.4cm" svg:x="18cm" svg:y="10.5cm">
          <text:p text:style-name="P21"><text:span text:style-name="T4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4cm" svg:height="2.4cm" svg:x="18cm" svg:y="4cm">
          <text:p text:style-name="P21"><text:span text:style-name="T4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22" draw:layer="layout" svg:x1="20cm" svg:y1="3.4cm" svg:x2="20cm" svg:y2="4cm">
          <text:p/>
        </draw:line>
        <draw:line draw:style-name="gr12" draw:text-style-name="P22" draw:layer="layout" svg:x1="20cm" svg:y1="6.4cm" svg:x2="20cm" svg:y2="7.2cm">
          <text:p/>
        </draw:line>
        <draw:line draw:style-name="gr12" draw:text-style-name="P22" draw:layer="layout" svg:x1="20cm" svg:y1="9.6cm" svg:x2="20cm" svg:y2="10.5cm">
          <text:p/>
        </draw:line>
        <draw:line draw:style-name="gr12" draw:text-style-name="P22" draw:layer="layout" svg:x1="20cm" svg:y1="12.9cm" svg:x2="20cm" svg:y2="13.6cm">
          <text:p/>
        </draw:line>
        <presentation:notes draw:style-name="dp2">
          <draw:page-thumbnail draw:style-name="gr9" draw:layer="layout" svg:width="19.798cm" svg:height="11.136cm" svg:x="0.6cm" svg:y="2.257cm" draw:page-number="4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Padrão" presentation:presentation-page-layout-name="AL1T0">
        <draw:frame presentation:style-name="pr1" draw:text-style-name="P13" draw:layer="layout" svg:width="25.199cm" svg:height="2.629cm" svg:x="1.4cm" svg:y="0.628cm" presentation:class="title" presentation:user-transformed="true">
          <draw:text-box>
            <text:p text:style-name="P12"><text:span text:style-name="T4">6. Empilhar elementos 8,10,3,11</text:span></text:p>
          </draw:text-box>
        </draw:frame>
        <draw:custom-shape draw:style-name="gr4" draw:text-style-name="P5" draw:layer="layout" svg:width="4cm" svg:height="2.4cm" svg:x="18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3.4cm" svg:height="1.369cm" svg:x="18.4cm" svg:y="13.431cm">
          <draw:text-box>
            <text:p text:style-name="P20"><text:span text:style-name="T2">NULL</text:span></text:p>
          </draw:text-box>
        </draw:frame>
        <draw:custom-shape draw:style-name="gr6" draw:text-style-name="P8" draw:layer="layout" svg:width="2.4cm" svg:height="0.6cm" svg:x="18.8cm" svg:y="2.6cm">
          <text:p text:style-name="P7">TOPO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.6cm" svg:height="1.038cm" svg:x="18.7cm" svg:y="1cm">
          <draw:text-box>
            <text:p><text:span text:style-name="T3">PILHA</text:span></text:p>
          </draw:text-box>
        </draw:frame>
        <draw:frame draw:style-name="gr8" draw:text-style-name="P25" draw:layer="layout" svg:width="3.63cm" svg:height="0.84cm" svg:x="1.8cm" svg:y="10.4cm">
          <draw:text-box>
            <text:p><text:span text:style-name="T10">Tamanho = 3</text:span></text:p>
          </draw:text-box>
        </draw:frame>
        <draw:custom-shape draw:name="CaixaDeTexto 12_29" draw:style-name="gr60" draw:text-style-name="P17" draw:layer="layout" svg:width="7.627cm" svg:height="6.429cm" svg:x="1.573cm" svg:y="3.371cm">
          <text:p text:style-name="P14"><text:span text:style-name="T5">push(valor):</text:span></text:p>
          <text:p text:style-name="P15"><text:span text:style-name="T6">novo ← criar_noh(valor);</text:span></text:p>
          <text:p text:style-name="P15"><text:span text:style-name="T6">novo.proximo ← topo;</text:span></text:p>
          <text:p text:style-name="P15"><text:span text:style-name="T6">topo ← novo;</text:span></text:p>
          <text:p text:style-name="P16"><text:span text:style-name="T7">tamanho++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" draw:text-style-name="P5" draw:layer="layout" svg:width="4cm" svg:height="2.4cm" svg:x="18cm" svg:y="7.2cm">
          <text:p text:style-name="P21"><text:span text:style-name="T4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4cm" svg:height="2.4cm" svg:x="18cm" svg:y="10.5cm">
          <text:p text:style-name="P21"><text:span text:style-name="T4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4cm" svg:height="2.4cm" svg:x="18cm" svg:y="4cm">
          <text:p text:style-name="P21"><text:span text:style-name="T4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22" draw:layer="layout" svg:x1="20cm" svg:y1="3.4cm" svg:x2="20cm" svg:y2="4cm">
          <text:p/>
        </draw:line>
        <draw:line draw:style-name="gr12" draw:text-style-name="P22" draw:layer="layout" svg:x1="20cm" svg:y1="6.4cm" svg:x2="20cm" svg:y2="7.2cm">
          <text:p/>
        </draw:line>
        <draw:line draw:style-name="gr12" draw:text-style-name="P22" draw:layer="layout" svg:x1="20cm" svg:y1="9.6cm" svg:x2="20cm" svg:y2="10.5cm">
          <text:p/>
        </draw:line>
        <draw:line draw:style-name="gr12" draw:text-style-name="P22" draw:layer="layout" svg:x1="20cm" svg:y1="12.9cm" svg:x2="20cm" svg:y2="13.6cm">
          <text:p/>
        </draw:line>
        <presentation:notes draw:style-name="dp2">
          <draw:page-thumbnail draw:style-name="gr9" draw:layer="layout" svg:width="19.798cm" svg:height="11.136cm" svg:x="0.6cm" svg:y="2.257cm" draw:page-number="4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Padrão" presentation:presentation-page-layout-name="AL1T0">
        <draw:frame presentation:style-name="pr1" draw:text-style-name="P13" draw:layer="layout" svg:width="25.199cm" svg:height="2.629cm" svg:x="1.4cm" svg:y="0.628cm" presentation:class="title" presentation:user-transformed="true">
          <draw:text-box>
            <text:p text:style-name="P12"><text:span text:style-name="T4">6. Empilhar elementos 8,10,3,11</text:span></text:p>
          </draw:text-box>
        </draw:frame>
        <draw:custom-shape draw:style-name="gr4" draw:text-style-name="P5" draw:layer="layout" svg:width="4cm" svg:height="2.4cm" svg:x="18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3.4cm" svg:height="1.369cm" svg:x="18.4cm" svg:y="13.431cm">
          <draw:text-box>
            <text:p text:style-name="P20"><text:span text:style-name="T2">NULL</text:span></text:p>
          </draw:text-box>
        </draw:frame>
        <draw:custom-shape draw:style-name="gr6" draw:text-style-name="P8" draw:layer="layout" svg:width="2.4cm" svg:height="0.6cm" svg:x="18.8cm" svg:y="2.6cm">
          <text:p text:style-name="P7">TOPO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.6cm" svg:height="1.038cm" svg:x="18.7cm" svg:y="1cm">
          <draw:text-box>
            <text:p><text:span text:style-name="T3">PILHA</text:span></text:p>
          </draw:text-box>
        </draw:frame>
        <draw:frame draw:style-name="gr8" draw:text-style-name="P25" draw:layer="layout" svg:width="3.63cm" svg:height="0.84cm" svg:x="1.8cm" svg:y="10.4cm">
          <draw:text-box>
            <text:p><text:span text:style-name="T9">Tamanho</text:span><text:span text:style-name="T10"> </text:span><text:span text:style-name="T9">= 3</text:span></text:p>
          </draw:text-box>
        </draw:frame>
        <draw:custom-shape draw:name="CaixaDeTexto 12_30" draw:style-name="gr61" draw:text-style-name="P17" draw:layer="layout" svg:width="7.627cm" svg:height="6.429cm" svg:x="1.573cm" svg:y="3.371cm">
          <text:p text:style-name="P14"><text:span text:style-name="T5">push(valor):</text:span></text:p>
          <text:p text:style-name="P15"><text:span text:style-name="T6">novo ← criar_noh(valor);</text:span></text:p>
          <text:p text:style-name="P15"><text:span text:style-name="T6">novo.proximo ← topo;</text:span></text:p>
          <text:p text:style-name="P15"><text:span text:style-name="T6">topo ← novo;</text:span></text:p>
          <text:p text:style-name="P16"><text:span text:style-name="T6">tamanho++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" draw:text-style-name="P5" draw:layer="layout" svg:width="4cm" svg:height="2.4cm" svg:x="18cm" svg:y="7.2cm">
          <text:p text:style-name="P21"><text:span text:style-name="T4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4cm" svg:height="2.4cm" svg:x="18cm" svg:y="10.5cm">
          <text:p text:style-name="P21"><text:span text:style-name="T4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4cm" svg:height="2.4cm" svg:x="18cm" svg:y="4cm">
          <text:p text:style-name="P21"><text:span text:style-name="T4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22" draw:layer="layout" svg:x1="20cm" svg:y1="3.4cm" svg:x2="20cm" svg:y2="4cm">
          <text:p/>
        </draw:line>
        <draw:line draw:style-name="gr12" draw:text-style-name="P22" draw:layer="layout" svg:x1="20cm" svg:y1="6.4cm" svg:x2="20cm" svg:y2="7.2cm">
          <text:p/>
        </draw:line>
        <draw:line draw:style-name="gr12" draw:text-style-name="P22" draw:layer="layout" svg:x1="20cm" svg:y1="9.6cm" svg:x2="20cm" svg:y2="10.5cm">
          <text:p/>
        </draw:line>
        <draw:line draw:style-name="gr12" draw:text-style-name="P22" draw:layer="layout" svg:x1="20cm" svg:y1="12.9cm" svg:x2="20cm" svg:y2="13.6cm">
          <text:p/>
        </draw:line>
        <draw:custom-shape draw:style-name="gr4" draw:text-style-name="P5" draw:layer="layout" svg:width="4cm" svg:height="2.4cm" svg:x="9.8cm" svg:y="3.4cm">
          <text:p text:style-name="P21"><text:span text:style-name="T4">3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4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Padrão" presentation:presentation-page-layout-name="AL1T0">
        <draw:frame presentation:style-name="pr1" draw:text-style-name="P13" draw:layer="layout" svg:width="25.199cm" svg:height="2.629cm" svg:x="1.4cm" svg:y="0.628cm" presentation:class="title" presentation:user-transformed="true">
          <draw:text-box>
            <text:p text:style-name="P12"><text:span text:style-name="T4">6. Empilhar elementos 8,10,3,11</text:span></text:p>
          </draw:text-box>
        </draw:frame>
        <draw:custom-shape draw:style-name="gr4" draw:text-style-name="P5" draw:layer="layout" svg:width="4cm" svg:height="2.4cm" svg:x="18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3.4cm" svg:height="1.369cm" svg:x="18.4cm" svg:y="13.431cm">
          <draw:text-box>
            <text:p text:style-name="P20"><text:span text:style-name="T2">NULL</text:span></text:p>
          </draw:text-box>
        </draw:frame>
        <draw:custom-shape draw:style-name="gr6" draw:text-style-name="P8" draw:layer="layout" svg:width="2.4cm" svg:height="0.6cm" svg:x="18.8cm" svg:y="2.6cm">
          <text:p text:style-name="P7">TOPO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.6cm" svg:height="1.038cm" svg:x="18.7cm" svg:y="1cm">
          <draw:text-box>
            <text:p><text:span text:style-name="T3">PILHA</text:span></text:p>
          </draw:text-box>
        </draw:frame>
        <draw:frame draw:style-name="gr8" draw:text-style-name="P25" draw:layer="layout" svg:width="3.63cm" svg:height="0.84cm" svg:x="1.8cm" svg:y="10.4cm">
          <draw:text-box>
            <text:p><text:span text:style-name="T9">Tamanho</text:span><text:span text:style-name="T10"> </text:span><text:span text:style-name="T9">= 3</text:span></text:p>
          </draw:text-box>
        </draw:frame>
        <draw:custom-shape draw:name="CaixaDeTexto 12_31" draw:style-name="gr62" draw:text-style-name="P17" draw:layer="layout" svg:width="7.627cm" svg:height="6.429cm" svg:x="1.573cm" svg:y="3.371cm">
          <text:p text:style-name="P14"><text:span text:style-name="T5">push(valor):</text:span></text:p>
          <text:p text:style-name="P15"><text:span text:style-name="T7">novo ← criar_noh(valor);</text:span></text:p>
          <text:p text:style-name="P15"><text:span text:style-name="T6">novo.proximo ← topo;</text:span></text:p>
          <text:p text:style-name="P15"><text:span text:style-name="T6">topo ← novo;</text:span></text:p>
          <text:p text:style-name="P16"><text:span text:style-name="T6">tamanho++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" draw:text-style-name="P5" draw:layer="layout" svg:width="4cm" svg:height="2.4cm" svg:x="18cm" svg:y="7.2cm">
          <text:p text:style-name="P21"><text:span text:style-name="T4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4cm" svg:height="2.4cm" svg:x="18cm" svg:y="10.5cm">
          <text:p text:style-name="P21"><text:span text:style-name="T4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4cm" svg:height="2.4cm" svg:x="18cm" svg:y="4cm">
          <text:p text:style-name="P21"><text:span text:style-name="T4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22" draw:layer="layout" svg:x1="20cm" svg:y1="3.4cm" svg:x2="20cm" svg:y2="4cm">
          <text:p/>
        </draw:line>
        <draw:line draw:style-name="gr12" draw:text-style-name="P22" draw:layer="layout" svg:x1="20cm" svg:y1="6.4cm" svg:x2="20cm" svg:y2="7.2cm">
          <text:p/>
        </draw:line>
        <draw:line draw:style-name="gr12" draw:text-style-name="P22" draw:layer="layout" svg:x1="20cm" svg:y1="9.6cm" svg:x2="20cm" svg:y2="10.5cm">
          <text:p/>
        </draw:line>
        <draw:line draw:style-name="gr12" draw:text-style-name="P22" draw:layer="layout" svg:x1="20cm" svg:y1="12.9cm" svg:x2="20cm" svg:y2="13.6cm">
          <text:p/>
        </draw:line>
        <draw:custom-shape draw:style-name="gr4" draw:text-style-name="P5" draw:layer="layout" svg:width="4cm" svg:height="2.4cm" svg:x="9.8cm" svg:y="3.4cm">
          <text:p text:style-name="P21"><text:span text:style-name="T4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22" draw:layer="layout" svg:x1="11.8cm" svg:y1="5.8cm" svg:x2="11.8cm" svg:y2="7.8cm">
          <text:p/>
        </draw:line>
        <draw:frame draw:style-name="gr3" draw:text-style-name="P4" draw:layer="layout" svg:width="3.4cm" svg:height="1.369cm" svg:x="10.2cm" svg:y="7.631cm">
          <draw:text-box>
            <text:p text:style-name="P20"><text:span text:style-name="T2">NULL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8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Padrão" presentation:presentation-page-layout-name="AL1T0">
        <draw:frame presentation:style-name="pr1" draw:text-style-name="P13" draw:layer="layout" svg:width="25.199cm" svg:height="2.629cm" svg:x="1.4cm" svg:y="0.628cm" presentation:class="title" presentation:user-transformed="true">
          <draw:text-box>
            <text:p text:style-name="P12"><text:span text:style-name="T4">6. Empilhar elementos 8,10,3,11</text:span></text:p>
          </draw:text-box>
        </draw:frame>
        <draw:custom-shape draw:style-name="gr4" draw:text-style-name="P5" draw:layer="layout" svg:width="4cm" svg:height="2.4cm" svg:x="18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3.4cm" svg:height="1.369cm" svg:x="18.4cm" svg:y="13.431cm">
          <draw:text-box>
            <text:p text:style-name="P20"><text:span text:style-name="T2">NULL</text:span></text:p>
          </draw:text-box>
        </draw:frame>
        <draw:custom-shape draw:style-name="gr6" draw:text-style-name="P8" draw:layer="layout" svg:width="2.4cm" svg:height="0.6cm" svg:x="18.8cm" svg:y="2.6cm">
          <text:p text:style-name="P7">TOPO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.6cm" svg:height="1.038cm" svg:x="18.7cm" svg:y="1cm">
          <draw:text-box>
            <text:p><text:span text:style-name="T3">PILHA</text:span></text:p>
          </draw:text-box>
        </draw:frame>
        <draw:frame draw:style-name="gr8" draw:text-style-name="P25" draw:layer="layout" svg:width="3.63cm" svg:height="0.84cm" svg:x="1.8cm" svg:y="10.4cm">
          <draw:text-box>
            <text:p><text:span text:style-name="T9">Tamanho</text:span><text:span text:style-name="T10"> </text:span><text:span text:style-name="T9">= 3</text:span></text:p>
          </draw:text-box>
        </draw:frame>
        <draw:custom-shape draw:name="CaixaDeTexto 12_32" draw:style-name="gr63" draw:text-style-name="P17" draw:layer="layout" svg:width="7.627cm" svg:height="6.429cm" svg:x="1.573cm" svg:y="3.371cm">
          <text:p text:style-name="P14"><text:span text:style-name="T5">push(valor):</text:span></text:p>
          <text:p text:style-name="P15"><text:span text:style-name="T6">novo ← criar_noh(valor);</text:span></text:p>
          <text:p text:style-name="P15"><text:span text:style-name="T7">novo.proximo ← topo;</text:span></text:p>
          <text:p text:style-name="P15"><text:span text:style-name="T6">topo ← novo;</text:span></text:p>
          <text:p text:style-name="P16"><text:span text:style-name="T6">tamanho++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" draw:text-style-name="P5" draw:layer="layout" svg:width="4cm" svg:height="2.4cm" svg:x="18cm" svg:y="7.2cm">
          <text:p text:style-name="P21"><text:span text:style-name="T4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4cm" svg:height="2.4cm" svg:x="18cm" svg:y="10.5cm">
          <text:p text:style-name="P21"><text:span text:style-name="T4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4cm" svg:height="2.4cm" svg:x="18cm" svg:y="4cm">
          <text:p text:style-name="P21"><text:span text:style-name="T4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22" draw:layer="layout" svg:x1="20cm" svg:y1="3.4cm" svg:x2="20cm" svg:y2="4cm">
          <text:p/>
        </draw:line>
        <draw:line draw:style-name="gr12" draw:text-style-name="P22" draw:layer="layout" svg:x1="20cm" svg:y1="6.4cm" svg:x2="20cm" svg:y2="7.2cm">
          <text:p/>
        </draw:line>
        <draw:line draw:style-name="gr12" draw:text-style-name="P22" draw:layer="layout" svg:x1="20cm" svg:y1="9.6cm" svg:x2="20cm" svg:y2="10.5cm">
          <text:p/>
        </draw:line>
        <draw:line draw:style-name="gr12" draw:text-style-name="P22" draw:layer="layout" svg:x1="20cm" svg:y1="12.9cm" svg:x2="20cm" svg:y2="13.6cm">
          <text:p/>
        </draw:line>
        <draw:custom-shape draw:style-name="gr4" draw:text-style-name="P5" draw:layer="layout" svg:width="4cm" svg:height="2.4cm" svg:x="9.8cm" svg:y="2.8cm">
          <text:p text:style-name="P21"><text:span text:style-name="T4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22" draw:layer="layout" svg:x1="11.8cm" svg:y1="5.2cm" svg:x2="18cm" svg:y2="6cm">
          <text:p/>
        </draw:line>
        <presentation:notes draw:style-name="dp2">
          <draw:page-thumbnail draw:style-name="gr9" draw:layer="layout" svg:width="19.798cm" svg:height="11.136cm" svg:x="0.6cm" svg:y="2.257cm" draw:page-number="49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Padrão" presentation:presentation-page-layout-name="AL1T0">
        <draw:frame presentation:style-name="pr1" draw:text-style-name="P13" draw:layer="layout" svg:width="25.199cm" svg:height="2.629cm" svg:x="1.4cm" svg:y="0.628cm" presentation:class="title" presentation:user-transformed="true">
          <draw:text-box>
            <text:p text:style-name="P12"><text:span text:style-name="T4">6. Empilhar elementos 8,10,3,11</text:span></text:p>
          </draw:text-box>
        </draw:frame>
        <draw:custom-shape draw:style-name="gr4" draw:text-style-name="P5" draw:layer="layout" svg:width="4cm" svg:height="2.4cm" svg:x="16.8cm" svg:y="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3.4cm" svg:height="1.369cm" svg:x="23cm" svg:y="13.231cm">
          <draw:text-box>
            <text:p text:style-name="P20"><text:span text:style-name="T2">NULL</text:span></text:p>
          </draw:text-box>
        </draw:frame>
        <draw:custom-shape draw:style-name="gr6" draw:text-style-name="P8" draw:layer="layout" svg:width="2.4cm" svg:height="0.6cm" svg:x="17.6cm" svg:y="2.4cm">
          <text:p text:style-name="P7">TOPO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.6cm" svg:height="1.038cm" svg:x="17.5cm" svg:y="0.8cm">
          <draw:text-box>
            <text:p><text:span text:style-name="T3">PILHA</text:span></text:p>
          </draw:text-box>
        </draw:frame>
        <draw:frame draw:style-name="gr8" draw:text-style-name="P25" draw:layer="layout" svg:width="3.63cm" svg:height="0.84cm" svg:x="1.8cm" svg:y="10.4cm">
          <draw:text-box>
            <text:p><text:span text:style-name="T9">Tamanho</text:span><text:span text:style-name="T10"> </text:span><text:span text:style-name="T9">= 3</text:span></text:p>
          </draw:text-box>
        </draw:frame>
        <draw:custom-shape draw:name="CaixaDeTexto 12_33" draw:style-name="gr64" draw:text-style-name="P17" draw:layer="layout" svg:width="7.627cm" svg:height="6.429cm" svg:x="1.573cm" svg:y="3.371cm">
          <text:p text:style-name="P14"><text:span text:style-name="T5">push(valor):</text:span></text:p>
          <text:p text:style-name="P15"><text:span text:style-name="T6">novo ← criar_noh(valor);</text:span></text:p>
          <text:p text:style-name="P15"><text:span text:style-name="T6">novo.proximo ← topo;</text:span></text:p>
          <text:p text:style-name="P15"><text:span text:style-name="T7">topo ← novo;</text:span></text:p>
          <text:p text:style-name="P16"><text:span text:style-name="T6">tamanho++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" draw:text-style-name="P5" draw:layer="layout" svg:width="4cm" svg:height="2.4cm" svg:x="22.6cm" svg:y="7cm">
          <text:p text:style-name="P21"><text:span text:style-name="T4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4cm" svg:height="2.4cm" svg:x="22.6cm" svg:y="10.3cm">
          <text:p text:style-name="P21"><text:span text:style-name="T4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4cm" svg:height="2.4cm" svg:x="22.6cm" svg:y="3.8cm">
          <text:p text:style-name="P21"><text:span text:style-name="T4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22" draw:layer="layout" svg:x1="24.6cm" svg:y1="6.2cm" svg:x2="24.6cm" svg:y2="7cm">
          <text:p/>
        </draw:line>
        <draw:line draw:style-name="gr12" draw:text-style-name="P22" draw:layer="layout" svg:x1="24.6cm" svg:y1="9.4cm" svg:x2="24.6cm" svg:y2="10.3cm">
          <text:p/>
        </draw:line>
        <draw:line draw:style-name="gr12" draw:text-style-name="P22" draw:layer="layout" svg:x1="24.6cm" svg:y1="12.7cm" svg:x2="24.6cm" svg:y2="13.4cm">
          <text:p/>
        </draw:line>
        <draw:custom-shape draw:style-name="gr4" draw:text-style-name="P5" draw:layer="layout" svg:width="4cm" svg:height="2.4cm" svg:x="22.599cm" svg:y="0.8cm">
          <text:p text:style-name="P21"><text:span text:style-name="T4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22" draw:layer="layout" svg:x1="19.949cm" svg:y1="2.693cm" svg:x2="22.599cm" svg:y2="2cm">
          <text:p/>
        </draw:line>
        <draw:line draw:style-name="gr12" draw:text-style-name="P22" draw:layer="layout" svg:x1="24.6cm" svg:y1="3.2cm" svg:x2="24.6cm" svg:y2="3.8cm">
          <text:p/>
        </draw:line>
        <presentation:notes draw:style-name="dp2">
          <draw:page-thumbnail draw:style-name="gr9" draw:layer="layout" svg:width="19.798cm" svg:height="11.136cm" svg:x="0.6cm" svg:y="2.257cm" draw:page-number="50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Padrão" presentation:presentation-page-layout-name="AL1T0">
        <draw:frame presentation:style-name="pr1" draw:text-style-name="P13" draw:layer="layout" svg:width="25.199cm" svg:height="2.629cm" svg:x="1.4cm" svg:y="0.628cm" presentation:class="title" presentation:user-transformed="true">
          <draw:text-box>
            <text:p text:style-name="P12"><text:span text:style-name="T4">6. Empilhar elementos 8,10,3,11</text:span></text:p>
          </draw:text-box>
        </draw:frame>
        <draw:custom-shape draw:style-name="gr4" draw:text-style-name="P5" draw:layer="layout" svg:width="4cm" svg:height="2.4cm" svg:x="16.945cm" svg:y="0.8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3.4cm" svg:height="1.369cm" svg:x="23cm" svg:y="13.231cm">
          <draw:text-box>
            <text:p text:style-name="P20"><text:span text:style-name="T2">NULL</text:span></text:p>
          </draw:text-box>
        </draw:frame>
        <draw:custom-shape draw:style-name="gr6" draw:text-style-name="P8" draw:layer="layout" svg:width="2.4cm" svg:height="0.6cm" svg:x="17.745cm" svg:y="2.423cm">
          <text:p text:style-name="P7">TOPO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.6cm" svg:height="1.038cm" svg:x="17.645cm" svg:y="0.823cm">
          <draw:text-box>
            <text:p><text:span text:style-name="T3">PILHA</text:span></text:p>
          </draw:text-box>
        </draw:frame>
        <draw:frame draw:style-name="gr8" draw:text-style-name="P25" draw:layer="layout" svg:width="3.63cm" svg:height="0.84cm" svg:x="1.8cm" svg:y="10.4cm">
          <draw:text-box>
            <text:p><text:span text:style-name="T10">Tamanho = 4</text:span></text:p>
          </draw:text-box>
        </draw:frame>
        <draw:custom-shape draw:name="CaixaDeTexto 12_34" draw:style-name="gr65" draw:text-style-name="P17" draw:layer="layout" svg:width="7.627cm" svg:height="6.429cm" svg:x="1.573cm" svg:y="3.371cm">
          <text:p text:style-name="P14"><text:span text:style-name="T5">push(valor):</text:span></text:p>
          <text:p text:style-name="P15"><text:span text:style-name="T6">novo ← criar_noh(valor);</text:span></text:p>
          <text:p text:style-name="P15"><text:span text:style-name="T6">novo.proximo ← topo;</text:span></text:p>
          <text:p text:style-name="P15"><text:span text:style-name="T6">topo ← novo;</text:span></text:p>
          <text:p text:style-name="P16"><text:span text:style-name="T7">tamanho++;</text:span><text:span text:style-name="T6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" draw:text-style-name="P5" draw:layer="layout" svg:width="4cm" svg:height="2.4cm" svg:x="22.6cm" svg:y="7cm">
          <text:p text:style-name="P21"><text:span text:style-name="T4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4cm" svg:height="2.4cm" svg:x="22.6cm" svg:y="10.3cm">
          <text:p text:style-name="P21"><text:span text:style-name="T4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4cm" svg:height="2.4cm" svg:x="22.6cm" svg:y="3.8cm">
          <text:p text:style-name="P21"><text:span text:style-name="T4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22" draw:layer="layout" svg:x1="24.6cm" svg:y1="6.2cm" svg:x2="24.6cm" svg:y2="7cm">
          <text:p/>
        </draw:line>
        <draw:line draw:style-name="gr12" draw:text-style-name="P22" draw:layer="layout" svg:x1="24.6cm" svg:y1="9.4cm" svg:x2="24.6cm" svg:y2="10.3cm">
          <text:p/>
        </draw:line>
        <draw:line draw:style-name="gr12" draw:text-style-name="P22" draw:layer="layout" svg:x1="24.6cm" svg:y1="12.7cm" svg:x2="24.6cm" svg:y2="13.4cm">
          <text:p/>
        </draw:line>
        <draw:custom-shape draw:style-name="gr4" draw:text-style-name="P5" draw:layer="layout" svg:width="4cm" svg:height="2.4cm" svg:x="22.599cm" svg:y="0.8cm">
          <text:p text:style-name="P21"><text:span text:style-name="T4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22" draw:layer="layout" svg:x1="20.16cm" svg:y1="2.763cm" svg:x2="22.599cm" svg:y2="2cm">
          <text:p/>
        </draw:line>
        <draw:line draw:style-name="gr12" draw:text-style-name="P22" draw:layer="layout" svg:x1="24.6cm" svg:y1="3.2cm" svg:x2="24.6cm" svg:y2="3.8cm">
          <text:p/>
        </draw:line>
        <presentation:notes draw:style-name="dp2">
          <draw:page-thumbnail draw:style-name="gr9" draw:layer="layout" svg:width="19.798cm" svg:height="11.136cm" svg:x="0.6cm" svg:y="2.257cm" draw:page-number="5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Padrão" presentation:presentation-page-layout-name="AL1T0">
        <draw:frame presentation:style-name="pr1" draw:text-style-name="P13" draw:layer="layout" svg:width="25.199cm" svg:height="2.629cm" svg:x="1.4cm" svg:y="0.628cm" presentation:class="title" presentation:user-transformed="true">
          <draw:text-box>
            <text:p text:style-name="P12"><text:span text:style-name="T4">6. Empilhar elementos 8,10,3,11</text:span></text:p>
          </draw:text-box>
        </draw:frame>
        <draw:custom-shape draw:style-name="gr4" draw:text-style-name="P5" draw:layer="layout" svg:width="4cm" svg:height="2.4cm" svg:x="17.111cm" svg:y="0.8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3.4cm" svg:height="1.369cm" svg:x="23cm" svg:y="13.231cm">
          <draw:text-box>
            <text:p text:style-name="P20"><text:span text:style-name="T2">NULL</text:span></text:p>
          </draw:text-box>
        </draw:frame>
        <draw:custom-shape draw:style-name="gr6" draw:text-style-name="P8" draw:layer="layout" svg:width="2.4cm" svg:height="0.6cm" svg:x="17.911cm" svg:y="2.424cm">
          <text:p text:style-name="P7">TOPO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.6cm" svg:height="1.038cm" svg:x="17.811cm" svg:y="0.824cm">
          <draw:text-box>
            <text:p><text:span text:style-name="T3">PILHA</text:span></text:p>
          </draw:text-box>
        </draw:frame>
        <draw:frame draw:style-name="gr8" draw:text-style-name="P24" draw:layer="layout" svg:width="3.63cm" svg:height="0.84cm" svg:x="1.8cm" svg:y="10.4cm">
          <draw:text-box>
            <text:p><text:span text:style-name="T9">Tamanho = 4</text:span></text:p>
          </draw:text-box>
        </draw:frame>
        <draw:custom-shape draw:name="CaixaDeTexto 12_35" draw:style-name="gr66" draw:text-style-name="P17" draw:layer="layout" svg:width="7.627cm" svg:height="6.429cm" svg:x="1.573cm" svg:y="3.371cm">
          <text:p text:style-name="P14"><text:span text:style-name="T5">push(valor):</text:span></text:p>
          <text:p text:style-name="P15"><text:span text:style-name="T6">novo ← criar_noh(valor);</text:span></text:p>
          <text:p text:style-name="P15"><text:span text:style-name="T6">novo.proximo ← topo;</text:span></text:p>
          <text:p text:style-name="P15"><text:span text:style-name="T6">topo ← novo;</text:span></text:p>
          <text:p text:style-name="P16"><text:span text:style-name="T6">tamanho++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" draw:text-style-name="P5" draw:layer="layout" svg:width="4cm" svg:height="2.4cm" svg:x="22.6cm" svg:y="7cm">
          <text:p text:style-name="P21"><text:span text:style-name="T4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4cm" svg:height="2.4cm" svg:x="22.6cm" svg:y="10.3cm">
          <text:p text:style-name="P21"><text:span text:style-name="T4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4cm" svg:height="2.4cm" svg:x="22.6cm" svg:y="3.8cm">
          <text:p text:style-name="P21"><text:span text:style-name="T4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22" draw:layer="layout" svg:x1="24.6cm" svg:y1="6.2cm" svg:x2="24.6cm" svg:y2="7cm">
          <text:p/>
        </draw:line>
        <draw:line draw:style-name="gr12" draw:text-style-name="P22" draw:layer="layout" svg:x1="24.6cm" svg:y1="9.4cm" svg:x2="24.6cm" svg:y2="10.3cm">
          <text:p/>
        </draw:line>
        <draw:line draw:style-name="gr12" draw:text-style-name="P22" draw:layer="layout" svg:x1="24.6cm" svg:y1="12.7cm" svg:x2="24.6cm" svg:y2="13.4cm">
          <text:p/>
        </draw:line>
        <draw:custom-shape draw:style-name="gr4" draw:text-style-name="P5" draw:layer="layout" svg:width="4cm" svg:height="2.4cm" svg:x="22.599cm" svg:y="0.8cm">
          <text:p text:style-name="P21"><text:span text:style-name="T4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22" draw:layer="layout" svg:x1="20.323cm" svg:y1="2.763cm" svg:x2="22.599cm" svg:y2="2cm">
          <text:p/>
        </draw:line>
        <draw:line draw:style-name="gr12" draw:text-style-name="P22" draw:layer="layout" svg:x1="24.6cm" svg:y1="3.2cm" svg:x2="24.6cm" svg:y2="3.8cm">
          <text:p/>
        </draw:line>
        <draw:custom-shape draw:style-name="gr4" draw:text-style-name="P5" draw:layer="layout" svg:width="4cm" svg:height="2.4cm" svg:x="11.2cm" svg:y="4.8cm">
          <text:p text:style-name="P21"><text:span text:style-name="T4">11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5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Padrão" presentation:presentation-page-layout-name="AL1T0">
        <draw:frame presentation:style-name="pr1" draw:text-style-name="P13" draw:layer="layout" svg:width="25.199cm" svg:height="2.629cm" svg:x="1.4cm" svg:y="0.628cm" presentation:class="title" presentation:user-transformed="true">
          <draw:text-box>
            <text:p text:style-name="P12"><text:span text:style-name="T4">6. Empilhar elementos 8,10,3,11</text:span></text:p>
          </draw:text-box>
        </draw:frame>
        <draw:custom-shape draw:style-name="gr4" draw:text-style-name="P5" draw:layer="layout" svg:width="4cm" svg:height="2.4cm" svg:x="16.759cm" svg:y="0.7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3.4cm" svg:height="1.369cm" svg:x="23cm" svg:y="13.231cm">
          <draw:text-box>
            <text:p text:style-name="P20"><text:span text:style-name="T2">NULL</text:span></text:p>
          </draw:text-box>
        </draw:frame>
        <draw:custom-shape draw:style-name="gr6" draw:text-style-name="P8" draw:layer="layout" svg:width="2.4cm" svg:height="0.6cm" svg:x="17.559cm" svg:y="2.353cm">
          <text:p text:style-name="P7">TOPO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.6cm" svg:height="1.038cm" svg:x="17.459cm" svg:y="0.753cm">
          <draw:text-box>
            <text:p><text:span text:style-name="T3">PILHA</text:span></text:p>
          </draw:text-box>
        </draw:frame>
        <draw:frame draw:style-name="gr8" draw:text-style-name="P24" draw:layer="layout" svg:width="3.63cm" svg:height="0.84cm" svg:x="1.8cm" svg:y="10.4cm">
          <draw:text-box>
            <text:p><text:span text:style-name="T9">Tamanho = 4</text:span></text:p>
          </draw:text-box>
        </draw:frame>
        <draw:custom-shape draw:name="CaixaDeTexto 12_36" draw:style-name="gr67" draw:text-style-name="P17" draw:layer="layout" svg:width="7.627cm" svg:height="6.429cm" svg:x="1.573cm" svg:y="3.371cm">
          <text:p text:style-name="P14"><text:span text:style-name="T5">push(valor):</text:span></text:p>
          <text:p text:style-name="P15"><text:span text:style-name="T7">novo ← criar_noh(valor);</text:span></text:p>
          <text:p text:style-name="P15"><text:span text:style-name="T6">novo.proximo ← topo;</text:span></text:p>
          <text:p text:style-name="P15"><text:span text:style-name="T6">topo ← novo;</text:span></text:p>
          <text:p text:style-name="P16"><text:span text:style-name="T6">tamanho++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" draw:text-style-name="P5" draw:layer="layout" svg:width="4cm" svg:height="2.4cm" svg:x="22.6cm" svg:y="7cm">
          <text:p text:style-name="P21"><text:span text:style-name="T4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4cm" svg:height="2.4cm" svg:x="22.6cm" svg:y="10.3cm">
          <text:p text:style-name="P21"><text:span text:style-name="T4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4cm" svg:height="2.4cm" svg:x="22.6cm" svg:y="3.8cm">
          <text:p text:style-name="P21"><text:span text:style-name="T4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22" draw:layer="layout" svg:x1="24.6cm" svg:y1="6.2cm" svg:x2="24.6cm" svg:y2="7cm">
          <text:p/>
        </draw:line>
        <draw:line draw:style-name="gr12" draw:text-style-name="P22" draw:layer="layout" svg:x1="24.6cm" svg:y1="9.4cm" svg:x2="24.6cm" svg:y2="10.3cm">
          <text:p/>
        </draw:line>
        <draw:line draw:style-name="gr12" draw:text-style-name="P22" draw:layer="layout" svg:x1="24.6cm" svg:y1="12.7cm" svg:x2="24.6cm" svg:y2="13.4cm">
          <text:p/>
        </draw:line>
        <draw:custom-shape draw:style-name="gr4" draw:text-style-name="P5" draw:layer="layout" svg:width="4cm" svg:height="2.4cm" svg:x="22.599cm" svg:y="0.8cm">
          <text:p text:style-name="P21"><text:span text:style-name="T4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22" draw:layer="layout" svg:x1="19.996cm" svg:y1="2.693cm" svg:x2="22.599cm" svg:y2="2cm">
          <text:p/>
        </draw:line>
        <draw:line draw:style-name="gr12" draw:text-style-name="P22" draw:layer="layout" svg:x1="24.6cm" svg:y1="3.2cm" svg:x2="24.6cm" svg:y2="3.8cm">
          <text:p/>
        </draw:line>
        <draw:custom-shape draw:style-name="gr4" draw:text-style-name="P5" draw:layer="layout" svg:width="4cm" svg:height="2.4cm" svg:x="11.2cm" svg:y="4.8cm">
          <text:p text:style-name="P21"><text:span text:style-name="T4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6" draw:layer="layout" svg:x1="13.2cm" svg:y1="7.2cm" svg:x2="13.2cm" svg:y2="9.6cm">
          <text:p/>
        </draw:line>
        <draw:frame draw:style-name="gr3" draw:text-style-name="P4" draw:layer="layout" svg:width="3.4cm" svg:height="1.369cm" svg:x="11.6cm" svg:y="9.6cm">
          <draw:text-box>
            <text:p text:style-name="P20"><text:span text:style-name="T2">NULL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Padrão" presentation:presentation-page-layout-name="AL1T0">
        <draw:frame presentation:style-name="pr1" draw:text-style-name="P13" draw:layer="layout" svg:width="25.199cm" svg:height="2.629cm" svg:x="1.4cm" svg:y="0.628cm" presentation:class="title" presentation:user-transformed="true">
          <draw:text-box>
            <text:p text:style-name="P12"><text:span text:style-name="T4">6. Empilhar elementos 8,10,3,11</text:span></text:p>
          </draw:text-box>
        </draw:frame>
        <draw:custom-shape draw:style-name="gr4" draw:text-style-name="P5" draw:layer="layout" svg:width="4cm" svg:height="2.4cm" svg:x="16.807cm" svg:y="0.7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3.4cm" svg:height="1.369cm" svg:x="23cm" svg:y="13.231cm">
          <draw:text-box>
            <text:p text:style-name="P20"><text:span text:style-name="T2">NULL</text:span></text:p>
          </draw:text-box>
        </draw:frame>
        <draw:custom-shape draw:style-name="gr6" draw:text-style-name="P8" draw:layer="layout" svg:width="2.4cm" svg:height="0.6cm" svg:x="17.607cm" svg:y="2.353cm">
          <text:p text:style-name="P7">TOPO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.6cm" svg:height="1.038cm" svg:x="17.507cm" svg:y="0.753cm">
          <draw:text-box>
            <text:p><text:span text:style-name="T3">PILHA</text:span></text:p>
          </draw:text-box>
        </draw:frame>
        <draw:frame draw:style-name="gr8" draw:text-style-name="P24" draw:layer="layout" svg:width="3.63cm" svg:height="0.84cm" svg:x="1.8cm" svg:y="10.4cm">
          <draw:text-box>
            <text:p><text:span text:style-name="T9">Tamanho = 4</text:span></text:p>
          </draw:text-box>
        </draw:frame>
        <draw:custom-shape draw:name="CaixaDeTexto 12_37" draw:style-name="gr68" draw:text-style-name="P17" draw:layer="layout" svg:width="7.627cm" svg:height="6.429cm" svg:x="1.573cm" svg:y="3.371cm">
          <text:p text:style-name="P14"><text:span text:style-name="T5">push(valor):</text:span></text:p>
          <text:p text:style-name="P15"><text:span text:style-name="T6">novo ← criar_noh(valor);</text:span></text:p>
          <text:p text:style-name="P15"><text:span text:style-name="T7">novo.proximo ← topo;</text:span></text:p>
          <text:p text:style-name="P15"><text:span text:style-name="T6">topo ← novo;</text:span></text:p>
          <text:p text:style-name="P16"><text:span text:style-name="T6">tamanho++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" draw:text-style-name="P5" draw:layer="layout" svg:width="4cm" svg:height="2.4cm" svg:x="22.6cm" svg:y="7cm">
          <text:p text:style-name="P21"><text:span text:style-name="T4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4cm" svg:height="2.4cm" svg:x="22.6cm" svg:y="10.3cm">
          <text:p text:style-name="P21"><text:span text:style-name="T4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4cm" svg:height="2.4cm" svg:x="22.6cm" svg:y="3.8cm">
          <text:p text:style-name="P21"><text:span text:style-name="T4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22" draw:layer="layout" svg:x1="24.6cm" svg:y1="6.2cm" svg:x2="24.6cm" svg:y2="7cm">
          <text:p/>
        </draw:line>
        <draw:line draw:style-name="gr12" draw:text-style-name="P22" draw:layer="layout" svg:x1="24.6cm" svg:y1="9.4cm" svg:x2="24.6cm" svg:y2="10.3cm">
          <text:p/>
        </draw:line>
        <draw:line draw:style-name="gr12" draw:text-style-name="P22" draw:layer="layout" svg:x1="24.6cm" svg:y1="12.7cm" svg:x2="24.6cm" svg:y2="13.4cm">
          <text:p/>
        </draw:line>
        <draw:custom-shape draw:style-name="gr4" draw:text-style-name="P5" draw:layer="layout" svg:width="4cm" svg:height="2.4cm" svg:x="22.599cm" svg:y="0.8cm">
          <text:p text:style-name="P21"><text:span text:style-name="T4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22" draw:layer="layout" svg:x1="19.972cm" svg:y1="2.646cm" svg:x2="22.599cm" svg:y2="2cm">
          <text:p/>
        </draw:line>
        <draw:line draw:style-name="gr12" draw:text-style-name="P22" draw:layer="layout" svg:x1="24.6cm" svg:y1="3.2cm" svg:x2="24.6cm" svg:y2="3.8cm">
          <text:p/>
        </draw:line>
        <draw:custom-shape draw:style-name="gr4" draw:text-style-name="P5" draw:layer="layout" svg:width="4cm" svg:height="2.4cm" svg:x="11.2cm" svg:y="4.8cm">
          <text:p text:style-name="P21"><text:span text:style-name="T4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6" draw:layer="layout" svg:x1="15.2cm" svg:y1="6cm" svg:x2="22.599cm" svg:y2="2.8cm">
          <text:p/>
        </draw:line>
        <presentation:notes draw:style-name="dp2">
          <draw:page-thumbnail draw:style-name="gr9" draw:layer="layout" svg:width="19.798cm" svg:height="11.136cm" svg:x="0.6cm" svg:y="2.257cm" draw:page-number="5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Padrão" presentation:presentation-page-layout-name="AL1T0">
        <draw:frame presentation:style-name="pr1" draw:text-style-name="P13" draw:layer="layout" svg:width="25.199cm" svg:height="2.629cm" svg:x="1.4cm" svg:y="0.628cm" presentation:class="title" presentation:user-transformed="true">
          <draw:text-box>
            <text:p text:style-name="P12"><text:span text:style-name="T4">6. Empilhar elementos 8,10,3,11</text:span></text:p>
          </draw:text-box>
        </draw:frame>
        <draw:custom-shape draw:style-name="gr4" draw:text-style-name="P5" draw:layer="layout" svg:width="4cm" svg:height="2.4cm" svg:x="12.937cm" svg:y="3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3.4cm" svg:height="1.369cm" svg:x="23cm" svg:y="13.231cm">
          <draw:text-box>
            <text:p text:style-name="P20"><text:span text:style-name="T2">NULL</text:span></text:p>
          </draw:text-box>
        </draw:frame>
        <draw:custom-shape draw:style-name="gr6" draw:text-style-name="P8" draw:layer="layout" svg:width="2.4cm" svg:height="0.6cm" svg:x="13.737cm" svg:y="5.14cm">
          <text:p text:style-name="P7">TOPO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.6cm" svg:height="1.038cm" svg:x="13.637cm" svg:y="3.54cm">
          <draw:text-box>
            <text:p><text:span text:style-name="T3">PILHA</text:span></text:p>
          </draw:text-box>
        </draw:frame>
        <draw:frame draw:style-name="gr8" draw:text-style-name="P24" draw:layer="layout" svg:width="3.63cm" svg:height="0.84cm" svg:x="1.8cm" svg:y="10.4cm">
          <draw:text-box>
            <text:p><text:span text:style-name="T9">Tamanho = 4</text:span></text:p>
          </draw:text-box>
        </draw:frame>
        <draw:custom-shape draw:name="CaixaDeTexto 12_38" draw:style-name="gr69" draw:text-style-name="P17" draw:layer="layout" svg:width="7.627cm" svg:height="6.429cm" svg:x="1.573cm" svg:y="3.371cm">
          <text:p text:style-name="P14"><text:span text:style-name="T5">push(valor):</text:span></text:p>
          <text:p text:style-name="P15"><text:span text:style-name="T6">novo ← criar_noh(valor);</text:span></text:p>
          <text:p text:style-name="P15"><text:span text:style-name="T6">novo.proximo ← topo;</text:span></text:p>
          <text:p text:style-name="P15"><text:span text:style-name="T7">topo ← novo;</text:span></text:p>
          <text:p text:style-name="P16"><text:span text:style-name="T6">tamanho++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" draw:text-style-name="P5" draw:layer="layout" svg:width="4cm" svg:height="2.4cm" svg:x="22.6cm" svg:y="7cm">
          <text:p text:style-name="P21"><text:span text:style-name="T4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4cm" svg:height="2.4cm" svg:x="22.6cm" svg:y="10.3cm">
          <text:p text:style-name="P21"><text:span text:style-name="T4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4cm" svg:height="2.4cm" svg:x="22.6cm" svg:y="3.8cm">
          <text:p text:style-name="P21"><text:span text:style-name="T4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22" draw:layer="layout" svg:x1="24.6cm" svg:y1="6.2cm" svg:x2="24.6cm" svg:y2="7cm">
          <text:p/>
        </draw:line>
        <draw:line draw:style-name="gr12" draw:text-style-name="P22" draw:layer="layout" svg:x1="24.6cm" svg:y1="9.4cm" svg:x2="24.6cm" svg:y2="10.3cm">
          <text:p/>
        </draw:line>
        <draw:line draw:style-name="gr12" draw:text-style-name="P22" draw:layer="layout" svg:x1="24.6cm" svg:y1="12.7cm" svg:x2="24.6cm" svg:y2="13.4cm">
          <text:p/>
        </draw:line>
        <draw:custom-shape draw:style-name="gr4" draw:text-style-name="P5" draw:layer="layout" svg:width="4cm" svg:height="2.4cm" svg:x="22.599cm" svg:y="0.8cm">
          <text:p text:style-name="P21"><text:span text:style-name="T4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22" draw:layer="layout" svg:x1="24.6cm" svg:y1="3.2cm" svg:x2="24.6cm" svg:y2="3.8cm">
          <text:p/>
        </draw:line>
        <draw:custom-shape draw:style-name="gr4" draw:text-style-name="P5" draw:layer="layout" svg:width="4cm" svg:height="2.4cm" svg:x="17.4cm" svg:y="0.8cm">
          <text:p text:style-name="P21"><text:span text:style-name="T4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6" draw:layer="layout" svg:x1="21.4cm" svg:y1="2cm" svg:x2="22.599cm" svg:y2="2cm">
          <text:p/>
        </draw:line>
        <draw:line draw:style-name="gr5" draw:text-style-name="P6" draw:layer="layout" svg:x1="16.202cm" svg:y1="5.526cm" svg:x2="19.48cm" svg:y2="3.278cm">
          <text:p/>
        </draw:line>
        <presentation:notes draw:style-name="dp2">
          <draw:page-thumbnail draw:style-name="gr9" draw:layer="layout" svg:width="19.798cm" svg:height="11.136cm" svg:x="0.6cm" svg:y="2.257cm" draw:page-number="5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Padrão" presentation:presentation-page-layout-name="AL1T0">
        <draw:frame presentation:style-name="pr1" draw:text-style-name="P13" draw:layer="layout" svg:width="25.199cm" svg:height="2.629cm" svg:x="1.4cm" svg:y="0.628cm" presentation:class="title" presentation:user-transformed="true">
          <draw:text-box>
            <text:p text:style-name="P12"><text:span text:style-name="T4">6. Empilhar elementos 8,10,3,11</text:span></text:p>
          </draw:text-box>
        </draw:frame>
        <draw:custom-shape draw:style-name="gr4" draw:text-style-name="P5" draw:layer="layout" svg:width="4cm" svg:height="2.4cm" svg:x="13.053cm" svg:y="3.8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3.4cm" svg:height="1.369cm" svg:x="23cm" svg:y="13.231cm">
          <draw:text-box>
            <text:p text:style-name="P20"><text:span text:style-name="T2">NULL</text:span></text:p>
          </draw:text-box>
        </draw:frame>
        <draw:custom-shape draw:style-name="gr6" draw:text-style-name="P8" draw:layer="layout" svg:width="2.4cm" svg:height="0.6cm" svg:x="13.853cm" svg:y="5.421cm">
          <text:p text:style-name="P7">TOPO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.6cm" svg:height="1.038cm" svg:x="13.753cm" svg:y="3.821cm">
          <draw:text-box>
            <text:p><text:span text:style-name="T3">PILHA</text:span></text:p>
          </draw:text-box>
        </draw:frame>
        <draw:frame draw:style-name="gr8" draw:text-style-name="P25" draw:layer="layout" svg:width="3.63cm" svg:height="0.84cm" svg:x="1.8cm" svg:y="10.4cm">
          <draw:text-box>
            <text:p><text:span text:style-name="T10">Tamanho = 5</text:span></text:p>
          </draw:text-box>
        </draw:frame>
        <draw:custom-shape draw:name="CaixaDeTexto 12_39" draw:style-name="gr70" draw:text-style-name="P17" draw:layer="layout" svg:width="7.627cm" svg:height="6.429cm" svg:x="1.573cm" svg:y="3.371cm">
          <text:p text:style-name="P14"><text:span text:style-name="T5">push(valor):</text:span></text:p>
          <text:p text:style-name="P15"><text:span text:style-name="T6">novo ← criar_noh(valor);</text:span></text:p>
          <text:p text:style-name="P15"><text:span text:style-name="T6">novo.proximo ← topo;</text:span></text:p>
          <text:p text:style-name="P15"><text:span text:style-name="T6">topo ← novo;</text:span></text:p>
          <text:p text:style-name="P16"><text:span text:style-name="T7">tamanho++;</text:span><text:span text:style-name="T6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" draw:text-style-name="P5" draw:layer="layout" svg:width="4cm" svg:height="2.4cm" svg:x="22.6cm" svg:y="7cm">
          <text:p text:style-name="P21"><text:span text:style-name="T4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4cm" svg:height="2.4cm" svg:x="22.6cm" svg:y="10.3cm">
          <text:p text:style-name="P21"><text:span text:style-name="T4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4cm" svg:height="2.4cm" svg:x="22.6cm" svg:y="3.8cm">
          <text:p text:style-name="P21"><text:span text:style-name="T4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22" draw:layer="layout" svg:x1="24.6cm" svg:y1="6.2cm" svg:x2="24.6cm" svg:y2="7cm">
          <text:p/>
        </draw:line>
        <draw:line draw:style-name="gr12" draw:text-style-name="P22" draw:layer="layout" svg:x1="24.6cm" svg:y1="9.4cm" svg:x2="24.6cm" svg:y2="10.3cm">
          <text:p/>
        </draw:line>
        <draw:line draw:style-name="gr12" draw:text-style-name="P22" draw:layer="layout" svg:x1="24.6cm" svg:y1="12.7cm" svg:x2="24.6cm" svg:y2="13.4cm">
          <text:p/>
        </draw:line>
        <draw:custom-shape draw:style-name="gr4" draw:text-style-name="P5" draw:layer="layout" svg:width="4cm" svg:height="2.4cm" svg:x="22.599cm" svg:y="0.8cm">
          <text:p text:style-name="P21"><text:span text:style-name="T4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22" draw:layer="layout" svg:x1="24.6cm" svg:y1="3.2cm" svg:x2="24.6cm" svg:y2="3.8cm">
          <text:p/>
        </draw:line>
        <draw:custom-shape draw:style-name="gr4" draw:text-style-name="P5" draw:layer="layout" svg:width="4cm" svg:height="2.4cm" svg:x="17.4cm" svg:y="0.8cm">
          <text:p text:style-name="P21"><text:span text:style-name="T4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6" draw:layer="layout" svg:x1="21.4cm" svg:y1="2cm" svg:x2="22.599cm" svg:y2="2cm">
          <text:p/>
        </draw:line>
        <draw:line draw:style-name="gr5" draw:text-style-name="P6" draw:layer="layout" svg:x1="16.32cm" svg:y1="5.807cm" svg:x2="19.457cm" svg:y2="3.114cm">
          <text:p/>
        </draw:line>
        <presentation:notes draw:style-name="dp2">
          <draw:page-thumbnail draw:style-name="gr9" draw:layer="layout" svg:width="19.798cm" svg:height="11.136cm" svg:x="0.6cm" svg:y="2.257cm" draw:page-number="5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Padrão" presentation:presentation-page-layout-name="AL1T0">
        <draw:frame presentation:style-name="pr1" draw:text-style-name="P13" draw:layer="layout" svg:width="25.199cm" svg:height="2.629cm" svg:x="1.4cm" svg:y="0.628cm" presentation:class="title" presentation:user-transformed="true">
          <draw:text-box>
            <text:p text:style-name="P12"><text:span text:style-name="T4"><text:s/></text:span><text:span text:style-name="T4">7. Desempilhar</text:span></text:p>
          </draw:text-box>
        </draw:frame>
        <draw:custom-shape draw:style-name="gr4" draw:text-style-name="P5" draw:layer="layout" svg:width="4cm" svg:height="2.4cm" svg:x="12cm" svg:y="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3.4cm" svg:height="1.369cm" svg:x="23cm" svg:y="13.231cm">
          <draw:text-box>
            <text:p text:style-name="P20"><text:span text:style-name="T2">NULL</text:span></text:p>
          </draw:text-box>
        </draw:frame>
        <draw:custom-shape draw:style-name="gr6" draw:text-style-name="P8" draw:layer="layout" svg:width="2.4cm" svg:height="0.6cm" svg:x="12.8cm" svg:y="2.4cm">
          <text:p text:style-name="P7">TOPO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.6cm" svg:height="1.038cm" svg:x="12.7cm" svg:y="0.8cm">
          <draw:text-box>
            <text:p><text:span text:style-name="T3">PILHA</text:span></text:p>
          </draw:text-box>
        </draw:frame>
        <draw:frame draw:style-name="gr8" draw:text-style-name="P24" draw:layer="layout" svg:width="3.63cm" svg:height="0.84cm" svg:x="1.5cm" svg:y="7.36cm">
          <draw:text-box>
            <text:p><text:span text:style-name="T9">Tamanho = 5</text:span></text:p>
          </draw:text-box>
        </draw:frame>
        <draw:custom-shape draw:style-name="gr4" draw:text-style-name="P5" draw:layer="layout" svg:width="4cm" svg:height="2.4cm" svg:x="22.6cm" svg:y="7cm">
          <text:p text:style-name="P21"><text:span text:style-name="T4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4cm" svg:height="2.4cm" svg:x="22.6cm" svg:y="10.3cm">
          <text:p text:style-name="P21"><text:span text:style-name="T4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4cm" svg:height="2.4cm" svg:x="22.6cm" svg:y="3.8cm">
          <text:p text:style-name="P21"><text:span text:style-name="T4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22" draw:layer="layout" svg:x1="24.6cm" svg:y1="6.2cm" svg:x2="24.6cm" svg:y2="7cm">
          <text:p/>
        </draw:line>
        <draw:line draw:style-name="gr12" draw:text-style-name="P22" draw:layer="layout" svg:x1="24.6cm" svg:y1="9.4cm" svg:x2="24.6cm" svg:y2="10.3cm">
          <text:p/>
        </draw:line>
        <draw:line draw:style-name="gr12" draw:text-style-name="P22" draw:layer="layout" svg:x1="24.6cm" svg:y1="12.7cm" svg:x2="24.6cm" svg:y2="13.4cm">
          <text:p/>
        </draw:line>
        <draw:custom-shape draw:style-name="gr4" draw:text-style-name="P5" draw:layer="layout" svg:width="4cm" svg:height="2.4cm" svg:x="22.599cm" svg:y="0.8cm">
          <text:p text:style-name="P21"><text:span text:style-name="T4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22" draw:layer="layout" svg:x1="24.6cm" svg:y1="3.2cm" svg:x2="24.6cm" svg:y2="3.8cm">
          <text:p/>
        </draw:line>
        <draw:custom-shape draw:style-name="gr4" draw:text-style-name="P5" draw:layer="layout" svg:width="4cm" svg:height="2.4cm" svg:x="17.4cm" svg:y="0.8cm">
          <text:p text:style-name="P21"><text:span text:style-name="T4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1" draw:text-style-name="P6" draw:layer="layout" svg:x1="16cm" svg:y1="2cm" svg:x2="17.4cm" svg:y2="2cm">
          <text:p/>
        </draw:line>
        <draw:line draw:style-name="gr5" draw:text-style-name="P6" draw:layer="layout" svg:x1="21.4cm" svg:y1="2cm" svg:x2="22.599cm" svg:y2="2cm">
          <text:p/>
        </draw:line>
        <draw:custom-shape draw:style-name="gr4" draw:text-style-name="P5" draw:layer="layout" svg:width="4cm" svg:height="2.4cm" svg:x="12cm" svg:y="4.6cm">
          <text:p text:style-name="P21"><text:span text:style-name="T4">AUX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2" draw:text-style-name="P27" draw:layer="layout" svg:width="5.091cm" svg:height="3.756cm" svg:x="1.509cm" svg:y="3.257cm">
          <draw:text-box>
            <text:p><text:span text:style-name="T5">pop():</text:span></text:p>
            <text:p><text:span text:style-name="T7">aux ← <text:s/>topo;</text:span><text:span text:style-name="T6"><text:line-break/></text:span><text:span text:style-name="T6">dado ← aux.valor;</text:span><text:span text:style-name="T6"><text:line-break/></text:span><text:span text:style-name="T6">topo ← aux.proximo;</text:span><text:span text:style-name="T6"><text:line-break/></text:span><text:span text:style-name="T6">apagar(aux);</text:span><text:span text:style-name="T6"><text:line-break/></text:span><text:span text:style-name="T6">tamanho--;</text:span></text:p>
          </draw:text-box>
        </draw:frame>
        <draw:line draw:style-name="gr5" draw:text-style-name="P6" draw:layer="layout" svg:x1="16cm" svg:y1="5.8cm" svg:x2="19.4cm" svg:y2="3.2cm">
          <text:p/>
        </draw:line>
        <presentation:notes draw:style-name="dp2">
          <draw:page-thumbnail draw:style-name="gr9" draw:layer="layout" svg:width="19.798cm" svg:height="11.136cm" svg:x="0.6cm" svg:y="2.257cm" draw:page-number="5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Padrão" presentation:presentation-page-layout-name="AL1T0">
        <draw:frame presentation:style-name="pr1" draw:text-style-name="P13" draw:layer="layout" svg:width="25.199cm" svg:height="2.629cm" svg:x="1.4cm" svg:y="0.628cm" presentation:class="title" presentation:user-transformed="true">
          <draw:text-box>
            <text:p text:style-name="P12"><text:span text:style-name="T4">7. Desempilhar</text:span></text:p>
          </draw:text-box>
        </draw:frame>
        <draw:custom-shape draw:style-name="gr4" draw:text-style-name="P5" draw:layer="layout" svg:width="4cm" svg:height="2.4cm" svg:x="12cm" svg:y="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3.4cm" svg:height="1.369cm" svg:x="23cm" svg:y="13.231cm">
          <draw:text-box>
            <text:p text:style-name="P20"><text:span text:style-name="T2">NULL</text:span></text:p>
          </draw:text-box>
        </draw:frame>
        <draw:custom-shape draw:style-name="gr6" draw:text-style-name="P8" draw:layer="layout" svg:width="2.4cm" svg:height="0.6cm" svg:x="12.8cm" svg:y="2.4cm">
          <text:p text:style-name="P7">TOPO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.6cm" svg:height="1.038cm" svg:x="12.7cm" svg:y="0.8cm">
          <draw:text-box>
            <text:p><text:span text:style-name="T3">PILHA</text:span></text:p>
          </draw:text-box>
        </draw:frame>
        <draw:frame draw:style-name="gr8" draw:text-style-name="P24" draw:layer="layout" svg:width="3.63cm" svg:height="0.84cm" svg:x="1.5cm" svg:y="7.36cm">
          <draw:text-box>
            <text:p><text:span text:style-name="T9">Tamanho = 5</text:span></text:p>
          </draw:text-box>
        </draw:frame>
        <draw:custom-shape draw:style-name="gr4" draw:text-style-name="P5" draw:layer="layout" svg:width="4cm" svg:height="2.4cm" svg:x="22.6cm" svg:y="7cm">
          <text:p text:style-name="P21"><text:span text:style-name="T4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4cm" svg:height="2.4cm" svg:x="22.6cm" svg:y="10.3cm">
          <text:p text:style-name="P21"><text:span text:style-name="T4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4cm" svg:height="2.4cm" svg:x="22.6cm" svg:y="3.8cm">
          <text:p text:style-name="P21"><text:span text:style-name="T4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22" draw:layer="layout" svg:x1="24.6cm" svg:y1="6.2cm" svg:x2="24.6cm" svg:y2="7cm">
          <text:p/>
        </draw:line>
        <draw:line draw:style-name="gr12" draw:text-style-name="P22" draw:layer="layout" svg:x1="24.6cm" svg:y1="9.4cm" svg:x2="24.6cm" svg:y2="10.3cm">
          <text:p/>
        </draw:line>
        <draw:line draw:style-name="gr12" draw:text-style-name="P22" draw:layer="layout" svg:x1="24.6cm" svg:y1="12.7cm" svg:x2="24.6cm" svg:y2="13.4cm">
          <text:p/>
        </draw:line>
        <draw:custom-shape draw:style-name="gr4" draw:text-style-name="P5" draw:layer="layout" svg:width="4cm" svg:height="2.4cm" svg:x="22.599cm" svg:y="0.8cm">
          <text:p text:style-name="P21"><text:span text:style-name="T4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22" draw:layer="layout" svg:x1="24.6cm" svg:y1="3.2cm" svg:x2="24.6cm" svg:y2="3.8cm">
          <text:p/>
        </draw:line>
        <draw:custom-shape draw:style-name="gr4" draw:text-style-name="P5" draw:layer="layout" svg:width="4cm" svg:height="2.4cm" svg:x="17.4cm" svg:y="0.8cm">
          <text:p text:style-name="P21"><text:span text:style-name="T4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1" draw:text-style-name="P6" draw:layer="layout" svg:x1="16cm" svg:y1="2cm" svg:x2="17.4cm" svg:y2="2cm">
          <text:p/>
        </draw:line>
        <draw:line draw:style-name="gr5" draw:text-style-name="P6" draw:layer="layout" svg:x1="21.4cm" svg:y1="2cm" svg:x2="22.599cm" svg:y2="2cm">
          <text:p/>
        </draw:line>
        <draw:custom-shape draw:style-name="gr4" draw:text-style-name="P5" draw:layer="layout" svg:width="4cm" svg:height="2.4cm" svg:x="12cm" svg:y="4.6cm">
          <text:p text:style-name="P21"><text:span text:style-name="T4">AUX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2" draw:text-style-name="P27" draw:layer="layout" svg:width="5.091cm" svg:height="3.756cm" svg:x="1.509cm" svg:y="3.257cm">
          <draw:text-box>
            <text:p><text:span text:style-name="T5">pop():</text:span></text:p>
            <text:p><text:span text:style-name="T6">aux ← <text:s/>topo;</text:span><text:span text:style-name="T6"><text:line-break/></text:span><text:span text:style-name="T7">dado ← aux.valor;</text:span><text:span text:style-name="T6"><text:line-break/></text:span><text:span text:style-name="T6">topo ← aux.proximo;</text:span><text:span text:style-name="T6"><text:line-break/></text:span><text:span text:style-name="T6">apagar(aux);</text:span><text:span text:style-name="T6"><text:line-break/></text:span><text:span text:style-name="T6">tamanho--;</text:span></text:p>
          </draw:text-box>
        </draw:frame>
        <draw:line draw:style-name="gr5" draw:text-style-name="P6" draw:layer="layout" svg:x1="16cm" svg:y1="5.8cm" svg:x2="19.4cm" svg:y2="3.2cm">
          <text:p/>
        </draw:line>
        <draw:frame draw:style-name="gr73" draw:text-style-name="P27" draw:layer="layout" svg:width="2.928cm" svg:height="0.84cm" svg:x="8.472cm" svg:y="5.56cm">
          <draw:text-box>
            <text:p><text:span text:style-name="T10">Dado = 11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8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Padrão" presentation:presentation-page-layout-name="AL1T0">
        <draw:frame presentation:style-name="pr1" draw:text-style-name="P13" draw:layer="layout" svg:width="25.199cm" svg:height="2.629cm" svg:x="1.4cm" svg:y="0.628cm" presentation:class="title" presentation:user-transformed="true">
          <draw:text-box>
            <text:p text:style-name="P12"><text:span text:style-name="T4">7. Desempilhar</text:span></text:p>
          </draw:text-box>
        </draw:frame>
        <draw:custom-shape draw:style-name="gr4" draw:text-style-name="P5" draw:layer="layout" svg:width="4cm" svg:height="2.4cm" svg:x="12cm" svg:y="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3.4cm" svg:height="1.369cm" svg:x="23cm" svg:y="13.231cm">
          <draw:text-box>
            <text:p text:style-name="P20"><text:span text:style-name="T2">NULL</text:span></text:p>
          </draw:text-box>
        </draw:frame>
        <draw:custom-shape draw:style-name="gr6" draw:text-style-name="P8" draw:layer="layout" svg:width="2.4cm" svg:height="0.6cm" svg:x="12.8cm" svg:y="2.4cm">
          <text:p text:style-name="P7">TOPO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.6cm" svg:height="1.038cm" svg:x="12.7cm" svg:y="0.8cm">
          <draw:text-box>
            <text:p><text:span text:style-name="T3">PILHA</text:span></text:p>
          </draw:text-box>
        </draw:frame>
        <draw:frame draw:style-name="gr8" draw:text-style-name="P24" draw:layer="layout" svg:width="3.63cm" svg:height="0.84cm" svg:x="1.5cm" svg:y="7.36cm">
          <draw:text-box>
            <text:p><text:span text:style-name="T9">Tamanho = 5</text:span></text:p>
          </draw:text-box>
        </draw:frame>
        <draw:custom-shape draw:style-name="gr4" draw:text-style-name="P5" draw:layer="layout" svg:width="4cm" svg:height="2.4cm" svg:x="22.6cm" svg:y="7cm">
          <text:p text:style-name="P21"><text:span text:style-name="T4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4cm" svg:height="2.4cm" svg:x="22.6cm" svg:y="10.3cm">
          <text:p text:style-name="P21"><text:span text:style-name="T4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4cm" svg:height="2.4cm" svg:x="22.6cm" svg:y="3.8cm">
          <text:p text:style-name="P21"><text:span text:style-name="T4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22" draw:layer="layout" svg:x1="24.6cm" svg:y1="6.2cm" svg:x2="24.6cm" svg:y2="7cm">
          <text:p/>
        </draw:line>
        <draw:line draw:style-name="gr12" draw:text-style-name="P22" draw:layer="layout" svg:x1="24.6cm" svg:y1="9.4cm" svg:x2="24.6cm" svg:y2="10.3cm">
          <text:p/>
        </draw:line>
        <draw:line draw:style-name="gr12" draw:text-style-name="P22" draw:layer="layout" svg:x1="24.6cm" svg:y1="12.7cm" svg:x2="24.6cm" svg:y2="13.4cm">
          <text:p/>
        </draw:line>
        <draw:custom-shape draw:style-name="gr4" draw:text-style-name="P5" draw:layer="layout" svg:width="4cm" svg:height="2.4cm" svg:x="22.599cm" svg:y="0.8cm">
          <text:p text:style-name="P21"><text:span text:style-name="T4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22" draw:layer="layout" svg:x1="24.6cm" svg:y1="3.2cm" svg:x2="24.6cm" svg:y2="3.8cm">
          <text:p/>
        </draw:line>
        <draw:custom-shape draw:style-name="gr4" draw:text-style-name="P5" draw:layer="layout" svg:width="4cm" svg:height="2.4cm" svg:x="17.2cm" svg:y="4.6cm">
          <text:p text:style-name="P21"><text:span text:style-name="T4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1" draw:text-style-name="P6" draw:layer="layout" svg:x1="16cm" svg:y1="2cm" svg:x2="22.599cm" svg:y2="2cm">
          <text:p/>
        </draw:line>
        <draw:custom-shape draw:style-name="gr4" draw:text-style-name="P5" draw:layer="layout" svg:width="4cm" svg:height="2.4cm" svg:x="12cm" svg:y="4.6cm">
          <text:p text:style-name="P21"><text:span text:style-name="T4">AUX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2" draw:text-style-name="P27" draw:layer="layout" svg:width="5.091cm" svg:height="3.756cm" svg:x="1.509cm" svg:y="3.257cm">
          <draw:text-box>
            <text:p><text:span text:style-name="T5">pop():</text:span></text:p>
            <text:p><text:span text:style-name="T6">aux ← <text:s/>topo;</text:span><text:span text:style-name="T6"><text:line-break/></text:span><text:span text:style-name="T6">dado ← aux.valor;</text:span><text:span text:style-name="T6"><text:line-break/></text:span><text:span text:style-name="T7">topo ← aux.proximo;</text:span><text:span text:style-name="T6"><text:line-break/></text:span><text:span text:style-name="T6">apagar(aux);</text:span><text:span text:style-name="T6"><text:line-break/></text:span><text:span text:style-name="T6">tamanho--;</text:span></text:p>
          </draw:text-box>
        </draw:frame>
        <draw:frame draw:style-name="gr73" draw:text-style-name="P27" draw:layer="layout" svg:width="2.928cm" svg:height="0.84cm" svg:x="8.472cm" svg:y="5.56cm">
          <draw:text-box>
            <text:p><text:span text:style-name="T10">Dado = 11</text:span></text:p>
          </draw:text-box>
        </draw:frame>
        <draw:line draw:style-name="gr5" draw:text-style-name="P28" draw:layer="layout" svg:x1="16cm" svg:y1="5.8cm" svg:x2="17.2cm" svg:y2="5.8cm">
          <text:p/>
        </draw:line>
        <draw:line draw:style-name="gr5" draw:text-style-name="P28" draw:layer="layout" svg:x1="19.2cm" svg:y1="4.6cm" svg:x2="22.599cm" svg:y2="2.6cm">
          <text:p/>
        </draw:line>
        <presentation:notes draw:style-name="dp2">
          <draw:page-thumbnail draw:style-name="gr9" draw:layer="layout" svg:width="19.798cm" svg:height="11.136cm" svg:x="0.6cm" svg:y="2.257cm" draw:page-number="59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Padrão" presentation:presentation-page-layout-name="AL1T0">
        <draw:frame presentation:style-name="pr1" draw:text-style-name="P13" draw:layer="layout" svg:width="25.199cm" svg:height="2.629cm" svg:x="1.4cm" svg:y="0.628cm" presentation:class="title" presentation:user-transformed="true">
          <draw:text-box>
            <text:p text:style-name="P12"><text:span text:style-name="T4">7. Desempilhar</text:span></text:p>
          </draw:text-box>
        </draw:frame>
        <draw:custom-shape draw:style-name="gr4" draw:text-style-name="P5" draw:layer="layout" svg:width="4cm" svg:height="2.4cm" svg:x="12cm" svg:y="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9" draw:layer="layout" svg:width="3.4cm" svg:height="1.369cm" svg:x="23cm" svg:y="13.231cm">
          <draw:text-box>
            <text:p text:style-name="P20"><text:span text:style-name="T2">NULL</text:span></text:p>
          </draw:text-box>
        </draw:frame>
        <draw:custom-shape draw:style-name="gr6" draw:text-style-name="P31" draw:layer="layout" svg:width="2.4cm" svg:height="0.6cm" svg:x="12.8cm" svg:y="2.4cm">
          <text:p text:style-name="P30"><text:span text:style-name="T14">TOPO</text:span>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.6cm" svg:height="1.038cm" svg:x="12.7cm" svg:y="0.8cm">
          <draw:text-box>
            <text:p><text:span text:style-name="T3">PILHA</text:span></text:p>
          </draw:text-box>
        </draw:frame>
        <draw:frame draw:style-name="gr8" draw:text-style-name="P32" draw:layer="layout" svg:width="3.63cm" svg:height="0.84cm" svg:x="1.5cm" svg:y="7.36cm">
          <draw:text-box>
            <text:p><text:span text:style-name="T9">Tamanho = 5</text:span></text:p>
          </draw:text-box>
        </draw:frame>
        <draw:custom-shape draw:style-name="gr4" draw:text-style-name="P5" draw:layer="layout" svg:width="4cm" svg:height="2.4cm" svg:x="22.6cm" svg:y="7cm">
          <text:p text:style-name="P21"><text:span text:style-name="T4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4cm" svg:height="2.4cm" svg:x="22.6cm" svg:y="10.3cm">
          <text:p text:style-name="P21"><text:span text:style-name="T4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4cm" svg:height="2.4cm" svg:x="22.6cm" svg:y="3.8cm">
          <text:p text:style-name="P21"><text:span text:style-name="T4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22" draw:layer="layout" svg:x1="24.6cm" svg:y1="6.2cm" svg:x2="24.6cm" svg:y2="7cm">
          <text:p/>
        </draw:line>
        <draw:line draw:style-name="gr12" draw:text-style-name="P22" draw:layer="layout" svg:x1="24.6cm" svg:y1="9.4cm" svg:x2="24.6cm" svg:y2="10.3cm">
          <text:p/>
        </draw:line>
        <draw:line draw:style-name="gr12" draw:text-style-name="P22" draw:layer="layout" svg:x1="24.6cm" svg:y1="12.7cm" svg:x2="24.6cm" svg:y2="13.4cm">
          <text:p/>
        </draw:line>
        <draw:custom-shape draw:style-name="gr4" draw:text-style-name="P5" draw:layer="layout" svg:width="4cm" svg:height="2.4cm" svg:x="22.599cm" svg:y="0.8cm">
          <text:p text:style-name="P21"><text:span text:style-name="T4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22" draw:layer="layout" svg:x1="24.6cm" svg:y1="3.2cm" svg:x2="24.6cm" svg:y2="3.8cm">
          <text:p/>
        </draw:line>
        <draw:custom-shape draw:style-name="gr4" draw:text-style-name="P5" draw:layer="layout" svg:width="4cm" svg:height="2.4cm" svg:x="17.2cm" svg:y="4.6cm">
          <text:p text:style-name="P21"><text:span text:style-name="T4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1" draw:text-style-name="P6" draw:layer="layout" svg:x1="16cm" svg:y1="2cm" svg:x2="22.599cm" svg:y2="2cm">
          <text:p/>
        </draw:line>
        <draw:custom-shape draw:style-name="gr4" draw:text-style-name="P5" draw:layer="layout" svg:width="4cm" svg:height="2.4cm" svg:x="12cm" svg:y="4.6cm">
          <text:p text:style-name="P21"><text:span text:style-name="T4">AUX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2" draw:text-style-name="P33" draw:layer="layout" svg:width="5.091cm" svg:height="3.756cm" svg:x="1.509cm" svg:y="3.257cm">
          <draw:text-box>
            <text:p><text:span text:style-name="T5">pop():</text:span></text:p>
            <text:p><text:span text:style-name="T6">aux ← <text:s/>topo;</text:span><text:span text:style-name="T6"><text:line-break/></text:span><text:span text:style-name="T6">dado ← aux.valor;</text:span><text:span text:style-name="T6"><text:line-break/></text:span><text:span text:style-name="T6">topo ← aux.proximo;</text:span><text:span text:style-name="T6"><text:line-break/></text:span><text:span text:style-name="T7">apagar(aux);</text:span><text:span text:style-name="T6"><text:line-break/></text:span><text:span text:style-name="T6">tamanho--;</text:span></text:p>
          </draw:text-box>
        </draw:frame>
        <draw:frame draw:style-name="gr73" draw:text-style-name="P33" draw:layer="layout" svg:width="2.928cm" svg:height="0.84cm" svg:x="8.472cm" svg:y="5.56cm">
          <draw:text-box>
            <text:p><text:span text:style-name="T10">Dado = 11</text:span></text:p>
          </draw:text-box>
        </draw:frame>
        <draw:line draw:style-name="gr5" draw:text-style-name="P28" draw:layer="layout" svg:x1="16cm" svg:y1="5.8cm" svg:x2="17.2cm" svg:y2="5.8cm">
          <text:p/>
        </draw:line>
        <draw:line draw:style-name="gr5" draw:text-style-name="P28" draw:layer="layout" svg:x1="19.2cm" svg:y1="4.6cm" svg:x2="22.599cm" svg:y2="2.6cm">
          <text:p/>
        </draw:line>
        <draw:frame draw:style-name="gr27" draw:text-style-name="P33" draw:layer="layout" svg:width="2.386cm" svg:height="3.406cm" svg:x="18.014cm" svg:y="4.1cm">
          <draw:text-box>
            <text:p><text:span text:style-name="T12">X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0" presentation:class="page"/>
          <draw:frame presentation:style-name="pr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Padrão" presentation:presentation-page-layout-name="AL1T0">
        <draw:frame presentation:style-name="pr1" draw:text-style-name="P13" draw:layer="layout" svg:width="25.199cm" svg:height="2.629cm" svg:x="1.4cm" svg:y="0.628cm" presentation:class="title" presentation:user-transformed="true">
          <draw:text-box>
            <text:p text:style-name="P12"><text:span text:style-name="T4">7. Desempilhar</text:span></text:p>
          </draw:text-box>
        </draw:frame>
        <draw:custom-shape draw:style-name="gr4" draw:text-style-name="P5" draw:layer="layout" svg:width="4cm" svg:height="2.4cm" svg:x="12cm" svg:y="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3.4cm" svg:height="1.369cm" svg:x="23cm" svg:y="13.231cm">
          <draw:text-box>
            <text:p text:style-name="P20"><text:span text:style-name="T2">NULL</text:span></text:p>
          </draw:text-box>
        </draw:frame>
        <draw:custom-shape draw:style-name="gr6" draw:text-style-name="P8" draw:layer="layout" svg:width="2.4cm" svg:height="0.6cm" svg:x="12.8cm" svg:y="2.4cm">
          <text:p text:style-name="P7">TOPO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.6cm" svg:height="1.038cm" svg:x="12.7cm" svg:y="0.8cm">
          <draw:text-box>
            <text:p><text:span text:style-name="T3">PILHA</text:span></text:p>
          </draw:text-box>
        </draw:frame>
        <draw:frame draw:style-name="gr8" draw:text-style-name="P25" draw:layer="layout" svg:width="3.63cm" svg:height="0.84cm" svg:x="1.5cm" svg:y="7.36cm">
          <draw:text-box>
            <text:p><text:span text:style-name="T10">Tamanho = 4</text:span></text:p>
          </draw:text-box>
        </draw:frame>
        <draw:custom-shape draw:style-name="gr4" draw:text-style-name="P5" draw:layer="layout" svg:width="4cm" svg:height="2.4cm" svg:x="22.6cm" svg:y="7cm">
          <text:p text:style-name="P21"><text:span text:style-name="T4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4cm" svg:height="2.4cm" svg:x="22.6cm" svg:y="10.3cm">
          <text:p text:style-name="P21"><text:span text:style-name="T4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4cm" svg:height="2.4cm" svg:x="22.6cm" svg:y="3.8cm">
          <text:p text:style-name="P21"><text:span text:style-name="T4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22" draw:layer="layout" svg:x1="24.6cm" svg:y1="6.2cm" svg:x2="24.6cm" svg:y2="7cm">
          <text:p/>
        </draw:line>
        <draw:line draw:style-name="gr12" draw:text-style-name="P22" draw:layer="layout" svg:x1="24.6cm" svg:y1="9.4cm" svg:x2="24.6cm" svg:y2="10.3cm">
          <text:p/>
        </draw:line>
        <draw:line draw:style-name="gr12" draw:text-style-name="P22" draw:layer="layout" svg:x1="24.6cm" svg:y1="12.7cm" svg:x2="24.6cm" svg:y2="13.4cm">
          <text:p/>
        </draw:line>
        <draw:custom-shape draw:style-name="gr4" draw:text-style-name="P5" draw:layer="layout" svg:width="4cm" svg:height="2.4cm" svg:x="22.599cm" svg:y="0.8cm">
          <text:p text:style-name="P21"><text:span text:style-name="T4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22" draw:layer="layout" svg:x1="24.6cm" svg:y1="3.2cm" svg:x2="24.6cm" svg:y2="3.8cm">
          <text:p/>
        </draw:line>
        <draw:line draw:style-name="gr71" draw:text-style-name="P6" draw:layer="layout" svg:x1="16cm" svg:y1="2cm" svg:x2="22.599cm" svg:y2="2cm">
          <text:p/>
        </draw:line>
        <draw:frame draw:style-name="gr72" draw:text-style-name="P27" draw:layer="layout" svg:width="5.091cm" svg:height="3.756cm" svg:x="1.509cm" svg:y="3.257cm">
          <draw:text-box>
            <text:p><text:span text:style-name="T5">pop():</text:span></text:p>
            <text:p><text:span text:style-name="T6">aux ← <text:s/>topo;</text:span><text:span text:style-name="T6"><text:line-break/></text:span><text:span text:style-name="T6">dado ← aux.valor;</text:span><text:span text:style-name="T6"><text:line-break/></text:span><text:span text:style-name="T6">topo ← aux.proximo;</text:span><text:span text:style-name="T6"><text:line-break/></text:span><text:span text:style-name="T6">apagar(aux);</text:span><text:span text:style-name="T6"><text:line-break/></text:span><text:span text:style-name="T7">tamanho--;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Padrão" presentation:presentation-page-layout-name="AL1T0">
        <draw:frame presentation:style-name="pr1" draw:text-style-name="P13" draw:layer="layout" svg:width="25.199cm" svg:height="2.629cm" svg:x="1.4cm" svg:y="0.628cm" presentation:class="title" presentation:user-transformed="true">
          <draw:text-box>
            <text:p text:style-name="P12"><text:span text:style-name="T4"><text:s/></text:span><text:span text:style-name="T4">8. Desempilhar</text:span></text:p>
          </draw:text-box>
        </draw:frame>
        <draw:custom-shape draw:style-name="gr4" draw:text-style-name="P5" draw:layer="layout" svg:width="4cm" svg:height="2.4cm" svg:x="12cm" svg:y="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3.4cm" svg:height="1.369cm" svg:x="23cm" svg:y="13.231cm">
          <draw:text-box>
            <text:p text:style-name="P20"><text:span text:style-name="T2">NULL</text:span></text:p>
          </draw:text-box>
        </draw:frame>
        <draw:custom-shape draw:style-name="gr6" draw:text-style-name="P8" draw:layer="layout" svg:width="2.4cm" svg:height="0.6cm" svg:x="12.8cm" svg:y="2.4cm">
          <text:p text:style-name="P7">TOPO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.6cm" svg:height="1.038cm" svg:x="12.7cm" svg:y="0.8cm">
          <draw:text-box>
            <text:p><text:span text:style-name="T3">PILHA</text:span></text:p>
          </draw:text-box>
        </draw:frame>
        <draw:frame draw:style-name="gr8" draw:text-style-name="P24" draw:layer="layout" svg:width="3.63cm" svg:height="0.84cm" svg:x="1.5cm" svg:y="7.36cm">
          <draw:text-box>
            <text:p><text:span text:style-name="T9">Tamanho = 4</text:span></text:p>
          </draw:text-box>
        </draw:frame>
        <draw:custom-shape draw:style-name="gr4" draw:text-style-name="P5" draw:layer="layout" svg:width="4cm" svg:height="2.4cm" svg:x="22.6cm" svg:y="7cm">
          <text:p text:style-name="P21"><text:span text:style-name="T4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4cm" svg:height="2.4cm" svg:x="22.6cm" svg:y="10.3cm">
          <text:p text:style-name="P21"><text:span text:style-name="T4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4cm" svg:height="2.4cm" svg:x="22.6cm" svg:y="3.8cm">
          <text:p text:style-name="P21"><text:span text:style-name="T4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22" draw:layer="layout" svg:x1="24.6cm" svg:y1="6.2cm" svg:x2="24.6cm" svg:y2="7cm">
          <text:p/>
        </draw:line>
        <draw:line draw:style-name="gr12" draw:text-style-name="P22" draw:layer="layout" svg:x1="24.6cm" svg:y1="9.4cm" svg:x2="24.6cm" svg:y2="10.3cm">
          <text:p/>
        </draw:line>
        <draw:line draw:style-name="gr12" draw:text-style-name="P22" draw:layer="layout" svg:x1="24.6cm" svg:y1="12.7cm" svg:x2="24.6cm" svg:y2="13.4cm">
          <text:p/>
        </draw:line>
        <draw:custom-shape draw:style-name="gr4" draw:text-style-name="P5" draw:layer="layout" svg:width="4cm" svg:height="2.4cm" svg:x="22.599cm" svg:y="0.8cm">
          <text:p text:style-name="P21"><text:span text:style-name="T4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22" draw:layer="layout" svg:x1="24.6cm" svg:y1="3.2cm" svg:x2="24.6cm" svg:y2="3.8cm">
          <text:p/>
        </draw:line>
        <draw:line draw:style-name="gr71" draw:text-style-name="P6" draw:layer="layout" svg:x1="16cm" svg:y1="2cm" svg:x2="22.599cm" svg:y2="2cm">
          <text:p/>
        </draw:line>
        <draw:frame draw:style-name="gr72" draw:text-style-name="P27" draw:layer="layout" svg:width="5.091cm" svg:height="3.756cm" svg:x="1.509cm" svg:y="3.257cm">
          <draw:text-box>
            <text:p><text:span text:style-name="T5">pop():</text:span></text:p>
            <text:p><text:span text:style-name="T7">aux ← <text:s/>topo;</text:span><text:span text:style-name="T6"><text:line-break/></text:span><text:span text:style-name="T6">dado ← aux.valor;</text:span><text:span text:style-name="T6"><text:line-break/></text:span><text:span text:style-name="T6">topo ← aux.proximo;</text:span><text:span text:style-name="T6"><text:line-break/></text:span><text:span text:style-name="T6">apagar(aux);</text:span><text:span text:style-name="T6"><text:line-break/></text:span><text:span text:style-name="T6">tamanho--;</text:span></text:p>
          </draw:text-box>
        </draw:frame>
        <draw:custom-shape draw:style-name="gr4" draw:text-style-name="P5" draw:layer="layout" svg:width="4cm" svg:height="2.4cm" svg:x="12cm" svg:y="4.6cm">
          <text:p text:style-name="P21"><text:span text:style-name="T4">AUX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6" draw:layer="layout" svg:x1="16cm" svg:y1="5.8cm" svg:x2="22.599cm" svg:y2="2.4cm">
          <text:p/>
        </draw:line>
        <presentation:notes draw:style-name="dp2">
          <draw:page-thumbnail draw:style-name="gr9" draw:layer="layout" svg:width="19.798cm" svg:height="11.136cm" svg:x="0.6cm" svg:y="2.257cm" draw:page-number="6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Padrão" presentation:presentation-page-layout-name="AL1T0">
        <draw:frame presentation:style-name="pr1" draw:text-style-name="P13" draw:layer="layout" svg:width="25.199cm" svg:height="2.629cm" svg:x="1.4cm" svg:y="0.628cm" presentation:class="title" presentation:user-transformed="true">
          <draw:text-box>
            <text:p text:style-name="P12"><text:span text:style-name="T4"><text:s/></text:span><text:span text:style-name="T4">8. Desempilhar</text:span></text:p>
          </draw:text-box>
        </draw:frame>
        <draw:custom-shape draw:style-name="gr4" draw:text-style-name="P5" draw:layer="layout" svg:width="4cm" svg:height="2.4cm" svg:x="12cm" svg:y="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3.4cm" svg:height="1.369cm" svg:x="23cm" svg:y="13.231cm">
          <draw:text-box>
            <text:p text:style-name="P20"><text:span text:style-name="T2">NULL</text:span></text:p>
          </draw:text-box>
        </draw:frame>
        <draw:custom-shape draw:style-name="gr6" draw:text-style-name="P8" draw:layer="layout" svg:width="2.4cm" svg:height="0.6cm" svg:x="12.8cm" svg:y="2.4cm">
          <text:p text:style-name="P7">TOPO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.6cm" svg:height="1.038cm" svg:x="12.7cm" svg:y="0.8cm">
          <draw:text-box>
            <text:p><text:span text:style-name="T3">PILHA</text:span></text:p>
          </draw:text-box>
        </draw:frame>
        <draw:frame draw:style-name="gr8" draw:text-style-name="P24" draw:layer="layout" svg:width="3.63cm" svg:height="0.84cm" svg:x="1.5cm" svg:y="7.36cm">
          <draw:text-box>
            <text:p><text:span text:style-name="T9">Tamanho = 4</text:span></text:p>
          </draw:text-box>
        </draw:frame>
        <draw:custom-shape draw:style-name="gr4" draw:text-style-name="P5" draw:layer="layout" svg:width="4cm" svg:height="2.4cm" svg:x="22.6cm" svg:y="7cm">
          <text:p text:style-name="P21"><text:span text:style-name="T4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4cm" svg:height="2.4cm" svg:x="22.6cm" svg:y="10.3cm">
          <text:p text:style-name="P21"><text:span text:style-name="T4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4cm" svg:height="2.4cm" svg:x="22.6cm" svg:y="3.8cm">
          <text:p text:style-name="P21"><text:span text:style-name="T4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22" draw:layer="layout" svg:x1="24.6cm" svg:y1="6.2cm" svg:x2="24.6cm" svg:y2="7cm">
          <text:p/>
        </draw:line>
        <draw:line draw:style-name="gr12" draw:text-style-name="P22" draw:layer="layout" svg:x1="24.6cm" svg:y1="9.4cm" svg:x2="24.6cm" svg:y2="10.3cm">
          <text:p/>
        </draw:line>
        <draw:line draw:style-name="gr12" draw:text-style-name="P22" draw:layer="layout" svg:x1="24.6cm" svg:y1="12.7cm" svg:x2="24.6cm" svg:y2="13.4cm">
          <text:p/>
        </draw:line>
        <draw:custom-shape draw:style-name="gr4" draw:text-style-name="P5" draw:layer="layout" svg:width="4cm" svg:height="2.4cm" svg:x="22.599cm" svg:y="0.8cm">
          <text:p text:style-name="P21"><text:span text:style-name="T4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22" draw:layer="layout" svg:x1="24.6cm" svg:y1="3.2cm" svg:x2="24.6cm" svg:y2="3.8cm">
          <text:p/>
        </draw:line>
        <draw:line draw:style-name="gr71" draw:text-style-name="P6" draw:layer="layout" svg:x1="16cm" svg:y1="2cm" svg:x2="22.599cm" svg:y2="2cm">
          <text:p/>
        </draw:line>
        <draw:frame draw:style-name="gr72" draw:text-style-name="P27" draw:layer="layout" svg:width="5.091cm" svg:height="3.756cm" svg:x="1.509cm" svg:y="3.257cm">
          <draw:text-box>
            <text:p><text:span text:style-name="T5">pop():</text:span></text:p>
            <text:p><text:span text:style-name="T6">aux ← <text:s/>topo;</text:span><text:span text:style-name="T6"><text:line-break/></text:span><text:span text:style-name="T7">dado ← aux.valor;</text:span><text:span text:style-name="T6"><text:line-break/></text:span><text:span text:style-name="T6">topo ← aux.proximo;</text:span><text:span text:style-name="T6"><text:line-break/></text:span><text:span text:style-name="T6">apagar(aux);</text:span><text:span text:style-name="T6"><text:line-break/></text:span><text:span text:style-name="T6">tamanho--;</text:span></text:p>
          </draw:text-box>
        </draw:frame>
        <draw:custom-shape draw:style-name="gr4" draw:text-style-name="P5" draw:layer="layout" svg:width="4cm" svg:height="2.4cm" svg:x="12cm" svg:y="4.6cm">
          <text:p text:style-name="P21"><text:span text:style-name="T4">AUX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6" draw:layer="layout" svg:x1="16cm" svg:y1="5.8cm" svg:x2="22.599cm" svg:y2="2.4cm">
          <text:p/>
        </draw:line>
        <draw:frame draw:style-name="gr73" draw:text-style-name="P27" draw:layer="layout" svg:width="2.928cm" svg:height="0.84cm" svg:x="8.472cm" svg:y="5.56cm">
          <draw:text-box>
            <text:p><text:span text:style-name="T10">Dado = 3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Padrão" presentation:presentation-page-layout-name="AL1T0">
        <draw:frame presentation:style-name="pr1" draw:text-style-name="P13" draw:layer="layout" svg:width="25.199cm" svg:height="2.629cm" svg:x="1.4cm" svg:y="0.628cm" presentation:class="title" presentation:user-transformed="true">
          <draw:text-box>
            <text:p text:style-name="P12"><text:span text:style-name="T4"><text:s/></text:span><text:span text:style-name="T4">8. Desempilhar</text:span></text:p>
          </draw:text-box>
        </draw:frame>
        <draw:custom-shape draw:style-name="gr4" draw:text-style-name="P5" draw:layer="layout" svg:width="4cm" svg:height="2.4cm" svg:x="22.599cm" svg:y="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3.4cm" svg:height="1.369cm" svg:x="23cm" svg:y="13.231cm">
          <draw:text-box>
            <text:p text:style-name="P20"><text:span text:style-name="T2">NULL</text:span></text:p>
          </draw:text-box>
        </draw:frame>
        <draw:custom-shape draw:style-name="gr6" draw:text-style-name="P8" draw:layer="layout" svg:width="2.4cm" svg:height="0.6cm" svg:x="23.399cm" svg:y="2.4cm">
          <text:p text:style-name="P7">TOPO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.6cm" svg:height="1.038cm" svg:x="23.299cm" svg:y="0.8cm">
          <draw:text-box>
            <text:p><text:span text:style-name="T3">PILHA</text:span></text:p>
          </draw:text-box>
        </draw:frame>
        <draw:frame draw:style-name="gr8" draw:text-style-name="P24" draw:layer="layout" svg:width="3.63cm" svg:height="0.84cm" svg:x="1.5cm" svg:y="7.36cm">
          <draw:text-box>
            <text:p><text:span text:style-name="T9">Tamanho = 4</text:span></text:p>
          </draw:text-box>
        </draw:frame>
        <draw:custom-shape draw:style-name="gr4" draw:text-style-name="P5" draw:layer="layout" svg:width="4cm" svg:height="2.4cm" svg:x="22.6cm" svg:y="7cm">
          <text:p text:style-name="P21"><text:span text:style-name="T4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4cm" svg:height="2.4cm" svg:x="22.6cm" svg:y="10.3cm">
          <text:p text:style-name="P21"><text:span text:style-name="T4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4cm" svg:height="2.4cm" svg:x="22.6cm" svg:y="3.8cm">
          <text:p text:style-name="P21"><text:span text:style-name="T4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22" draw:layer="layout" svg:x1="24.6cm" svg:y1="6.2cm" svg:x2="24.6cm" svg:y2="7cm">
          <text:p/>
        </draw:line>
        <draw:line draw:style-name="gr12" draw:text-style-name="P22" draw:layer="layout" svg:x1="24.6cm" svg:y1="9.4cm" svg:x2="24.6cm" svg:y2="10.3cm">
          <text:p/>
        </draw:line>
        <draw:line draw:style-name="gr12" draw:text-style-name="P22" draw:layer="layout" svg:x1="24.6cm" svg:y1="12.7cm" svg:x2="24.6cm" svg:y2="13.4cm">
          <text:p/>
        </draw:line>
        <draw:custom-shape draw:style-name="gr4" draw:text-style-name="P5" draw:layer="layout" svg:width="4cm" svg:height="2.4cm" svg:x="17cm" svg:y="3.8cm">
          <text:p text:style-name="P21"><text:span text:style-name="T4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22" draw:layer="layout" svg:x1="24.6cm" svg:y1="3.2cm" svg:x2="24.6cm" svg:y2="3.8cm">
          <text:p/>
        </draw:line>
        <draw:frame draw:style-name="gr72" draw:text-style-name="P27" draw:layer="layout" svg:width="5.091cm" svg:height="3.756cm" svg:x="1.509cm" svg:y="3.257cm">
          <draw:text-box>
            <text:p><text:span text:style-name="T5">pop():</text:span></text:p>
            <text:p><text:span text:style-name="T6">aux ← <text:s/>topo;</text:span><text:span text:style-name="T6"><text:line-break/></text:span><text:span text:style-name="T6">dado ← aux.valor;</text:span><text:span text:style-name="T6"><text:line-break/></text:span><text:span text:style-name="T7">topo ← aux.proximo;</text:span><text:span text:style-name="T6"><text:line-break/></text:span><text:span text:style-name="T6">apagar(aux);</text:span><text:span text:style-name="T6"><text:line-break/></text:span><text:span text:style-name="T6">tamanho--;</text:span></text:p>
          </draw:text-box>
        </draw:frame>
        <draw:custom-shape draw:style-name="gr4" draw:text-style-name="P5" draw:layer="layout" svg:width="4cm" svg:height="2.4cm" svg:x="11.4cm" svg:y="3.8cm">
          <text:p text:style-name="P21"><text:span text:style-name="T4">AUX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4" draw:text-style-name="P27" draw:layer="layout" svg:width="2.928cm" svg:height="1.6cm" svg:x="8.472cm" svg:y="4.8cm">
          <draw:text-box>
            <text:p><text:span text:style-name="T10">Dado = 3</text:span></text:p>
          </draw:text-box>
        </draw:frame>
        <draw:line draw:style-name="gr5" draw:text-style-name="P6" draw:layer="layout" svg:x1="15.4cm" svg:y1="5cm" svg:x2="17cm" svg:y2="5cm">
          <text:p/>
        </draw:line>
        <draw:line draw:style-name="gr5" draw:text-style-name="P6" draw:layer="layout" svg:x1="21cm" svg:y1="5cm" svg:x2="22.6cm" svg:y2="5cm">
          <text:p/>
        </draw:line>
        <presentation:notes draw:style-name="dp2">
          <draw:page-thumbnail draw:style-name="gr9" draw:layer="layout" svg:width="19.798cm" svg:height="11.136cm" svg:x="0.6cm" svg:y="2.257cm" draw:page-number="6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Padrão" presentation:presentation-page-layout-name="AL1T0">
        <draw:frame presentation:style-name="pr1" draw:text-style-name="P13" draw:layer="layout" svg:width="25.199cm" svg:height="2.629cm" svg:x="1.4cm" svg:y="0.628cm" presentation:class="title" presentation:user-transformed="true">
          <draw:text-box>
            <text:p text:style-name="P12"><text:span text:style-name="T4"><text:s/></text:span><text:span text:style-name="T4">8. Desempilhar</text:span></text:p>
          </draw:text-box>
        </draw:frame>
        <draw:custom-shape draw:style-name="gr4" draw:text-style-name="P5" draw:layer="layout" svg:width="4cm" svg:height="2.4cm" svg:x="22.599cm" svg:y="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3.4cm" svg:height="1.369cm" svg:x="23cm" svg:y="13.231cm">
          <draw:text-box>
            <text:p text:style-name="P20"><text:span text:style-name="T2">NULL</text:span></text:p>
          </draw:text-box>
        </draw:frame>
        <draw:custom-shape draw:style-name="gr6" draw:text-style-name="P8" draw:layer="layout" svg:width="2.4cm" svg:height="0.6cm" svg:x="23.399cm" svg:y="2.4cm">
          <text:p text:style-name="P7">TOPO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.6cm" svg:height="1.038cm" svg:x="23.299cm" svg:y="0.8cm">
          <draw:text-box>
            <text:p><text:span text:style-name="T3">PILHA</text:span></text:p>
          </draw:text-box>
        </draw:frame>
        <draw:frame draw:style-name="gr8" draw:text-style-name="P24" draw:layer="layout" svg:width="3.63cm" svg:height="0.84cm" svg:x="1.5cm" svg:y="7.36cm">
          <draw:text-box>
            <text:p><text:span text:style-name="T9">Tamanho = 4</text:span></text:p>
          </draw:text-box>
        </draw:frame>
        <draw:custom-shape draw:style-name="gr4" draw:text-style-name="P5" draw:layer="layout" svg:width="4cm" svg:height="2.4cm" svg:x="22.6cm" svg:y="7cm">
          <text:p text:style-name="P21"><text:span text:style-name="T4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4cm" svg:height="2.4cm" svg:x="22.6cm" svg:y="10.3cm">
          <text:p text:style-name="P21"><text:span text:style-name="T4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4cm" svg:height="2.4cm" svg:x="22.6cm" svg:y="3.8cm">
          <text:p text:style-name="P21"><text:span text:style-name="T4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22" draw:layer="layout" svg:x1="24.6cm" svg:y1="6.2cm" svg:x2="24.6cm" svg:y2="7cm">
          <text:p/>
        </draw:line>
        <draw:line draw:style-name="gr12" draw:text-style-name="P22" draw:layer="layout" svg:x1="24.6cm" svg:y1="9.4cm" svg:x2="24.6cm" svg:y2="10.3cm">
          <text:p/>
        </draw:line>
        <draw:line draw:style-name="gr12" draw:text-style-name="P22" draw:layer="layout" svg:x1="24.6cm" svg:y1="12.7cm" svg:x2="24.6cm" svg:y2="13.4cm">
          <text:p/>
        </draw:line>
        <draw:custom-shape draw:style-name="gr4" draw:text-style-name="P5" draw:layer="layout" svg:width="4cm" svg:height="2.4cm" svg:x="17cm" svg:y="3.8cm">
          <text:p text:style-name="P21"><text:span text:style-name="T4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22" draw:layer="layout" svg:x1="24.6cm" svg:y1="3.2cm" svg:x2="24.6cm" svg:y2="3.8cm">
          <text:p/>
        </draw:line>
        <draw:frame draw:style-name="gr72" draw:text-style-name="P27" draw:layer="layout" svg:width="5.091cm" svg:height="3.756cm" svg:x="1.509cm" svg:y="3.257cm">
          <draw:text-box>
            <text:p><text:span text:style-name="T5">pop():</text:span></text:p>
            <text:p><text:span text:style-name="T6">aux ← <text:s/>topo;</text:span><text:span text:style-name="T6"><text:line-break/></text:span><text:span text:style-name="T6">dado ← aux.valor;</text:span><text:span text:style-name="T6"><text:line-break/></text:span><text:span text:style-name="T6">topo ← aux.proximo;</text:span><text:span text:style-name="T6"><text:line-break/></text:span><text:span text:style-name="T7">apagar(aux);</text:span><text:span text:style-name="T6"><text:line-break/></text:span><text:span text:style-name="T6">tamanho--;</text:span></text:p>
          </draw:text-box>
        </draw:frame>
        <draw:custom-shape draw:style-name="gr4" draw:text-style-name="P5" draw:layer="layout" svg:width="4cm" svg:height="2.4cm" svg:x="11.4cm" svg:y="3.8cm">
          <text:p text:style-name="P21"><text:span text:style-name="T4">AUX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4" draw:text-style-name="P27" draw:layer="layout" svg:width="2.928cm" svg:height="1.6cm" svg:x="8.472cm" svg:y="4.8cm">
          <draw:text-box>
            <text:p><text:span text:style-name="T10">Dado = 3</text:span></text:p>
          </draw:text-box>
        </draw:frame>
        <draw:line draw:style-name="gr5" draw:text-style-name="P6" draw:layer="layout" svg:x1="15.4cm" svg:y1="5cm" svg:x2="17cm" svg:y2="5cm">
          <text:p/>
        </draw:line>
        <draw:line draw:style-name="gr5" draw:text-style-name="P6" draw:layer="layout" svg:x1="21cm" svg:y1="5cm" svg:x2="22.6cm" svg:y2="5cm">
          <text:p/>
        </draw:line>
        <draw:frame draw:style-name="gr27" draw:text-style-name="P27" draw:layer="layout" svg:width="2.386cm" svg:height="3.406cm" svg:x="17.814cm" svg:y="3.294cm">
          <draw:text-box>
            <text:p><text:span text:style-name="T12">X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Padrão" presentation:presentation-page-layout-name="AL1T0">
        <draw:frame presentation:style-name="pr1" draw:text-style-name="P13" draw:layer="layout" svg:width="25.199cm" svg:height="2.629cm" svg:x="1.4cm" svg:y="0.628cm" presentation:class="title" presentation:user-transformed="true">
          <draw:text-box>
            <text:p text:style-name="P12"><text:span text:style-name="T4"><text:s/></text:span><text:span text:style-name="T4">8. Desempilhar</text:span></text:p>
          </draw:text-box>
        </draw:frame>
        <draw:custom-shape draw:style-name="gr4" draw:text-style-name="P5" draw:layer="layout" svg:width="4cm" svg:height="2.4cm" svg:x="22.599cm" svg:y="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3.4cm" svg:height="1.369cm" svg:x="23cm" svg:y="13.231cm">
          <draw:text-box>
            <text:p text:style-name="P20"><text:span text:style-name="T2">NULL</text:span></text:p>
          </draw:text-box>
        </draw:frame>
        <draw:custom-shape draw:style-name="gr6" draw:text-style-name="P8" draw:layer="layout" svg:width="2.4cm" svg:height="0.6cm" svg:x="23.399cm" svg:y="2.4cm">
          <text:p text:style-name="P7">TOPO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.6cm" svg:height="1.038cm" svg:x="23.299cm" svg:y="0.8cm">
          <draw:text-box>
            <text:p><text:span text:style-name="T3">PILHA</text:span></text:p>
          </draw:text-box>
        </draw:frame>
        <draw:frame draw:style-name="gr8" draw:text-style-name="P25" draw:layer="layout" svg:width="3.63cm" svg:height="0.84cm" svg:x="1.5cm" svg:y="7.36cm">
          <draw:text-box>
            <text:p><text:span text:style-name="T10">Tamanho = 3</text:span></text:p>
          </draw:text-box>
        </draw:frame>
        <draw:custom-shape draw:style-name="gr4" draw:text-style-name="P5" draw:layer="layout" svg:width="4cm" svg:height="2.4cm" svg:x="22.6cm" svg:y="7cm">
          <text:p text:style-name="P21"><text:span text:style-name="T4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4cm" svg:height="2.4cm" svg:x="22.6cm" svg:y="10.3cm">
          <text:p text:style-name="P21"><text:span text:style-name="T4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4cm" svg:height="2.4cm" svg:x="22.6cm" svg:y="3.8cm">
          <text:p text:style-name="P21"><text:span text:style-name="T4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22" draw:layer="layout" svg:x1="24.6cm" svg:y1="6.2cm" svg:x2="24.6cm" svg:y2="7cm">
          <text:p/>
        </draw:line>
        <draw:line draw:style-name="gr12" draw:text-style-name="P22" draw:layer="layout" svg:x1="24.6cm" svg:y1="9.4cm" svg:x2="24.6cm" svg:y2="10.3cm">
          <text:p/>
        </draw:line>
        <draw:line draw:style-name="gr12" draw:text-style-name="P22" draw:layer="layout" svg:x1="24.6cm" svg:y1="12.7cm" svg:x2="24.6cm" svg:y2="13.4cm">
          <text:p/>
        </draw:line>
        <draw:line draw:style-name="gr12" draw:text-style-name="P22" draw:layer="layout" svg:x1="24.6cm" svg:y1="3.2cm" svg:x2="24.6cm" svg:y2="3.8cm">
          <text:p/>
        </draw:line>
        <draw:frame draw:style-name="gr72" draw:text-style-name="P27" draw:layer="layout" svg:width="5.091cm" svg:height="3.756cm" svg:x="1.509cm" svg:y="3.257cm">
          <draw:text-box>
            <text:p><text:span text:style-name="T5">pop():</text:span></text:p>
            <text:p><text:span text:style-name="T6">aux ← <text:s/>topo;</text:span><text:span text:style-name="T6"><text:line-break/></text:span><text:span text:style-name="T6">dado ← aux.valor;</text:span><text:span text:style-name="T6"><text:line-break/></text:span><text:span text:style-name="T6">topo ← aux.proximo;</text:span><text:span text:style-name="T6"><text:line-break/></text:span><text:span text:style-name="T6">apagar(aux);</text:span><text:span text:style-name="T6"><text:line-break/></text:span><text:span text:style-name="T7">tamanho--;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Padrão" presentation:presentation-page-layout-name="AL1T0">
        <draw:frame presentation:style-name="pr1" draw:text-style-name="P13" draw:layer="layout" svg:width="25.199cm" svg:height="2.629cm" svg:x="1.4cm" svg:y="0.628cm" presentation:class="title" presentation:user-transformed="true">
          <draw:text-box>
            <text:p text:style-name="P12"><text:span text:style-name="T4">Resultado da pilha:</text:span></text:p>
          </draw:text-box>
        </draw:frame>
        <draw:custom-shape draw:style-name="gr4" draw:text-style-name="P5" draw:layer="layout" svg:width="4cm" svg:height="2.4cm" svg:x="17.6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3.4cm" svg:height="1.369cm" svg:x="18.001cm" svg:y="13.431cm">
          <draw:text-box>
            <text:p text:style-name="P20"><text:span text:style-name="T2">NULL</text:span></text:p>
          </draw:text-box>
        </draw:frame>
        <draw:custom-shape draw:style-name="gr6" draw:text-style-name="P8" draw:layer="layout" svg:width="2.4cm" svg:height="0.6cm" svg:x="18.4cm" svg:y="2.6cm">
          <text:p text:style-name="P7">TOPO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.6cm" svg:height="1.038cm" svg:x="18.3cm" svg:y="1cm">
          <draw:text-box>
            <text:p><text:span text:style-name="T3">PILHA</text:span></text:p>
          </draw:text-box>
        </draw:frame>
        <draw:frame draw:style-name="gr8" draw:text-style-name="P24" draw:layer="layout" svg:width="3.63cm" svg:height="0.84cm" svg:x="1.17cm" svg:y="2.96cm">
          <draw:text-box>
            <text:p><text:span text:style-name="T9">Tamanho = 3</text:span></text:p>
          </draw:text-box>
        </draw:frame>
        <draw:custom-shape draw:style-name="gr4" draw:text-style-name="P5" draw:layer="layout" svg:width="4cm" svg:height="2.4cm" svg:x="17.601cm" svg:y="7.2cm">
          <text:p text:style-name="P21"><text:span text:style-name="T4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4cm" svg:height="2.4cm" svg:x="17.601cm" svg:y="10.5cm">
          <text:p text:style-name="P21"><text:span text:style-name="T4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4cm" svg:height="2.4cm" svg:x="17.601cm" svg:y="4cm">
          <text:p text:style-name="P21"><text:span text:style-name="T4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22" draw:layer="layout" svg:x1="19.601cm" svg:y1="6.4cm" svg:x2="19.601cm" svg:y2="7.2cm">
          <text:p/>
        </draw:line>
        <draw:line draw:style-name="gr12" draw:text-style-name="P22" draw:layer="layout" svg:x1="19.601cm" svg:y1="9.6cm" svg:x2="19.601cm" svg:y2="10.5cm">
          <text:p/>
        </draw:line>
        <draw:line draw:style-name="gr12" draw:text-style-name="P22" draw:layer="layout" svg:x1="19.601cm" svg:y1="12.9cm" svg:x2="19.601cm" svg:y2="13.6cm">
          <text:p/>
        </draw:line>
        <draw:line draw:style-name="gr12" draw:text-style-name="P22" draw:layer="layout" svg:x1="19.601cm" svg:y1="3.4cm" svg:x2="19.601cm" svg:y2="4cm">
          <text:p/>
        </draw:line>
        <presentation:notes draw:style-name="dp2">
          <draw:page-thumbnail draw:style-name="gr9" draw:layer="layout" svg:width="19.798cm" svg:height="11.136cm" svg:x="0.6cm" svg:y="2.257cm" draw:page-number="6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1" svg:font-family="Consolas"/>
    <style:font-face style:name="Times,1" svg:font-family="'Times,'" style:font-family-generic="roman"/>
    <style:font-face style:name="Consolas" svg:font-family="Consolas" style:font-pitch="variable"/>
    <style:font-face style:name="Noto Sans CJK SC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," svg:font-family="'Times,'" style:font-family-generic="roman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6T18:31:36.276777080</meta:creation-date>
    <dc:date>2021-09-08T20:08:01.282209428</dc:date>
    <meta:editing-duration>PT56M1S</meta:editing-duration>
    <meta:editing-cycles>10</meta:editing-cycles>
    <meta:generator>LibreOffice/6.4.7.2$Linux_X86_64 LibreOffice_project/40$Build-2</meta:generator>
    <meta:document-statistic meta:object-count="1092"/>
  </office:meta>
</office:document-meta>
</file>